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d8856" officeooo:paragraph-rsid="000d8856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d8856" officeooo:paragraph-rsid="000d8856" style:font-style-asian="italic" style:font-style-complex="italic"/>
    </style:style>
    <style:style style:name="P3" style:family="paragraph" style:parent-style-name="Standard" style:list-style-name="L2">
      <style:paragraph-properties fo:text-align="center" style:justify-single-word="false"/>
      <style:text-properties fo:font-style="italic" officeooo:rsid="000d8856" officeooo:paragraph-rsid="000d8856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d8856" officeooo:paragraph-rsid="000d8856" style:font-style-asian="italic" style:font-style-complex="italic"/>
    </style:style>
    <style:style style:name="P5" style:family="paragraph" style:parent-style-name="Standard" style:list-style-name="L1">
      <style:paragraph-properties style:line-height-at-least="0.3126in"/>
      <style:text-properties fo:color="#4e5b61" style:font-name="Droid Sans Mono" fo:font-size="16.5pt" fo:font-weight="normal" fo:background-color="#ffffff"/>
    </style:style>
    <style:style style:name="P6" style:family="paragraph" style:parent-style-name="Standard" style:list-style-name="L2">
      <style:paragraph-properties style:line-height-at-least="0.3126in"/>
      <style:text-properties fo:color="#4e5b61" style:font-name="Droid Sans Mono" fo:font-size="16.5pt" fo:font-weight="normal" fo:background-color="#ffffff"/>
    </style:style>
    <style:style style:name="P7" style:family="paragraph" style:parent-style-name="Standard" style:list-style-name="L1">
      <style:paragraph-properties style:line-height-at-least="0.3126in"/>
      <style:text-properties fo:color="#95a5a6" style:font-name="Droid Sans Mono" fo:font-size="16.5pt" fo:font-weight="normal" fo:background-color="#ffffff"/>
    </style:style>
    <style:style style:name="P8" style:family="paragraph" style:parent-style-name="Standard" style:list-style-name="L2">
      <style:paragraph-properties style:line-height-at-least="0.3126in"/>
      <style:text-properties fo:color="#95a5a6" style:font-name="Droid Sans Mono" fo:font-size="16.5pt" fo:font-weight="normal" fo:background-color="#ffffff"/>
    </style:style>
    <style:style style:name="P9" style:family="paragraph" style:parent-style-name="Standard" style:list-style-name="L1">
      <style:paragraph-properties fo:text-align="start" style:justify-single-word="false"/>
      <style:text-properties fo:color="#95a5a6" style:font-name="Droid Sans Mono" fo:font-size="16.5pt" fo:font-style="italic" fo:font-weight="normal" officeooo:rsid="000d8856" officeooo:paragraph-rsid="000d8856" fo:background-color="#ffffff" style:font-style-asian="italic" style:font-style-complex="italic"/>
    </style:style>
    <style:style style:name="P10" style:family="paragraph" style:parent-style-name="Standard" style:list-style-name="L2">
      <style:paragraph-properties fo:text-align="start" style:justify-single-word="false"/>
      <style:text-properties fo:color="#95a5a6" style:font-name="Droid Sans Mono" fo:font-size="16.5pt" fo:font-style="italic" fo:font-weight="normal" officeooo:rsid="000d8856" officeooo:paragraph-rsid="000d8856" fo:background-color="#ffffff" style:font-style-asian="italic" style:font-style-complex="italic"/>
    </style:style>
    <style:style style:name="P11" style:family="paragraph" style:parent-style-name="Standard" style:list-style-name="L1">
      <style:paragraph-properties style:line-height-at-least="0.3126in"/>
      <style:text-properties fo:color="#434f54" style:font-name="Droid Sans Mono" fo:font-size="16.5pt" fo:font-weight="normal" fo:background-color="#ffffff"/>
    </style:style>
    <style:style style:name="P12" style:family="paragraph" style:parent-style-name="Standard" style:list-style-name="L2">
      <style:paragraph-properties style:line-height-at-least="0.3126in"/>
      <style:text-properties fo:color="#434f54" style:font-name="Droid Sans Mono" fo:font-size="16.5pt" fo:font-weight="normal" fo:background-color="#ffffff"/>
    </style:style>
    <style:style style:name="P13" style:family="paragraph" style:parent-style-name="Standard" style:list-style-name="L1">
      <style:paragraph-properties style:line-height-at-least="0.3126in"/>
      <style:text-properties fo:color="#728e00" style:font-name="Droid Sans Mono" fo:font-size="16.5pt" fo:font-weight="normal" fo:background-color="#ffffff"/>
    </style:style>
    <style:style style:name="P14" style:family="paragraph" style:parent-style-name="Standard" style:list-style-name="L2">
      <style:paragraph-properties style:line-height-at-least="0.3126in"/>
      <style:text-properties fo:color="#728e00" style:font-name="Droid Sans Mono" fo:font-size="16.5pt" fo:font-weight="normal" fo:background-color="#ffffff"/>
    </style:style>
    <style:style style:name="P15" style:family="paragraph" style:parent-style-name="Standard" style:list-style-name="L1">
      <style:paragraph-properties style:line-height-at-least="0.3126in"/>
    </style:style>
    <style:style style:name="P16" style:family="paragraph" style:parent-style-name="Standard" style:list-style-name="L2">
      <style:paragraph-properties style:line-height-at-least="0.3126in"/>
    </style:style>
    <style:style style:name="P17" style:family="paragraph" style:parent-style-name="Standard">
      <style:paragraph-properties fo:text-align="center" style:justify-single-word="false" fo:break-before="page"/>
      <style:text-properties fo:font-style="italic" officeooo:rsid="000d8856" officeooo:paragraph-rsid="000d8856" style:font-style-asian="italic" style:font-style-complex="italic"/>
    </style:style>
    <style:style style:name="P18" style:family="paragraph" style:parent-style-name="Standard">
      <style:paragraph-properties fo:text-align="start" style:justify-single-word="false" fo:break-before="page"/>
      <style:text-properties fo:font-style="italic" officeooo:rsid="000d8856" officeooo:paragraph-rsid="000d8856" style:font-style-asian="italic" style:font-style-complex="italic"/>
    </style:style>
    <style:style style:name="P19" style:family="paragraph" style:parent-style-name="Standard" style:list-style-name="L1">
      <style:paragraph-properties fo:margin-top="0in" fo:margin-bottom="0.1965in" loext:contextual-spacing="false" style:line-height-at-least="0.3126in"/>
      <style:text-properties fo:color="#4e5b61" style:font-name="Droid Sans Mono" fo:font-size="16.5pt" fo:font-weight="normal" fo:background-color="#ffffff"/>
    </style:style>
    <style:style style:name="P20" style:family="paragraph" style:parent-style-name="Standard" style:list-style-name="L2">
      <style:paragraph-properties fo:margin-top="0in" fo:margin-bottom="0.1965in" loext:contextual-spacing="false" style:line-height-at-least="0.3126in"/>
      <style:text-properties fo:color="#4e5b61" style:font-name="Droid Sans Mono" fo:font-size="16.5pt" fo:font-weight="normal" fo:background-color="#ffffff"/>
    </style:style>
    <style:style style:name="P21" style:family="paragraph" style:parent-style-name="Standard" style:list-style-name="L1">
      <style:paragraph-properties fo:margin-top="0in" fo:margin-bottom="0.1965in" loext:contextual-spacing="false" style:line-height-at-least="0.3126in"/>
    </style:style>
    <style:style style:name="P22" style:family="paragraph" style:parent-style-name="Standard" style:list-style-name="L2">
      <style:paragraph-properties fo:margin-top="0in" fo:margin-bottom="0.1965in" loext:contextual-spacing="false" style:line-height-at-least="0.3126in"/>
    </style:style>
    <style:style style:name="T1" style:family="text">
      <style:text-properties fo:color="#728e00"/>
    </style:style>
    <style:style style:name="T2" style:family="text">
      <style:text-properties fo:color="#005c5f"/>
    </style:style>
    <style:style style:name="T3" style:family="text">
      <style:text-properties fo:color="#d35400"/>
    </style:style>
    <style:style style:name="T4" style:family="text">
      <style:text-properties fo:color="#95a5a6"/>
    </style:style>
    <style:style style:name="T5" style:family="text">
      <style:text-properties fo:color="#434f54"/>
    </style:style>
    <style:style style:name="T6" style:family="text">
      <style:text-properties fo:color="#0097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na Kanecki, DM(ABD), MBA, ACS, Bio. Sci.</text:p>
      <text:p text:style-name="P2"/>
      <text:p text:style-name="P2">K-EDGE 1 Project</text:p>
      <text:p text:style-name="P2"/>
      <text:p text:style-name="P4">An edge computing hardware project to use off the shelf (OSF) and Arduino Open Source Components (AOSC) for developing a 2048 K-Edge-1 supercomputer for control, Intelligent Thinking Systems, AI, MI, Aerospace, and IOT (internet of things systems) from small to huge. The ideas include distributed processing with a flexible path control from a master module and allowing node modules to switch roles as master or node.</text:p>
      <text:p text:style-name="P4"/>
      <text:p text:style-name="P2">Introduction</text:p>
      <text:p text:style-name="P2"/>
      <text:p text:style-name="P2"/>
      <text:p text:style-name="P2"/>
      <text:p text:style-name="P2"/>
      <text:p text:style-name="P2"/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KNODE 20 – MASTER DEV (PASSED) </text:p>
      <text:p text:style-name="P2"/>
      <text:p text:style-name="P2">SOURCE CODE</text:p>
      <text:p text:style-name="P2"/>
      <text:p text:style-name="P2"/>
      <text:p text:style-name="P17">Source Code</text:p>
      <text:p text:style-name="P2"/>
      <text:list xml:id="list995290418" text:style-name="L1">
        <text:list-item>
          <text:p text:style-name="P9">// ***********************************************************************</text:p>
        </text:list-item>
        <text:list-item>
          <text:p text:style-name="P7">// KNODE 2-0 . November 11, 2022</text:p>
        </text:list-item>
        <text:list-item>
          <text:p text:style-name="P7">// Added masterStar via register=3</text:p>
        </text:list-item>
        <text:list-item>
          <text:p text:style-name="P7">// Needed to test</text:p>
        </text:list-item>
        <text:list-item>
          <text:p text:style-name="P7">// **********************************************************************</text:p>
        </text:list-item>
        <text:list-item>
          <text:p text:style-name="P7">// KNODE 2.0 - August 26, 2022</text:p>
        </text:list-item>
        <text:list-item>
          <text:p text:style-name="P7">// readRegister and writeRegister works!</text:p>
        </text:list-item>
        <text:list-item>
          <text:p text:style-name="P7">// ***********************************************************************</text:p>
        </text:list-item>
        <text:list-item>
          <text:p text:style-name="P7">// Sept 29, 2022 - r18</text:p>
        </text:list-item>
        <text:list-item>
          <text:p text:style-name="P7">// Dual register problem solved</text:p>
        </text:list-item>
        <text:list-item>
          <text:p text:style-name="P7">// Solution - each register needs its' own clockPin and latchPin lines</text:p>
        </text:list-item>
        <text:list-item>
          <text:p text:style-name="P7">// - using latchPinCSR and clockPin2 for register 0</text:p>
        </text:list-item>
        <text:list-item>
          <text:p text:style-name="P7">// - using latchPin and clockPin for register 1</text:p>
        </text:list-item>
        <text:list-item>
          <text:p text:style-name="P7">// Sept 27, 2022 - r18</text:p>
        </text:list-item>
        <text:list-item>
          <text:p text:style-name="P7">// new masking works (nodeID&lt;&lt;4)+ (regID)</text:p>
        </text:list-item>
        <text:list-item>
          <text:p text:style-name="P7">// but only correct read of register 1 in Node 0 state, all other states gives incorrect value</text:p>
        </text:list-item>
        <text:list-item>
          <text:p text:style-name="P7">// Sept 23, 2022 - r17</text:p>
        </text:list-item>
        <text:list-item>
          <text:p text:style-name="P7">// initial round robin test</text:p>
        </text:list-item>
        <text:list-item>
          <text:p text:style-name="P7">// round robit for mux node selects works, but readRegister1() has value error in loop test</text:p>
        </text:list-item>
        <text:list-item>
          <text:p text:style-name="P7"><text:soft-page-break/>// cross talk between reg0 and reg1 due to *OE (active low) control [gnd vd *S0]</text:p>
        </text:list-item>
        <text:list-item>
          <text:p text:style-name="P7">// --- idea to use d0/other pin for output enable (OE) control rather than mux</text:p>
        </text:list-item>
        <text:list-item>
          <text:p text:style-name="P7">// --- or use 8255 peripheral chip</text:p>
        </text:list-item>
        <text:list-item>
          <text:p text:style-name="P7">// --- cant have two or more *OE's active at a time, only 1</text:p>
        </text:list-item>
        <text:list-item>
          <text:p text:style-name="P7">// --- need to control which register *OE is active at a time </text:p>
        </text:list-item>
        <text:list-item>
          <text:p text:style-name="P7">// --- for round robin to read proper register</text:p>
        </text:list-item>
        <text:list-item>
          <text:p text:style-name="P7">//</text:p>
        </text:list-item>
        <text:list-item>
          <text:p text:style-name="P7">// round robin works for node selection with mux (*OE register control needs addition)</text:p>
        </text:list-item>
        <text:list-item>
          <text:p text:style-name="P7">// ***********************************************************************</text:p>
        </text:list-item>
        <text:list-item>
          <text:p text:style-name="P7">// Sept 19, 2022 - r16</text:p>
        </text:list-item>
        <text:list-item>
          <text:p text:style-name="P7">// Using AdaFruit display monitor within interrupt</text:p>
        </text:list-item>
        <text:list-item>
          <text:p text:style-name="P7">// Prep for round-robin master/slave test</text:p>
        </text:list-item>
        <text:list-item>
          <text:p text:style-name="P7">// loop and data xfer tests works.</text:p>
        </text:list-item>
        <text:list-item>
          <text:p text:style-name="P7">// Sept 13, 2022- r15</text:p>
        </text:list-item>
        <text:list-item>
          <text:p text:style-name="P7">// ISR routine works and gets proper value from setup of register 1</text:p>
        </text:list-item>
        <text:list-item>
          <text:p text:style-name="P7">// (need to think of using intell 8255 for easier peripheral control rather homebrew method being used)</text:p>
        </text:list-item>
        <text:list-item>
          <text:p text:style-name="P7">// add link to mux *S0, *S1(reg1), *S2(reg2), etc for multiple register control past reg 1</text:p>
        </text:list-item>
        <text:list-item>
          <text:p text:style-name="P7"><text:soft-page-break/>// dual D4 link from two processors work</text:p>
        </text:list-item>
        <text:list-item>
          <text:p text:style-name="P7">// -----------------------------------------------------------------------</text:p>
        </text:list-item>
        <text:list-item>
          <text:p text:style-name="P7">// to write register 1</text:p>
        </text:list-item>
        <text:list-item>
          <text:p text:style-name="P7">// use:</text:p>
        </text:list-item>
        <text:list-item>
          <text:p text:style-name="P7">// writeRegister0(1);</text:p>
        </text:list-item>
        <text:list-item>
          <text:p text:style-name="P7">// writeRegister1(data);</text:p>
        </text:list-item>
        <text:list-item>
          <text:p text:style-name="P7">// -----------------------------------------------------------------------</text:p>
        </text:list-item>
        <text:list-item>
          <text:p text:style-name="P7">// to read register 1</text:p>
        </text:list-item>
        <text:list-item>
          <text:p text:style-name="P7">// use:</text:p>
        </text:list-item>
        <text:list-item>
          <text:p text:style-name="P7">// value=readRegister1();</text:p>
        </text:list-item>
        <text:list-item>
          <text:p text:style-name="P7">// Note --- if writeRegister0(1) is used will read wrong value</text:p>
        </text:list-item>
        <text:list-item>
          <text:p text:style-name="P7">// --- glitch still exists</text:p>
        </text:list-item>
        <text:list-item>
          <text:p text:style-name="P7">// ***********************************************************************</text:p>
        </text:list-item>
        <text:list-item>
          <text:p text:style-name="P7">// Sept 10, 2022- r12</text:p>
        </text:list-item>
        <text:list-item>
          <text:p text:style-name="P7">// Added bus control, D0, which checks is bus is availble, D0=1, or busy, D0=0</text:p>
        </text:list-item>
        <text:list-item>
          <text:p text:style-name="P7">// works with testModule5()</text:p>
        </text:list-item>
        <text:list-item>
          <text:p text:style-name="P7">// Added invalid register access error message as default: statement</text:p>
        </text:list-item>
        <text:list-item>
          <text:p text:style-name="P7">// Added "-r12" terminator in screen msgs so to know which version of Master code is running</text:p>
        </text:list-item>
        <text:list-item>
          <text:p text:style-name="P7"><text:soft-page-break/>// ***********************************************************************</text:p>
        </text:list-item>
        <text:list-item>
          <text:p text:style-name="P7">// Sept 6, 2022 - r11</text:p>
        </text:list-item>
        <text:list-item>
          <text:p text:style-name="P7">// Need 74157 for 1 to 4 selector for CLK pin to avoid activating all pins for more than 1 register</text:p>
        </text:list-item>
        <text:list-item>
          <text:p text:style-name="P7">// work around is using D4 on second CLK pin</text:p>
        </text:list-item>
        <text:list-item>
          <text:p text:style-name="P7">// Sept 6, 2022 - r9</text:p>
        </text:list-item>
        <text:list-item>
          <text:p text:style-name="P7">// Update for 4 latch registers and shared CLK, Din, Dout</text:p>
        </text:list-item>
        <text:list-item>
          <text:p text:style-name="P7">//</text:p>
        </text:list-item>
        <text:list-item>
          <text:p text:style-name="P7">// *****************************************************************</text:p>
        </text:list-item>
        <text:list-item>
          <text:p text:style-name="P7">// * Multi Bus Setup Constants </text:p>
        </text:list-item>
        <text:list-item>
          <text:p text:style-name="P7">// ****************************************************************</text:p>
        </text:list-item>
        <text:list-item>
          <text:p text:style-name="P7">//</text:p>
        </text:list-item>
        <text:list-item>
          <text:p text:style-name="P7">// Absolute pin setup as D3 is for use with esp8266 (NODE 1.0-12E)</text:p>
        </text:list-item>
        <text:list-item>
          <text:p text:style-name="P7">//int latchPin = D3; // Reg1 --- gpio 0 pin 11 on 74595 chip, registers 1-3 </text:p>
        </text:list-item>
        <text:list-item>
          <text:p text:style-name="P7">//int latchPinCSR = D4; // Reg0 --- gpio 2 pin 11 on register 0</text:p>
        </text:list-item>
        <text:list-item>
          <text:p text:style-name="P7">//int latchPinReg2= 16; // Reg2 --- gpio 16, D0 on esp8266</text:p>
        </text:list-item>
        <text:list-item>
          <text:p text:style-name="P7"><text:soft-page-break/>//int latchPinReg3= 10; // Reg3 --- gpio 10, SD3 on esp8266</text:p>
        </text:list-item>
        <text:list-item>
          <text:p text:style-name="P7">//</text:p>
        </text:list-item>
        <text:list-item>
          <text:p text:style-name="P7">//int clockPin = D5; // gpio 14 pin 12 on 74595 chip</text:p>
        </text:list-item>
        <text:list-item>
          <text:p text:style-name="P7">//int dataPinOut = D7; // gpio 13 pin 14 on 74595 chip;</text:p>
        </text:list-item>
        <text:list-item>
          <text:p text:style-name="P7">//int dataPinIn = D6; // gpio 12 pin 9 on 74595 chip</text:p>
        </text:list-item>
        <text:list-item>
          <text:p text:style-name="P7">// int interruptPin= D8; // gpio 15</text:p>
        </text:list-item>
        <text:list-item>
          <text:p text:style-name="P7">//</text:p>
        </text:list-item>
        <text:list-item>
          <text:p text:style-name="P7">// int clearBus = 0; </text:p>
        </text:list-item>
        <text:list-item>
          <text:p text:style-name="P7">// *** END Multi Bus Setup Constants *** </text:p>
        </text:list-item>
        <text:list-item>
          <text:p text:style-name="P7">// ************************************************************</text:p>
        </text:list-item>
        <text:list-item>
          <text:p text:style-name="P7">// Sept 3, 2022</text:p>
        </text:list-item>
        <text:list-item>
          <text:p text:style-name="P7">// Revision 8</text:p>
        </text:list-item>
        <text:list-item>
          <text:p text:style-name="P7">// Code for readRegister1 works, need to use MUX *S0 attached to OE* (pin 13</text:p>
        </text:list-item>
        <text:list-item>
          <text:p text:style-name="P7">// to control output</text:p>
        </text:list-item>
        <text:list-item>
          <text:p text:style-name="P7">// *S0 means *S0 is active low</text:p>
        </text:list-item>
        <text:list-item>
          <text:p text:style-name="P7">// ***********************************************************************</text:p>
        </text:list-item>
        <text:list-item>
          <text:p text:style-name="P7">// Sept 1, 2022</text:p>
        </text:list-item>
        <text:list-item>
          <text:p text:style-name="P7">// Second MUX works. I/O routines work with proper formatting</text:p>
        </text:list-item>
        <text:list-item>
          <text:p text:style-name="P7"><text:soft-page-break/>// ***********************************************************************</text:p>
        </text:list-item>
        <text:list-item>
          <text:p text:style-name="P7">// August 31 --- Version R7</text:p>
        </text:list-item>
        <text:list-item>
          <text:p text:style-name="P7">// CSR (Control Status Register) work properly with 74138 decoders for register selection</text:p>
        </text:list-item>
        <text:list-item>
          <text:p text:style-name="P7">// --- next test: read/write from registers 1 to 4</text:p>
        </text:list-item>
        <text:list-item>
          <text:p text:style-name="P7">//</text:p>
        </text:list-item>
        <text:list-item>
          <text:p text:style-name="P7">// ***********************************************************************</text:p>
        </text:list-item>
        <text:list-item>
          <text:p text:style-name="P7">// August 24, 2022</text:p>
        </text:list-item>
        <text:list-item>
          <text:p text:style-name="P7">// Master Mode of SPI-1-R4</text:p>
        </text:list-item>
        <text:list-item>
          <text:p text:style-name="P7">// =======================================================================</text:p>
        </text:list-item>
        <text:list-item>
          <text:p text:style-name="P7">// August 22, 2022 </text:p>
        </text:list-item>
        <text:list-item>
          <text:p text:style-name="P7">// SPI-1-r3 with OLED 128x64, device ID using shift registe 74HC595, and SPI </text:p>
        </text:list-item>
        <text:list-item>
          <text:p text:style-name="P7">// Multiple Bus Class Use</text:p>
        </text:list-item>
        <text:list-item>
          <text:p text:style-name="P7">// (C) 2022 Diana Kanecki, All Rights Reserved</text:p>
        </text:list-item>
        <text:list-item>
          <text:p text:style-name="P7">// Diana Kanecki, DM(ABD), MBA, ACS, Bio. Sci.</text:p>
        </text:list-item>
        <text:list-item>
          <text:p text:style-name="P7">//</text:p>
        </text:list-item>
        <text:list-item>
          <text:p text:style-name="P7">// **********************************************************************</text:p>
        </text:list-item>
        <text:list-item>
          <text:p text:style-name="P21"/>
        </text:list-item>
        <text:list-item>
          <text:p text:style-name="P7"><text:soft-page-break/>/**************************************************************************</text:p>
        </text:list-item>
        <text:list-item>
          <text:p text:style-name="P7">This is an example for our Monochrome OLEDs based on SSD1306 drivers</text:p>
        </text:list-item>
        <text:list-item>
          <text:p text:style-name="P15"/>
        </text:list-item>
        <text:list-item>
          <text:p text:style-name="P7">Pick one up today in the adafruit shop!</text:p>
        </text:list-item>
        <text:list-item>
          <text:p text:style-name="P7">------&gt; http://www.adafruit.com/category/63_98</text:p>
        </text:list-item>
        <text:list-item>
          <text:p text:style-name="P15"/>
        </text:list-item>
        <text:list-item>
          <text:p text:style-name="P7">This example is for a 128x32 pixel display using I2C to communicate</text:p>
        </text:list-item>
        <text:list-item>
          <text:p text:style-name="P7">3 pins are required to interface (two I2C and one reset).</text:p>
        </text:list-item>
        <text:list-item>
          <text:p text:style-name="P15"/>
        </text:list-item>
        <text:list-item>
          <text:p text:style-name="P7">Adafruit invests time and resources providing this open</text:p>
        </text:list-item>
        <text:list-item>
          <text:p text:style-name="P7">source code, please support Adafruit and open-source</text:p>
        </text:list-item>
        <text:list-item>
          <text:p text:style-name="P7">hardware by purchasing products from Adafruit!</text:p>
        </text:list-item>
        <text:list-item>
          <text:p text:style-name="P15"/>
        </text:list-item>
        <text:list-item>
          <text:p text:style-name="P7">Written by Limor Fried/Ladyada for Adafruit Industries,</text:p>
        </text:list-item>
        <text:list-item>
          <text:p text:style-name="P7">with contributions from the open source community.</text:p>
        </text:list-item>
        <text:list-item>
          <text:p text:style-name="P7">BSD license, check license.txt for more information</text:p>
        </text:list-item>
        <text:list-item>
          <text:p text:style-name="P7">All text above, and the splash screen below must be</text:p>
        </text:list-item>
        <text:list-item>
          <text:p text:style-name="P7">included in any redistribution.</text:p>
        </text:list-item>
        <text:list-item>
          <text:p text:style-name="P7"><text:soft-page-break/>**************************************************************************/</text:p>
        </text:list-item>
        <text:list-item>
          <text:p text:style-name="P15"/>
        </text:list-item>
        <text:list-item>
          <text:p text:style-name="P7">//#include &lt;SPI.h&gt;</text:p>
        </text:list-item>
        <text:list-item>
          <text:p text:style-name="P5"><text:span text:style-name="T1">#include</text:span> <text:span text:style-name="T2">&lt;Wire.h&gt;</text:span></text:p>
        </text:list-item>
        <text:list-item>
          <text:p text:style-name="P5"><text:span text:style-name="T1">#include</text:span> <text:span text:style-name="T2">&lt;Adafruit_GFX.h&gt;</text:span></text:p>
        </text:list-item>
        <text:list-item>
          <text:p text:style-name="P5"><text:span text:style-name="T1">#include</text:span> <text:span text:style-name="T2">&lt;Adafruit_SSD1306.h&gt;</text:span></text:p>
        </text:list-item>
        <text:list-item>
          <text:p text:style-name="P15"/>
        </text:list-item>
        <text:list-item>
          <text:p text:style-name="P5"><text:span text:style-name="T1">#define</text:span> <text:span text:style-name="T3">SCREEN_WIDTH</text:span> <text:span text:style-name="T2">128</text:span><text:span text:style-name="T4"> // OLED display width, in pixels</text:span></text:p>
        </text:list-item>
        <text:list-item>
          <text:p text:style-name="P7">//#define SCREEN_HEIGHT 32 // OLED display height, in pixels</text:p>
        </text:list-item>
        <text:list-item>
          <text:p text:style-name="P5"><text:span text:style-name="T1">#define</text:span> <text:span text:style-name="T3">SCREEN_HEIGHT</text:span> <text:span text:style-name="T2">64</text:span><text:span text:style-name="T4"> // OLED display height, in pixels (determines character height - changable for better reading)</text:span></text:p>
        </text:list-item>
        <text:list-item>
          <text:p text:style-name="P21"/>
        </text:list-item>
        <text:list-item>
          <text:p text:style-name="P7">// Declaration for an SSD1306 display connected to I2C (SDA, SCL pins)</text:p>
        </text:list-item>
        <text:list-item>
          <text:p text:style-name="P7">// The pins for I2C are defined by the Wire-library. </text:p>
        </text:list-item>
        <text:list-item>
          <text:p text:style-name="P7">// On an arduino UNO: A4(SDA), A5(SCL)</text:p>
        </text:list-item>
        <text:list-item>
          <text:p text:style-name="P7">// On an arduino MEGA 2560: 20(SDA), 21(SCL)</text:p>
        </text:list-item>
        <text:list-item>
          <text:p text:style-name="P7">// On an arduino LEONARDO: 2(SDA), 3(SCL), ...</text:p>
        </text:list-item>
        <text:list-item>
          <text:p text:style-name="P5"><text:span text:style-name="T1">#define</text:span> <text:span text:style-name="T3">OLED_RESET</text:span> -<text:span text:style-name="T2">1</text:span><text:span text:style-name="T4"> // Reset pin # (or -1 if sharing Arduino reset pin)</text:span></text:p>
        </text:list-item>
        <text:list-item>
          <text:p text:style-name="P7">//#define SCREEN_ADDRESS 0x3C ///&lt; See datasheet for Address; 0x3D for 128x64, 0x3C for 128x32</text:p>
        </text:list-item>
        <text:list-item>
          <text:p text:style-name="P5"><text:span text:style-name="T1">#define</text:span> <text:span text:style-name="T3">SCREEN_ADDRESS</text:span> 0x<text:span text:style-name="T2">3C</text:span></text:p>
        </text:list-item>
        <text:list-item>
          <text:p text:style-name="P5"><text:soft-page-break/>Adafruit_SSD1306 <text:span text:style-name="T3">display</text:span><text:span text:style-name="T5">(</text:span>SCREEN_WIDTH, SCREEN_HEIGHT, &amp;<text:span text:style-name="T5">Wire</text:span>, OLED_RESET<text:span text:style-name="T5">)</text:span>;</text:p>
        </text:list-item>
        <text:list-item>
          <text:p text:style-name="P15"/>
        </text:list-item>
        <text:list-item>
          <text:p text:style-name="P5"><text:span text:style-name="T1">#define</text:span> <text:span text:style-name="T3">NUMFLAKES</text:span> <text:span text:style-name="T2">10</text:span><text:span text:style-name="T4"> // Number of snowflakes in the animation example</text:span></text:p>
        </text:list-item>
        <text:list-item>
          <text:p text:style-name="P15"/>
        </text:list-item>
        <text:list-item>
          <text:p text:style-name="P5"><text:span text:style-name="T1">#define</text:span> <text:span text:style-name="T3">LOGO_HEIGHT</text:span> <text:span text:style-name="T2">16</text:span></text:p>
        </text:list-item>
        <text:list-item>
          <text:p text:style-name="P5"><text:span text:style-name="T1">#define</text:span> <text:span text:style-name="T3">LOGO_WIDTH</text:span> <text:span text:style-name="T2">16</text:span></text:p>
        </text:list-item>
        <text:list-item>
          <text:p text:style-name="P5"><text:span text:style-name="T6">static</text:span> <text:span text:style-name="T6">const</text:span> <text:span text:style-name="T6">unsigned</text:span> <text:span text:style-name="T6">char</text:span> PROGMEM logo_bmp[] =</text:p>
        </text:list-item>
        <text:list-item>
          <text:p text:style-name="P5"><text:span text:style-name="T5">{</text:span> 0b<text:span text:style-name="T2">00000000</text:span>, 0b<text:span text:style-name="T2">11000000</text:span>,</text:p>
        </text:list-item>
        <text:list-item>
          <text:p text:style-name="P5">0b<text:span text:style-name="T2">00000001</text:span>, 0b<text:span text:style-name="T2">11000000</text:span>,</text:p>
        </text:list-item>
        <text:list-item>
          <text:p text:style-name="P5">0b<text:span text:style-name="T2">00000001</text:span>, 0b<text:span text:style-name="T2">11000000</text:span>,</text:p>
        </text:list-item>
        <text:list-item>
          <text:p text:style-name="P5">0b<text:span text:style-name="T2">00000011</text:span>, 0b<text:span text:style-name="T2">11100000</text:span>,</text:p>
        </text:list-item>
        <text:list-item>
          <text:p text:style-name="P5">0b<text:span text:style-name="T2">11110011</text:span>, 0b<text:span text:style-name="T2">11100000</text:span>,</text:p>
        </text:list-item>
        <text:list-item>
          <text:p text:style-name="P5">0b<text:span text:style-name="T2">11111110</text:span>, 0b<text:span text:style-name="T2">11111000</text:span>,</text:p>
        </text:list-item>
        <text:list-item>
          <text:p text:style-name="P5">0b<text:span text:style-name="T2">01111110</text:span>, 0b<text:span text:style-name="T2">11111111</text:span>,</text:p>
        </text:list-item>
        <text:list-item>
          <text:p text:style-name="P5">0b<text:span text:style-name="T2">00110011</text:span>, 0b<text:span text:style-name="T2">10011111</text:span>,</text:p>
        </text:list-item>
        <text:list-item>
          <text:p text:style-name="P5">0b<text:span text:style-name="T2">00011111</text:span>, 0b<text:span text:style-name="T2">11111100</text:span>,</text:p>
        </text:list-item>
        <text:list-item>
          <text:p text:style-name="P5">0b<text:span text:style-name="T2">00001101</text:span>, 0b<text:span text:style-name="T2">01110000</text:span>,</text:p>
        </text:list-item>
        <text:list-item>
          <text:p text:style-name="P5">0b<text:span text:style-name="T2">00011011</text:span>, 0b<text:span text:style-name="T2">10100000</text:span>,</text:p>
        </text:list-item>
        <text:list-item>
          <text:p text:style-name="P5">0b<text:span text:style-name="T2">00111111</text:span>, 0b<text:span text:style-name="T2">11100000</text:span>,</text:p>
        </text:list-item>
        <text:list-item>
          <text:p text:style-name="P5">0b<text:span text:style-name="T2">00111111</text:span>, 0b<text:span text:style-name="T2">11110000</text:span>,</text:p>
        </text:list-item>
        <text:list-item>
          <text:p text:style-name="P5">0b<text:span text:style-name="T2">01111100</text:span>, 0b<text:span text:style-name="T2">11110000</text:span>,</text:p>
        </text:list-item>
        <text:list-item>
          <text:p text:style-name="P5">0b<text:span text:style-name="T2">01110000</text:span>, 0b<text:span text:style-name="T2">01110000</text:span>,</text:p>
        </text:list-item>
        <text:list-item>
          <text:p text:style-name="P5">0b<text:span text:style-name="T2">00000000</text:span>, 0b<text:span text:style-name="T2">00110000</text:span> <text:span text:style-name="T5">}</text:span>;</text:p>
        </text:list-item>
        <text:list-item>
          <text:p text:style-name="P21"/>
        </text:list-item>
        <text:list-item>
          <text:p text:style-name="P7"><text:soft-page-break/>// *****************************************************************</text:p>
        </text:list-item>
        <text:list-item>
          <text:p text:style-name="P7">// * Multi Bus Setup Constants </text:p>
        </text:list-item>
        <text:list-item>
          <text:p text:style-name="P7">// ****************************************************************</text:p>
        </text:list-item>
        <text:list-item>
          <text:p text:style-name="P15"/>
        </text:list-item>
        <text:list-item>
          <text:p text:style-name="P7">// Absolute pin setup as D3 is for use with esp8266 (NODE 1.0-12E)</text:p>
        </text:list-item>
        <text:list-item>
          <text:p text:style-name="P5"><text:span text:style-name="T6">int</text:span> latchPin = D3;<text:span text:style-name="T4"> // Reg1 --- gpio 0 pin 11 on 74595 chip, registers 1-3 </text:span></text:p>
        </text:list-item>
        <text:list-item>
          <text:p text:style-name="P5"><text:span text:style-name="T6">int</text:span> latchPinCSR = D4;<text:span text:style-name="T4"> // Reg0 --- gpio 2 pin 11 on register 0</text:span></text:p>
        </text:list-item>
        <text:list-item>
          <text:p text:style-name="P7">//int latchPinReg2= 16; // Reg2 --- gpio 16, D0 on esp8266</text:p>
        </text:list-item>
        <text:list-item>
          <text:p text:style-name="P7">//int latchPinReg3= 10; // Reg3 --- gpio 10, SD3 on esp8266</text:p>
        </text:list-item>
        <text:list-item>
          <text:p text:style-name="P7">//</text:p>
        </text:list-item>
        <text:list-item>
          <text:p text:style-name="P5"><text:span text:style-name="T6">int</text:span> busPin = D0;</text:p>
        </text:list-item>
        <text:list-item>
          <text:p text:style-name="P5"><text:span text:style-name="T6">int</text:span> clockPin = D5;<text:span text:style-name="T4"> // gpio 14 pin 12 on 74595 chip</text:span></text:p>
        </text:list-item>
        <text:list-item>
          <text:p text:style-name="P7">//int clockPin2 = 10; // pin12 on 74595 chip</text:p>
        </text:list-item>
        <text:list-item>
          <text:p text:style-name="P5"><text:span text:style-name="T6">int</text:span> dataPinIn = D6;<text:span text:style-name="T4"> // gpio 12 pin 9 on 74595 chip</text:span></text:p>
        </text:list-item>
        <text:list-item>
          <text:p text:style-name="P5"><text:span text:style-name="T6">int</text:span> dataPinOut = D7;<text:span text:style-name="T4"> // gpio 13 pin 14 on 74595 chip;</text:span></text:p>
        </text:list-item>
        <text:list-item>
          <text:p text:style-name="P5"><text:span text:style-name="T6">int</text:span> interruptPin= D8;<text:span text:style-name="T4"> // gpio 15</text:span></text:p>
        </text:list-item>
        <text:list-item>
          <text:p text:style-name="P5"><text:span text:style-name="T6">int</text:span> slaveLatch = D8;</text:p>
        </text:list-item>
        <text:list-item>
          <text:p text:style-name="P5"><text:span text:style-name="T6">int</text:span> clockPin2 = D9;<text:span text:style-name="T4"> // 10; // sd3</text:span></text:p>
        </text:list-item>
        <text:list-item>
          <text:p text:style-name="P21"><text:soft-page-break/></text:p>
        </text:list-item>
        <text:list-item>
          <text:p text:style-name="P7">//</text:p>
        </text:list-item>
        <text:list-item>
          <text:p text:style-name="P5"><text:span text:style-name="T6">int</text:span> clearBus = <text:span text:style-name="T2">0</text:span>; </text:p>
        </text:list-item>
        <text:list-item>
          <text:p text:style-name="P5"><text:span text:style-name="T6">int</text:span> maxRegisters = <text:span text:style-name="T2">1</text:span>; </text:p>
        </text:list-item>
        <text:list-item>
          <text:p text:style-name="P5"><text:span text:style-name="T6">int</text:span> OEReg1 = <text:span text:style-name="T2">10</text:span>;<text:span text:style-name="T4"> // OK - added 9/22/2022 sd3</text:span></text:p>
        </text:list-item>
        <text:list-item>
          <text:p text:style-name="P15"/>
        </text:list-item>
        <text:list-item>
          <text:p text:style-name="P7">// *** END Multi Bus Setup Constants *** </text:p>
        </text:list-item>
        <text:list-item>
          <text:p text:style-name="P15"/>
        </text:list-item>
        <text:list-item>
          <text:p text:style-name="P5"><text:span text:style-name="T6">volatile</text:span> <text:span text:style-name="T6">int</text:span> j=<text:span text:style-name="T2">0</text:span>;</text:p>
        </text:list-item>
        <text:list-item>
          <text:p text:style-name="P5"><text:span text:style-name="T6">volatile</text:span> <text:span text:style-name="T6">int</text:span> NodeId=<text:span text:style-name="T2">0</text:span>;</text:p>
        </text:list-item>
        <text:list-item>
          <text:p text:style-name="P5"><text:span text:style-name="T6">char</text:span> <text:span text:style-name="T3">buff</text:span>[<text:span text:style-name="T2">100</text:span>]= <text:span text:style-name="T2">"Hello from Host\n\0"</text:span>;</text:p>
        </text:list-item>
        <text:list-item>
          <text:p text:style-name="P5"><text:span text:style-name="T6">volatile</text:span> <text:span text:style-name="T6">int</text:span> index1;</text:p>
        </text:list-item>
        <text:list-item>
          <text:p text:style-name="P5"><text:span text:style-name="T6">volatile</text:span> <text:span text:style-name="T6">bool</text:span> receivedone;</text:p>
        </text:list-item>
        <text:list-item>
          <text:p text:style-name="P5"><text:span text:style-name="T6">volatile</text:span> <text:span text:style-name="T6">bool</text:span> masterStart;</text:p>
        </text:list-item>
        <text:list-item>
          <text:p text:style-name="P7">//int int1 = D8; // </text:p>
        </text:list-item>
        <text:list-item>
          <text:p text:style-name="P15"/>
        </text:list-item>
        <text:list-item>
          <text:p text:style-name="P5"><text:span text:style-name="T6">int</text:span> lastValue1 = <text:span text:style-name="T2">0</text:span>;</text:p>
        </text:list-item>
        <text:list-item>
          <text:p text:style-name="P5"><text:span text:style-name="T6">int</text:span> lineCount1 = <text:span text:style-name="T2">0</text:span>;</text:p>
        </text:list-item>
        <text:list-item>
          <text:p text:style-name="P5"><text:span text:style-name="T6">int</text:span> nullRegister = <text:span text:style-name="T2">3</text:span>;</text:p>
        </text:list-item>
        <text:list-item>
          <text:p text:style-name="P15"/>
        </text:list-item>
        <text:list-item>
          <text:p text:style-name="P5"><text:span text:style-name="T6">unsigned</text:span> <text:span text:style-name="T6">long</text:span> button_time = <text:span text:style-name="T2">0</text:span>;</text:p>
        </text:list-item>
        <text:list-item>
          <text:p text:style-name="P5"><text:span text:style-name="T6">unsigned</text:span> <text:span text:style-name="T6">long</text:span> last_button_time = <text:span text:style-name="T2">0</text:span>;</text:p>
        </text:list-item>
        <text:list-item>
          <text:p text:style-name="P5"><text:span text:style-name="T6">int</text:span> y = <text:span text:style-name="T2">0</text:span>;</text:p>
        </text:list-item>
        <text:list-item>
          <text:p text:style-name="P5"><text:span text:style-name="T6">bool</text:span> ledToggle = <text:span text:style-name="T2">false</text:span>;</text:p>
        </text:list-item>
        <text:list-item>
          <text:p text:style-name="P5"><text:span text:style-name="T6">int</text:span> intValueRd=<text:span text:style-name="T2">0</text:span>;</text:p>
        </text:list-item>
        <text:list-item>
          <text:p text:style-name="P15"/>
        </text:list-item>
        <text:list-item>
          <text:p text:style-name="P5"><text:span text:style-name="T6">void</text:span> <text:span text:style-name="T3">testMode</text:span><text:span text:style-name="T5">()</text:span> <text:span text:style-name="T5">{</text:span></text:p>
        </text:list-item>
        <text:list-item>
          <text:p text:style-name="P7">/*</text:p>
        </text:list-item>
        <text:list-item>
          <text:p text:style-name="P7"><text:soft-page-break/>testdrawline(); // Draw many lines</text:p>
        </text:list-item>
        <text:list-item>
          <text:p text:style-name="P15"/>
        </text:list-item>
        <text:list-item>
          <text:p text:style-name="P7">testdrawrect(); // Draw rectangles (outlines)</text:p>
        </text:list-item>
        <text:list-item>
          <text:p text:style-name="P15"/>
        </text:list-item>
        <text:list-item>
          <text:p text:style-name="P7">testfillrect(); // Draw rectangles (filled)</text:p>
        </text:list-item>
        <text:list-item>
          <text:p text:style-name="P15"/>
        </text:list-item>
        <text:list-item>
          <text:p text:style-name="P7">testdrawcircle(); // Draw circles (outlines)</text:p>
        </text:list-item>
        <text:list-item>
          <text:p text:style-name="P15"/>
        </text:list-item>
        <text:list-item>
          <text:p text:style-name="P7">testfillcircle(); // Draw circles (filled)</text:p>
        </text:list-item>
        <text:list-item>
          <text:p text:style-name="P15"/>
        </text:list-item>
        <text:list-item>
          <text:p text:style-name="P7">testdrawroundrect(); // Draw rounded rectangles (outlines)</text:p>
        </text:list-item>
        <text:list-item>
          <text:p text:style-name="P15"/>
        </text:list-item>
        <text:list-item>
          <text:p text:style-name="P7">testfillroundrect(); // Draw rounded rectangles (filled)</text:p>
        </text:list-item>
        <text:list-item>
          <text:p text:style-name="P15"/>
        </text:list-item>
        <text:list-item>
          <text:p text:style-name="P7">testdrawtriangle(); // Draw triangles (outlines)</text:p>
        </text:list-item>
        <text:list-item>
          <text:p text:style-name="P15"/>
        </text:list-item>
        <text:list-item>
          <text:p text:style-name="P7">testfilltriangle(); // Draw triangles (filled)</text:p>
        </text:list-item>
        <text:list-item>
          <text:p text:style-name="P15"/>
        </text:list-item>
        <text:list-item>
          <text:p text:style-name="P7">testdrawchar(); // Draw characters of the default font</text:p>
        </text:list-item>
        <text:list-item>
          <text:p text:style-name="P15"/>
        </text:list-item>
        <text:list-item>
          <text:p text:style-name="P7">testdrawstyles(); // Draw 'stylized' characters</text:p>
        </text:list-item>
        <text:list-item>
          <text:p text:style-name="P15"/>
        </text:list-item>
        <text:list-item>
          <text:p text:style-name="P7">testscrolltext(); // Draw scrolling text</text:p>
        </text:list-item>
        <text:list-item>
          <text:p text:style-name="P15"/>
        </text:list-item>
        <text:list-item>
          <text:p text:style-name="P7">testdrawbitmap(); // Draw a small bitmap image</text:p>
        </text:list-item>
        <text:list-item>
          <text:p text:style-name="P15"><text:soft-page-break/></text:p>
        </text:list-item>
        <text:list-item>
          <text:p text:style-name="P7">// Invert and restore display, pausing in-between</text:p>
        </text:list-item>
        <text:list-item>
          <text:p text:style-name="P7">display.invertDisplay(true);</text:p>
        </text:list-item>
        <text:list-item>
          <text:p text:style-name="P7">delay(1000);</text:p>
        </text:list-item>
        <text:list-item>
          <text:p text:style-name="P7">display.invertDisplay(false);</text:p>
        </text:list-item>
        <text:list-item>
          <text:p text:style-name="P7">delay(1000);</text:p>
        </text:list-item>
        <text:list-item>
          <text:p text:style-name="P15"/>
        </text:list-item>
        <text:list-item>
          <text:p text:style-name="P7">testanimate(logo_bmp, LOGO_WIDTH, LOGO_HEIGHT); // Animate bitmaps</text:p>
        </text:list-item>
        <text:list-item>
          <text:p text:style-name="P7">*/</text:p>
        </text:list-item>
        <text:list-item>
          <text:p text:style-name="P15"/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setup</text:span><text:span text:style-name="T5">()</text:span> <text:span text:style-name="T5">{</text:span></text:p>
        </text:list-item>
        <text:list-item>
          <text:p text:style-name="P5"><text:span text:style-name="T3">Serial</text:span>.<text:span text:style-name="T3">begin</text:span><text:span text:style-name="T5">(</text:span><text:span text:style-name="T2">9600</text:span><text:span text:style-name="T5">)</text:span>;</text:p>
        </text:list-item>
        <text:list-item>
          <text:p text:style-name="P5"><text:span text:style-name="T3">pinMode</text:span><text:span text:style-name="T5">(</text:span>latchPin,OUTPUT<text:span text:style-name="T5">)</text:span>;</text:p>
        </text:list-item>
        <text:list-item>
          <text:p text:style-name="P5"><text:span text:style-name="T3">pinMode</text:span><text:span text:style-name="T5">(</text:span>clockPin,OUTPUT<text:span text:style-name="T5">)</text:span>;</text:p>
        </text:list-item>
        <text:list-item>
          <text:p text:style-name="P7">//pinMode(clockPin2,OUTPUT);</text:p>
        </text:list-item>
        <text:list-item>
          <text:p text:style-name="P5"><text:span text:style-name="T3">pinMode</text:span><text:span text:style-name="T5">(</text:span>latchPinCSR,OUTPUT<text:span text:style-name="T5">)</text:span>;</text:p>
        </text:list-item>
        <text:list-item>
          <text:p text:style-name="P7">//pinMode(latchPinReg2,OUTPUT);</text:p>
        </text:list-item>
        <text:list-item>
          <text:p text:style-name="P15"/>
        </text:list-item>
        <text:list-item>
          <text:p text:style-name="P7">//pinMode(latchPinReg3,OUTPUT);</text:p>
        </text:list-item>
        <text:list-item>
          <text:p text:style-name="P5"><text:span text:style-name="T3">pinMode</text:span><text:span text:style-name="T5">(</text:span>dataPinOut,OUTPUT<text:span text:style-name="T5">)</text:span>;</text:p>
        </text:list-item>
        <text:list-item>
          <text:p text:style-name="P5"><text:span text:style-name="T3">pinMode</text:span><text:span text:style-name="T5">(</text:span>clockPin2,OUTPUT<text:span text:style-name="T5">)</text:span>;</text:p>
        </text:list-item>
        <text:list-item>
          <text:p text:style-name="P5"><text:span text:style-name="T3">digitalWrite</text:span><text:span text:style-name="T5">(</text:span>clockPin2,LOW<text:span text:style-name="T5">)</text:span>;</text:p>
        </text:list-item>
        <text:list-item>
          <text:p text:style-name="P5"><text:span text:style-name="T3">pinMode</text:span><text:span text:style-name="T5">(</text:span>dataPinIn,INPUT<text:span text:style-name="T5">)</text:span>;</text:p>
        </text:list-item>
        <text:list-item>
          <text:p text:style-name="P19"><text:line-break/></text:p>
        </text:list-item>
        <text:list-item>
          <text:p text:style-name="P5"><text:soft-page-break/><text:span text:style-name="T3">pinMode</text:span><text:span text:style-name="T5">(</text:span>busPin,OUTPUT<text:span text:style-name="T5">)</text:span>;</text:p>
        </text:list-item>
        <text:list-item>
          <text:p text:style-name="P5"><text:span text:style-name="T3">digitalWrite</text:span><text:span text:style-name="T5">(</text:span>busPin,LOW<text:span text:style-name="T5">)</text:span>;</text:p>
        </text:list-item>
        <text:list-item>
          <text:p text:style-name="P5"><text:span text:style-name="T3">pinMode</text:span><text:span text:style-name="T5">(</text:span>busPin,LOW<text:span text:style-name="T5">)</text:span>;</text:p>
        </text:list-item>
        <text:list-item>
          <text:p text:style-name="P21"/>
        </text:list-item>
        <text:list-item>
          <text:p text:style-name="P7">// *******************************************************************************</text:p>
        </text:list-item>
        <text:list-item>
          <text:p text:style-name="P7">// *** Multibus setup code - quietBus()</text:p>
        </text:list-item>
        <text:list-item>
          <text:p text:style-name="P7">// *******************************************************************************</text:p>
        </text:list-item>
        <text:list-item>
          <text:p text:style-name="P5"><text:span text:style-name="T3">digitalWrite</text:span><text:span text:style-name="T5">(</text:span>latchPin,LOW<text:span text:style-name="T5">)</text:span>;</text:p>
        </text:list-item>
        <text:list-item>
          <text:p text:style-name="P5"><text:span text:style-name="T3">shiftOut</text:span><text:span text:style-name="T5">(</text:span>dataPinOut,clockPin, MSBFIRST,clearBus<text:span text:style-name="T5">)</text:span>;<text:span text:style-name="T4"> // clear bus</text:span></text:p>
        </text:list-item>
        <text:list-item>
          <text:p text:style-name="P5"><text:span text:style-name="T3">digitalWrite</text:span><text:span text:style-name="T5">(</text:span>latchPin,HIGH<text:span text:style-name="T5">)</text:span>;</text:p>
        </text:list-item>
        <text:list-item>
          <text:p text:style-name="P15"/>
        </text:list-item>
        <text:list-item>
          <text:p text:style-name="P7">//digitalWrite(latchPinReg2,HIGH);</text:p>
        </text:list-item>
        <text:list-item>
          <text:p text:style-name="P7">//digitalWrite(latchPinReg3,HIGH);</text:p>
        </text:list-item>
        <text:list-item>
          <text:p text:style-name="P7">// *** END Multibus setup code *************************************************** </text:p>
        </text:list-item>
        <text:list-item>
          <text:p text:style-name="P15"/>
        </text:list-item>
        <text:list-item>
          <text:p text:style-name="P21"/>
        </text:list-item>
        <text:list-item>
          <text:p text:style-name="P7">// SSD1306_SWITCHCAPVCC = generate display voltage from 3.3V internally</text:p>
        </text:list-item>
        <text:list-item>
          <text:p text:style-name="P5"><text:span text:style-name="T1">if</text:span><text:span text:style-name="T5">(</text:span>!<text:span text:style-name="T3">display</text:span>.<text:span text:style-name="T3">begin</text:span><text:span text:style-name="T5">(</text:span>SSD1306_SWITCHCAPVCC, SCREEN_ADDRESS<text:span text:style-name="T5">))</text:span> <text:span text:style-name="T5">{</text:span></text:p>
        </text:list-item>
        <text:list-item>
          <text:p text:style-name="P5"><text:span text:style-name="T3">Serial</text:span>.<text:span text:style-name="T3">println</text:span><text:span text:style-name="T5">(</text:span><text:span text:style-name="T3">F</text:span><text:span text:style-name="T5">(</text:span><text:span text:style-name="T2">"SSD1306 allocation failed"</text:span><text:span text:style-name="T5">))</text:span>;</text:p>
        </text:list-item>
        <text:list-item>
          <text:p text:style-name="P5"><text:soft-page-break/><text:span text:style-name="T1">for</text:span><text:span text:style-name="T5">(</text:span>;;<text:span text:style-name="T5">)</text:span>;<text:span text:style-name="T4"> // Don't proceed, loop forever</text:span>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7">// Show initial display buffer contents on the screen --</text:p>
        </text:list-item>
        <text:list-item>
          <text:p text:style-name="P7">// the library initializes this with an Adafruit splash screen.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text:span text:style-name="T4"> // Pause for 2 seconds</text:span></text:p>
        </text:list-item>
        <text:list-item>
          <text:p text:style-name="P15"/>
        </text:list-item>
        <text:list-item>
          <text:p text:style-name="P7">// Clear the buffer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/>
        </text:list-item>
        <text:list-item>
          <text:p text:style-name="P7">// Draw a single pixel in white</text:p>
        </text:list-item>
        <text:list-item>
          <text:p text:style-name="P5"><text:span text:style-name="T3">display</text:span>.<text:span text:style-name="T3">drawPixel</text:span><text:span text:style-name="T5">(</text:span><text:span text:style-name="T2">10</text:span>, <text:span text:style-name="T2">10</text:span>, SSD1306_WHITE<text:span text:style-name="T5">)</text:span>;</text:p>
        </text:list-item>
        <text:list-item>
          <text:p text:style-name="P15"/>
        </text:list-item>
        <text:list-item>
          <text:p text:style-name="P7">// Show the display buffer on the screen. You MUST call display() after</text:p>
        </text:list-item>
        <text:list-item>
          <text:p text:style-name="P7">// drawing commands to make them visible on screen!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7">// display.display() is NOT necessary after every single drawing command,</text:p>
        </text:list-item>
        <text:list-item>
          <text:p text:style-name="P7">// unless that's what you want...rather, you can batch up a bunch of</text:p>
        </text:list-item>
        <text:list-item>
          <text:p text:style-name="P7">// drawing operations and then update the screen all at once by calling</text:p>
        </text:list-item>
        <text:list-item>
          <text:p text:style-name="P7"><text:soft-page-break/>// display.display(). These examples demonstrate both approaches...</text:p>
        </text:list-item>
        <text:list-item>
          <text:p text:style-name="P15"/>
        </text:list-item>
        <text:list-item>
          <text:p text:style-name="P7">// testMode();</text:p>
        </text:list-item>
        <text:list-item>
          <text:p text:style-name="P15"/>
        </text:list-item>
        <text:list-item>
          <text:p text:style-name="P7">// ************************************************************</text:p>
        </text:list-item>
        <text:list-item>
          <text:p text:style-name="P7">// *** Multibus Setup Codes</text:p>
        </text:list-item>
        <text:list-item>
          <text:p text:style-name="P7">// ************************************************************</text:p>
        </text:list-item>
        <text:list-item>
          <text:p text:style-name="P21"/>
        </text:list-item>
        <text:list-item>
          <text:p text:style-name="P5">index1=<text:span text:style-name="T2">0</text:span>;</text:p>
        </text:list-item>
        <text:list-item>
          <text:p text:style-name="P5">receivedone=<text:span text:style-name="T2">false</text:span>;</text:p>
        </text:list-item>
        <text:list-item>
          <text:p text:style-name="P5">masterStart = <text:span text:style-name="T2">true</text:span>;</text:p>
        </text:list-item>
        <text:list-item>
          <text:p text:style-name="P15"/>
        </text:list-item>
        <text:list-item>
          <text:p text:style-name="P7">// Start at top-left corner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3">display</text:span>.<text:span text:style-name="T3">setTextSize</text:span><text:span text:style-name="T5">(</text:span><text:span text:style-name="T2">1</text:span><text:span text:style-name="T5">)</text:span>;<text:span text:style-name="T4"> // Normal 1:1 pixel scale</text:span></text:p>
        </text:list-item>
        <text:list-item>
          <text:p text:style-name="P5"><text:span text:style-name="T3">display</text:span>.<text:span text:style-name="T3">setTextColor</text:span><text:span text:style-name="T5">(</text:span>SSD1306_WHITE<text:span text:style-name="T5">)</text:span>;<text:span text:style-name="T4"> // Draw white text</text:span></text:p>
        </text:list-item>
        <text:list-item>
          <text:p text:style-name="P5"><text:span text:style-name="T3">display</text:span>.<text:span text:style-name="T3">setCursor</text:span><text:span text:style-name="T5">(</text:span><text:span text:style-name="T2">0</text:span>,<text:span text:style-name="T2">0</text:span><text:span text:style-name="T5">)</text:span>; </text:p>
        </text:list-item>
        <text:list-item>
          <text:p text:style-name="P5">lineCount1=<text:span text:style-name="T2">0</text:span>;</text:p>
        </text:list-item>
        <text:list-item>
          <text:p text:style-name="P15"/>
        </text:list-item>
        <text:list-item>
          <text:p text:style-name="P5"><text:span text:style-name="T3">pinMode</text:span><text:span text:style-name="T5">(</text:span><text:span text:style-name="T2">15</text:span>,INPUT_PULLUP<text:span text:style-name="T5">)</text:span>;</text:p>
        </text:list-item>
        <text:list-item>
          <text:p text:style-name="P7">// use GPIO 15 -&gt; D8</text:p>
        </text:list-item>
        <text:list-item>
          <text:p text:style-name="P5"><text:soft-page-break/><text:span text:style-name="T3">attachInterrupt</text:span><text:span text:style-name="T5">(</text:span><text:span text:style-name="T3">digitalPinToInterrupt</text:span><text:span text:style-name="T5">(</text:span>D8<text:span text:style-name="T5">)</text:span>,testInt8,CHANGE<text:span text:style-name="T5">)</text:span>;</text:p>
        </text:list-item>
        <text:list-item>
          <text:p text:style-name="P15"/>
        </text:list-item>
        <text:list-item>
          <text:p text:style-name="P5"><text:span text:style-name="T3">writeRegister0</text:span><text:span text:style-name="T5">(</text:span><text:span text:style-name="T2">1</text:span><text:span text:style-name="T5">)</text:span>;</text:p>
        </text:list-item>
        <text:list-item>
          <text:p text:style-name="P5"><text:span text:style-name="T3">writeRegister1</text:span><text:span text:style-name="T5">(</text:span><text:span text:style-name="T2">5</text:span><text:span text:style-name="T5">)</text:span>;</text:p>
        </text:list-item>
        <text:list-item>
          <text:p text:style-name="P7">//delay(1000);</text:p>
        </text:list-item>
        <text:list-item>
          <text:p text:style-name="P5"><text:span text:style-name="T3">writeRegister0</text:span><text:span text:style-name="T5">(</text:span><text:span text:style-name="T2">0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ICACHE_RAM_ATTR <text:span text:style-name="T6">void</text:span> <text:span text:style-name="T3">testInt8</text:span><text:span text:style-name="T5">(){</text:span></text:p>
        </text:list-item>
        <text:list-item>
          <text:p text:style-name="P15"/>
        </text:list-item>
        <text:list-item>
          <text:p text:style-name="P5"><text:span text:style-name="T6">int</text:span> value = <text:span text:style-name="T2">0</text:span>;</text:p>
        </text:list-item>
        <text:list-item>
          <text:p text:style-name="P5"><text:span text:style-name="T3">noInterrupts</text:span><text:span text:style-name="T5">()</text:span>;</text:p>
        </text:list-item>
        <text:list-item>
          <text:p text:style-name="P5">button_time = <text:span text:style-name="T3">millis</text:span><text:span text:style-name="T5">()</text:span>;</text:p>
        </text:list-item>
        <text:list-item>
          <text:p text:style-name="P7">//check to see if increment() was called in the last 250 milliseconds</text:p>
        </text:list-item>
        <text:list-item>
          <text:p text:style-name="P5"><text:span text:style-name="T1">if</text:span> <text:span text:style-name="T5">(</text:span>button_time - last_button_time &gt; <text:span text:style-name="T2">250</text:span><text:span text:style-name="T5">){</text:span></text:p>
        </text:list-item>
        <text:list-item>
          <text:p text:style-name="P7">// writeRegister0(1); // added 9/23/2022 to select reg1</text:p>
        </text:list-item>
        <text:list-item>
          <text:p text:style-name="P5">value = <text:span text:style-name="T3">readRegister1</text:span><text:span text:style-name="T5">()</text:span>;</text:p>
        </text:list-item>
        <text:list-item>
          <text:p text:style-name="P5">ledToggle = <text:span text:style-name="T2">true</text:span>;</text:p>
        </text:list-item>
        <text:list-item>
          <text:p text:style-name="P5">intValueRd = value;</text:p>
        </text:list-item>
        <text:list-item>
          <text:p text:style-name="P5"><text:span text:style-name="T3">Serial</text:span>.<text:span text:style-name="T3">print</text:span><text:span text:style-name="T5">(</text:span><text:span text:style-name="T2">"In Interupt r16- "</text:span><text:span text:style-name="T5">)</text:span>;</text:p>
        </text:list-item>
        <text:list-item>
          <text:p text:style-name="P5"><text:span text:style-name="T3">Serial</text:span>.<text:span text:style-name="T3">print</text:span><text:span text:style-name="T5">(</text:span><text:span text:style-name="T2">" value retrieved is "</text:span><text:span text:style-name="T5">)</text:span>;</text:p>
        </text:list-item>
        <text:list-item>
          <text:p text:style-name="P5"><text:span text:style-name="T3">Serial</text:span>.<text:span text:style-name="T3">println</text:span><text:span text:style-name="T5">(</text:span>value<text:span text:style-name="T5">)</text:span>;</text:p>
        </text:list-item>
        <text:list-item>
          <text:p text:style-name="P5"><text:span text:style-name="T3">Serial</text:span>.<text:span text:style-name="T3">println</text:span><text:span text:style-name="T5">()</text:span>;</text:p>
        </text:list-item>
        <text:list-item>
          <text:p text:style-name="P7">// writeRegister1(value); added 9/23/2022</text:p>
        </text:list-item>
        <text:list-item>
          <text:p text:style-name="P5">last_button_time = button_time;</text:p>
        </text:list-item>
        <text:list-item>
          <text:p text:style-name="P15"><text:soft-page-break/></text:p>
        </text:list-item>
        <text:list-item>
          <text:p text:style-name="P11">}</text:p>
        </text:list-item>
        <text:list-item>
          <text:p text:style-name="P5"><text:span text:style-name="T3">interrupts</text:span><text:span text:style-name="T5">(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loop</text:span><text:span text:style-name="T5">()</text:span> <text:span text:style-name="T5">{</text:span></text:p>
        </text:list-item>
        <text:list-item>
          <text:p text:style-name="P5"><text:span text:style-name="T3">Serial</text:span>.<text:span text:style-name="T3">print</text:span><text:span text:style-name="T5">(</text:span><text:span text:style-name="T2">"in Host - r20 - "</text:span><text:span text:style-name="T5">)</text:span>;</text:p>
        </text:list-item>
        <text:list-item>
          <text:p text:style-name="P5"><text:span text:style-name="T3">Serial</text:span>.<text:span text:style-name="T3">println</text:span><text:span text:style-name="T5">(</text:span>j<text:span text:style-name="T5">)</text:span>;</text:p>
        </text:list-item>
        <text:list-item>
          <text:p text:style-name="P5">lineCount1=<text:span text:style-name="T2">0</text:span>;</text:p>
        </text:list-item>
        <text:list-item>
          <text:p text:style-name="P5"><text:span text:style-name="T3">display</text:span>.<text:span text:style-name="T3">clearDisplay</text:span><text:span text:style-name="T5">()</text:span>; </text:p>
        </text:list-item>
        <text:list-item>
          <text:p text:style-name="P5"><text:span text:style-name="T3">display</text:span>.<text:span text:style-name="T3">setCursor</text:span><text:span text:style-name="T5">(</text:span><text:span text:style-name="T2">0</text:span>,<text:span text:style-name="T2">0</text:span>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3">writeStr1</text:span><text:span text:style-name="T5">(</text:span><text:span text:style-name="T2">"Hello,fr Host! r20 "</text:span><text:span text:style-name="T5">)</text:span>;</text:p>
        </text:list-item>
        <text:list-item>
          <text:p text:style-name="P5"><text:span text:style-name="T3">writeInt1</text:span><text:span text:style-name="T5">(</text:span>j<text:span text:style-name="T5">)</text:span>;</text:p>
        </text:list-item>
        <text:list-item>
          <text:p text:style-name="P5"><text:span text:style-name="T3">writeLn1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 </text:p>
        </text:list-item>
        <text:list-item>
          <text:p text:style-name="P15"/>
        </text:list-item>
        <text:list-item>
          <text:p text:style-name="P5"><text:span text:style-name="T1">if</text:span> <text:span text:style-name="T5">(</text:span>masterStart<text:span text:style-name="T5">){</text:span></text:p>
        </text:list-item>
        <text:list-item>
          <text:p text:style-name="P5">masterStart=<text:span text:style-name="T2">false</text:span>;</text:p>
        </text:list-item>
        <text:list-item>
          <text:p text:style-name="P5"><text:span text:style-name="T3">writeStr1</text:span><text:span text:style-name="T5">(</text:span><text:span text:style-name="T2">"...Init ND Rst"</text:span><text:span text:style-name="T5">)</text:span>;</text:p>
        </text:list-item>
        <text:list-item>
          <text:p text:style-name="P5"><text:span text:style-name="T3">writeLn1</text:span><text:span text:style-name="T5">()</text:span>;</text:p>
        </text:list-item>
        <text:list-item>
          <text:p text:style-name="P5"><text:span text:style-name="T3">writeRegister0</text:span><text:span text:style-name="T5">(</text:span><text:span text:style-name="T2">3</text:span><text:span text:style-name="T5">)</text:span>;<text:span text:style-name="T4"> // initate restart pulse</text:span></text:p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5"><text:span text:style-name="T3">writeRegister0</text:span><text:span text:style-name="T5">(</text:span><text:span text:style-name="T2">1</text:span><text:span text:style-name="T5">)</text:span>;<text:span text:style-name="T4"> // stop restart pulse</text:span>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3">writeStr1</text:span><text:span text:style-name="T5">(</text:span><text:span text:style-name="T2">"...Contact Nd "</text:span><text:span text:style-name="T5">)</text:span>;</text:p>
        </text:list-item>
        <text:list-item>
          <text:p text:style-name="P5"><text:soft-page-break/><text:span text:style-name="T3">writeInt1</text:span><text:span text:style-name="T5">((</text:span>j%<text:span text:style-name="T2">4</text:span><text:span text:style-name="T5">))</text:span>;</text:p>
        </text:list-item>
        <text:list-item>
          <text:p text:style-name="P5"><text:span text:style-name="T6">int</text:span> m = <text:span text:style-name="T5">(((</text:span>j%<text:span text:style-name="T2">4</text:span><text:span text:style-name="T5">))</text:span>&lt;&lt;<text:span text:style-name="T2">4</text:span><text:span text:style-name="T5">)</text:span>+<text:span text:style-name="T2">1</text:span>;</text:p>
        </text:list-item>
        <text:list-item>
          <text:p text:style-name="P5"><text:span text:style-name="T3">writeStr1</text:span><text:span text:style-name="T5">(</text:span><text:span text:style-name="T2">" "</text:span><text:span text:style-name="T5">)</text:span>;</text:p>
        </text:list-item>
        <text:list-item>
          <text:p text:style-name="P5"><text:span text:style-name="T3">writeInt1</text:span><text:span text:style-name="T5">(</text:span>m<text:span text:style-name="T5">)</text:span>;</text:p>
        </text:list-item>
        <text:list-item>
          <text:p text:style-name="P5"><text:span text:style-name="T3">writeRegister0</text:span><text:span text:style-name="T5">(</text:span>m<text:span text:style-name="T5">)</text:span>;</text:p>
        </text:list-item>
        <text:list-item>
          <text:p text:style-name="P5"><text:span text:style-name="T3">writeLn1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5">j++;</text:p>
        </text:list-item>
        <text:list-item>
          <text:p text:style-name="P5">NodeId= NodeId++;</text:p>
        </text:list-item>
        <text:list-item>
          <text:p text:style-name="P15"/>
        </text:list-item>
        <text:list-item>
          <text:p text:style-name="P11">}</text:p>
        </text:list-item>
        <text:list-item>
          <text:p text:style-name="P21"/>
        </text:list-item>
        <text:list-item>
          <text:p text:style-name="P7">// **************************************************</text:p>
        </text:list-item>
        <text:list-item>
          <text:p text:style-name="P7">// *** Register Routines</text:p>
        </text:list-item>
        <text:list-item>
          <text:p text:style-name="P7">// **************************************************</text:p>
        </text:list-item>
        <text:list-item>
          <text:p text:style-name="P5"><text:span text:style-name="T6">void</text:span> <text:span text:style-name="T3">writeRegister0</text:span><text:span text:style-name="T5">(</text:span><text:span text:style-name="T6">int</text:span> <text:span text:style-name="T5">dataOut)</text:span></text:p>
        </text:list-item>
        <text:list-item>
          <text:p text:style-name="P11">{</text:p>
        </text:list-item>
        <text:list-item>
          <text:p text:style-name="P7">// Aug 31, 2022 - verified to work for register 0</text:p>
        </text:list-item>
        <text:list-item>
          <text:p text:style-name="P7">// for use with any SIPO register as 74595 and 74165 </text:p>
        </text:list-item>
        <text:list-item>
          <text:p text:style-name="P15"/>
        </text:list-item>
        <text:list-item>
          <text:p text:style-name="P7">//digitalWrite(latchPin,LOW); // OK - added 9/23/2022 to deselect reg1</text:p>
        </text:list-item>
        <text:list-item>
          <text:p text:style-name="P5"><text:span text:style-name="T3">digitalWrite</text:span><text:span text:style-name="T5">(</text:span>latchPinCSR,LOW<text:span text:style-name="T5">)</text:span>;</text:p>
        </text:list-item>
        <text:list-item>
          <text:p text:style-name="P5"><text:span text:style-name="T3">shiftOut</text:span><text:span text:style-name="T5">(</text:span>dataPinOut,clockPin2, MSBFIRST,dataOut<text:span text:style-name="T5">)</text:span>; </text:p>
        </text:list-item>
        <text:list-item>
          <text:p text:style-name="P5"><text:span text:style-name="T3">digitalWrite</text:span><text:span text:style-name="T5">(</text:span>latchPinCSR,HIGH<text:span text:style-name="T5">)</text:span>; </text:p>
        </text:list-item>
        <text:list-item>
          <text:p text:style-name="P7"><text:soft-page-break/>//digitalWrite(latchPin,HIGH);</text:p>
        </text:list-item>
        <text:list-item>
          <text:p text:style-name="P15"/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writeRegister1</text:span><text:span text:style-name="T5">(</text:span><text:span text:style-name="T6">int</text:span> <text:span text:style-name="T5">dataOut)</text:span></text:p>
        </text:list-item>
        <text:list-item>
          <text:p text:style-name="P11">{</text:p>
        </text:list-item>
        <text:list-item>
          <text:p text:style-name="P7">// verified - Sept 3, 2022 - to work with 74595 chip </text:p>
        </text:list-item>
        <text:list-item>
          <text:p text:style-name="P7">// Serial.println("... in writeRegister1()");</text:p>
        </text:list-item>
        <text:list-item>
          <text:p text:style-name="P15"/>
        </text:list-item>
        <text:list-item>
          <text:p text:style-name="P5"><text:span text:style-name="T3">digitalWrite</text:span><text:span text:style-name="T5">(</text:span>latchPinCSR,LOW<text:span text:style-name="T5">)</text:span>; </text:p>
        </text:list-item>
        <text:list-item>
          <text:p text:style-name="P15"/>
        </text:list-item>
        <text:list-item>
          <text:p text:style-name="P7">// works Sept 3, 2022 </text:p>
        </text:list-item>
        <text:list-item>
          <text:p text:style-name="P5"><text:span text:style-name="T3">digitalWrite</text:span><text:span text:style-name="T5">(</text:span>latchPin,LOW<text:span text:style-name="T5">)</text:span>;</text:p>
        </text:list-item>
        <text:list-item>
          <text:p text:style-name="P5"><text:span text:style-name="T3">shiftOut</text:span><text:span text:style-name="T5">(</text:span>dataPinOut,clockPin, MSBFIRST,dataOut<text:span text:style-name="T5">)</text:span>; </text:p>
        </text:list-item>
        <text:list-item>
          <text:p text:style-name="P5"><text:span text:style-name="T3">digitalWrite</text:span><text:span text:style-name="T5">(</text:span>latchPin,HIGH<text:span text:style-name="T5">)</text:span>;</text:p>
        </text:list-item>
        <text:list-item>
          <text:p text:style-name="P15"/>
        </text:list-item>
        <text:list-item>
          <text:p text:style-name="P5"><text:span text:style-name="T3">digitalWrite</text:span><text:span text:style-name="T5">(</text:span>latchPinCSR,HIGH<text:span text:style-name="T5">)</text:span>; </text:p>
        </text:list-item>
        <text:list-item>
          <text:p text:style-name="P15"/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7">/*</text:p>
        </text:list-item>
        <text:list-item>
          <text:p text:style-name="P7">void writeRegister2(int dataOut)</text:p>
        </text:list-item>
        <text:list-item>
          <text:p text:style-name="P7">{</text:p>
        </text:list-item>
        <text:list-item>
          <text:p text:style-name="P7">// Sept 6, 2022 --- Need to test</text:p>
        </text:list-item>
        <text:list-item>
          <text:p text:style-name="P7">// Serial.println("... in writeRegister2()");</text:p>
        </text:list-item>
        <text:list-item>
          <text:p text:style-name="P15"/>
        </text:list-item>
        <text:list-item>
          <text:p text:style-name="P7">// works Sept 3, 2022</text:p>
        </text:list-item>
        <text:list-item>
          <text:p text:style-name="P7">digitalWrite(latchPinReg2,LOW);</text:p>
        </text:list-item>
        <text:list-item>
          <text:p text:style-name="P7"><text:soft-page-break/>shiftOut(dataPinOut,clockPin, MSBFIRST,dataOut); </text:p>
        </text:list-item>
        <text:list-item>
          <text:p text:style-name="P7">digitalWrite(latchPinReg2,HIGH);</text:p>
        </text:list-item>
        <text:list-item>
          <text:p text:style-name="P7">}</text:p>
        </text:list-item>
        <text:list-item>
          <text:p text:style-name="P15"/>
        </text:list-item>
        <text:list-item>
          <text:p text:style-name="P7">void writeRegister3(int dataOut)</text:p>
        </text:list-item>
        <text:list-item>
          <text:p text:style-name="P7">{</text:p>
        </text:list-item>
        <text:list-item>
          <text:p text:style-name="P7">// Sept 6, 2022 --- need to test</text:p>
        </text:list-item>
        <text:list-item>
          <text:p text:style-name="P7">// Serial.println("... in writeRegister2()");</text:p>
        </text:list-item>
        <text:list-item>
          <text:p text:style-name="P15"/>
        </text:list-item>
        <text:list-item>
          <text:p text:style-name="P7">// works Sept 3, 2022</text:p>
        </text:list-item>
        <text:list-item>
          <text:p text:style-name="P7">digitalWrite(latchPinReg3,LOW);</text:p>
        </text:list-item>
        <text:list-item>
          <text:p text:style-name="P7">shiftOut(dataPinOut,clockPin, MSBFIRST,dataOut); </text:p>
        </text:list-item>
        <text:list-item>
          <text:p text:style-name="P7">digitalWrite(latchPinReg3,HIGH);</text:p>
        </text:list-item>
        <text:list-item>
          <text:p text:style-name="P7">}</text:p>
        </text:list-item>
        <text:list-item>
          <text:p text:style-name="P7">*/</text:p>
        </text:list-item>
        <text:list-item>
          <text:p text:style-name="P15"/>
        </text:list-item>
        <text:list-item>
          <text:p text:style-name="P5"><text:span text:style-name="T6">void</text:span> <text:span text:style-name="T3">writeCtrlRegToBus</text:span><text:span text:style-name="T5">(</text:span><text:span text:style-name="T6">int</text:span> <text:span text:style-name="T5">dataOut)</text:span></text:p>
        </text:list-item>
        <text:list-item>
          <text:p text:style-name="P11">{</text:p>
        </text:list-item>
        <text:list-item>
          <text:p text:style-name="P7">//digitalWrite(busPin,LOW);</text:p>
        </text:list-item>
        <text:list-item>
          <text:p text:style-name="P5"><text:span text:style-name="T3">writeRegister0</text:span><text:span text:style-name="T5">(</text:span>dataOut<text:span text:style-name="T5">)</text:span>;</text:p>
        </text:list-item>
        <text:list-item>
          <text:p text:style-name="P7">//digitalWrite(busPin,HIGH); 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int</text:span> <text:span text:style-name="T3">readRegister0</text:span><text:span text:style-name="T5">()</text:span></text:p>
        </text:list-item>
        <text:list-item>
          <text:p text:style-name="P11">{</text:p>
        </text:list-item>
        <text:list-item>
          <text:p text:style-name="P7">// Aug 31, 2022 - verified to work for register 0</text:p>
        </text:list-item>
        <text:list-item>
          <text:p text:style-name="P7">// for special use with 74595 shift register SIPO </text:p>
        </text:list-item>
        <text:list-item>
          <text:p text:style-name="P5"><text:span text:style-name="T6">int</text:span> value = <text:span text:style-name="T2">0</text:span>;</text:p>
        </text:list-item>
        <text:list-item>
          <text:p text:style-name="P5"><text:soft-page-break/><text:span text:style-name="T6">int</text:span> bitOrder = MSBFIRST;</text:p>
        </text:list-item>
        <text:list-item>
          <text:p text:style-name="P15"/>
        </text:list-item>
        <text:list-item>
          <text:p text:style-name="P5"><text:span text:style-name="T3">digitalWrite</text:span><text:span text:style-name="T5">(</text:span>latchPin,LOW<text:span text:style-name="T5">)</text:span>;<text:span text:style-name="T4"> // OK -added 9/23/2022 to block access to reg 0 while rd reg 1</text:span></text:p>
        </text:list-item>
        <text:list-item>
          <text:p text:style-name="P15"/>
        </text:list-item>
        <text:list-item>
          <text:p text:style-name="P5"><text:span text:style-name="T1">for</text:span> <text:span text:style-name="T5">(</text:span><text:span text:style-name="T6">int</text:span> i = <text:span text:style-name="T2">0</text:span>; i &lt; <text:span text:style-name="T2">8</text:span>; ++i<text:span text:style-name="T5">)</text:span> <text:span text:style-name="T5">{</text:span></text:p>
        </text:list-item>
        <text:list-item>
          <text:p text:style-name="P5"><text:span text:style-name="T1">if</text:span> <text:span text:style-name="T5">(</text:span>bitOrder == LSBFIRST<text:span text:style-name="T5">)</text:span></text:p>
        </text:list-item>
        <text:list-item>
          <text:p text:style-name="P5">value |= <text:span text:style-name="T3">digitalRead</text:span><text:span text:style-name="T5">(</text:span>dataPinIn<text:span text:style-name="T5">)</text:span> &lt;&lt; i;</text:p>
        </text:list-item>
        <text:list-item>
          <text:p text:style-name="P13">else</text:p>
        </text:list-item>
        <text:list-item>
          <text:p text:style-name="P5">value |= <text:span text:style-name="T3">digitalRead</text:span><text:span text:style-name="T5">(</text:span>dataPinIn<text:span text:style-name="T5">)</text:span> &lt;&lt; <text:span text:style-name="T5">(</text:span><text:span text:style-name="T2">7</text:span> - i<text:span text:style-name="T5">)</text:span>;</text:p>
        </text:list-item>
        <text:list-item>
          <text:p text:style-name="P5"><text:span text:style-name="T3">digitalWrite</text:span><text:span text:style-name="T5">(</text:span>clockPin2, HIGH<text:span text:style-name="T5">)</text:span>;</text:p>
        </text:list-item>
        <text:list-item>
          <text:p text:style-name="P5"><text:span text:style-name="T3">digitalWrite</text:span><text:span text:style-name="T5">(</text:span>clockPin2, LOW<text:span text:style-name="T5">)</text:span>;</text:p>
        </text:list-item>
        <text:list-item>
          <text:p text:style-name="P5"><text:span text:style-name="T5">}</text:span> </text:p>
        </text:list-item>
        <text:list-item>
          <text:p text:style-name="P5"><text:span text:style-name="T3">digitalWrite</text:span><text:span text:style-name="T5">(</text:span>latchPin,HIGH<text:span text:style-name="T5">)</text:span>;</text:p>
        </text:list-item>
        <text:list-item>
          <text:p text:style-name="P5"><text:span text:style-name="T1">return</text:span><text:span text:style-name="T5">(</text:span>value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int</text:span> <text:span text:style-name="T3">readRegister1</text:span><text:span text:style-name="T5">()</text:span></text:p>
        </text:list-item>
        <text:list-item>
          <text:p text:style-name="P11">{</text:p>
        </text:list-item>
        <text:list-item>
          <text:p text:style-name="P7">// Sept 6, 2022 --- need to test</text:p>
        </text:list-item>
        <text:list-item>
          <text:p text:style-name="P7">// need decoder for more than one register 74153</text:p>
        </text:list-item>
        <text:list-item>
          <text:p text:style-name="P7">// because clk pin activates all at same time </text:p>
        </text:list-item>
        <text:list-item>
          <text:p text:style-name="P15"/>
        </text:list-item>
        <text:list-item>
          <text:p text:style-name="P5"><text:span text:style-name="T6">int</text:span> value = <text:span text:style-name="T2">0</text:span>;</text:p>
        </text:list-item>
        <text:list-item>
          <text:p text:style-name="P5"><text:span text:style-name="T6">int</text:span> bitOrder = MSBFIRST;</text:p>
        </text:list-item>
        <text:list-item>
          <text:p text:style-name="P15"/>
        </text:list-item>
        <text:list-item>
          <text:p text:style-name="P7">//Serial.println(" ... in readRegister1()");</text:p>
        </text:list-item>
        <text:list-item>
          <text:p text:style-name="P21"/>
        </text:list-item>
        <text:list-item>
          <text:p text:style-name="P5"><text:soft-page-break/><text:span text:style-name="T3">digitalWrite</text:span><text:span text:style-name="T5">(</text:span>latchPinCSR,LOW<text:span text:style-name="T5">)</text:span>;<text:span text:style-name="T4"> // OK-added 9/23/2022 block reading register 0</text:span></text:p>
        </text:list-item>
        <text:list-item>
          <text:p text:style-name="P15"/>
        </text:list-item>
        <text:list-item>
          <text:p text:style-name="P5"><text:span text:style-name="T1">for</text:span> <text:span text:style-name="T5">(</text:span><text:span text:style-name="T6">int</text:span> i = <text:span text:style-name="T2">0</text:span>; i &lt; <text:span text:style-name="T2">8</text:span>; ++i<text:span text:style-name="T5">)</text:span> <text:span text:style-name="T5">{</text:span></text:p>
        </text:list-item>
        <text:list-item>
          <text:p text:style-name="P5"><text:span text:style-name="T1">if</text:span> <text:span text:style-name="T5">(</text:span>bitOrder == LSBFIRST<text:span text:style-name="T5">)</text:span></text:p>
        </text:list-item>
        <text:list-item>
          <text:p text:style-name="P5">value |= <text:span text:style-name="T3">digitalRead</text:span><text:span text:style-name="T5">(</text:span>dataPinIn<text:span text:style-name="T5">)</text:span> &lt;&lt; i;</text:p>
        </text:list-item>
        <text:list-item>
          <text:p text:style-name="P13">else</text:p>
        </text:list-item>
        <text:list-item>
          <text:p text:style-name="P5">value |= <text:span text:style-name="T3">digitalRead</text:span><text:span text:style-name="T5">(</text:span>dataPinIn<text:span text:style-name="T5">)</text:span> &lt;&lt; <text:span text:style-name="T5">(</text:span><text:span text:style-name="T2">7</text:span> - i<text:span text:style-name="T5">)</text:span>;</text:p>
        </text:list-item>
        <text:list-item>
          <text:p text:style-name="P15"/>
        </text:list-item>
        <text:list-item>
          <text:p text:style-name="P5"><text:span text:style-name="T3">digitalWrite</text:span><text:span text:style-name="T5">(</text:span>latchPin,LOW<text:span text:style-name="T5">)</text:span>;</text:p>
        </text:list-item>
        <text:list-item>
          <text:p text:style-name="P5"><text:span text:style-name="T3">digitalWrite</text:span><text:span text:style-name="T5">(</text:span>clockPin, HIGH<text:span text:style-name="T5">)</text:span>;</text:p>
        </text:list-item>
        <text:list-item>
          <text:p text:style-name="P5"><text:span text:style-name="T3">digitalWrite</text:span><text:span text:style-name="T5">(</text:span>clockPin, LOW<text:span text:style-name="T5">)</text:span>;</text:p>
        </text:list-item>
        <text:list-item>
          <text:p text:style-name="P5"><text:span text:style-name="T3">digitalWrite</text:span><text:span text:style-name="T5">(</text:span>latchPin,HIGH<text:span text:style-name="T5">)</text:span>; </text:p>
        </text:list-item>
        <text:list-item>
          <text:p text:style-name="P5"><text:span text:style-name="T5">}</text:span> </text:p>
        </text:list-item>
        <text:list-item>
          <text:p text:style-name="P15"/>
        </text:list-item>
        <text:list-item>
          <text:p text:style-name="P5"><text:span text:style-name="T3">writeRegister1</text:span><text:span text:style-name="T5">(</text:span>value<text:span text:style-name="T5">)</text:span>;<text:span text:style-name="T4"> // added 9/27/2022</text:span></text:p>
        </text:list-item>
        <text:list-item>
          <text:p text:style-name="P5"><text:span text:style-name="T3">digitalWrite</text:span><text:span text:style-name="T5">(</text:span>latchPinCSR,HIGH<text:span text:style-name="T5">)</text:span>;</text:p>
        </text:list-item>
        <text:list-item>
          <text:p text:style-name="P5"><text:span text:style-name="T1">return</text:span><text:span text:style-name="T5">(</text:span>value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int</text:span> <text:span text:style-name="T3">readRegister2</text:span><text:span text:style-name="T5">()</text:span></text:p>
        </text:list-item>
        <text:list-item>
          <text:p text:style-name="P11">{</text:p>
        </text:list-item>
        <text:list-item>
          <text:p text:style-name="P7">// Sept 6, 2022 --- Need to test</text:p>
        </text:list-item>
        <text:list-item>
          <text:p text:style-name="P7">// need decoder for more than one register 74153</text:p>
        </text:list-item>
        <text:list-item>
          <text:p text:style-name="P7">// because clk pin activates all at same time </text:p>
        </text:list-item>
        <text:list-item>
          <text:p text:style-name="P5"><text:span text:style-name="T6">int</text:span> value = <text:span text:style-name="T2">0</text:span>;</text:p>
        </text:list-item>
        <text:list-item>
          <text:p text:style-name="P5"><text:span text:style-name="T6">int</text:span> bitOrder = MSBFIRST;</text:p>
        </text:list-item>
        <text:list-item>
          <text:p text:style-name="P15"/>
        </text:list-item>
        <text:list-item>
          <text:p text:style-name="P7"><text:soft-page-break/>//Serial.println(" ... in readRegister2()");</text:p>
        </text:list-item>
        <text:list-item>
          <text:p text:style-name="P15"/>
        </text:list-item>
        <text:list-item>
          <text:p text:style-name="P5"><text:span text:style-name="T1">if</text:span> <text:span text:style-name="T5">(</text:span><text:span text:style-name="T2">2</text:span> &lt;= maxRegisters<text:span text:style-name="T5">)</text:span></text:p>
        </text:list-item>
        <text:list-item>
          <text:p text:style-name="P11">{</text:p>
        </text:list-item>
        <text:list-item>
          <text:p text:style-name="P15"/>
        </text:list-item>
        <text:list-item>
          <text:p text:style-name="P5"><text:span text:style-name="T1">for</text:span> <text:span text:style-name="T5">(</text:span><text:span text:style-name="T6">int</text:span> i = <text:span text:style-name="T2">0</text:span>; i &lt; <text:span text:style-name="T2">8</text:span>; ++i<text:span text:style-name="T5">)</text:span> <text:span text:style-name="T5">{</text:span></text:p>
        </text:list-item>
        <text:list-item>
          <text:p text:style-name="P5"><text:span text:style-name="T1">if</text:span> <text:span text:style-name="T5">(</text:span>bitOrder == LSBFIRST<text:span text:style-name="T5">)</text:span></text:p>
        </text:list-item>
        <text:list-item>
          <text:p text:style-name="P5">value |= <text:span text:style-name="T3">digitalRead</text:span><text:span text:style-name="T5">(</text:span>dataPinIn<text:span text:style-name="T5">)</text:span> &lt;&lt; i;</text:p>
        </text:list-item>
        <text:list-item>
          <text:p text:style-name="P13">else</text:p>
        </text:list-item>
        <text:list-item>
          <text:p text:style-name="P5">value |= <text:span text:style-name="T3">digitalRead</text:span><text:span text:style-name="T5">(</text:span>dataPinIn<text:span text:style-name="T5">)</text:span> &lt;&lt; <text:span text:style-name="T5">(</text:span><text:span text:style-name="T2">7</text:span> - i<text:span text:style-name="T5">)</text:span>;</text:p>
        </text:list-item>
        <text:list-item>
          <text:p text:style-name="P15"/>
        </text:list-item>
        <text:list-item>
          <text:p text:style-name="P5"><text:span text:style-name="T3">digitalWrite</text:span><text:span text:style-name="T5">(</text:span>clockPin, HIGH<text:span text:style-name="T5">)</text:span>;</text:p>
        </text:list-item>
        <text:list-item>
          <text:p text:style-name="P5"><text:span text:style-name="T3">digitalWrite</text:span><text:span text:style-name="T5">(</text:span>clockPin, LOW<text:span text:style-name="T5">)</text:span>;</text:p>
        </text:list-item>
        <text:list-item>
          <text:p text:style-name="P5"><text:span text:style-name="T5">}</text:span> </text:p>
        </text:list-item>
        <text:list-item>
          <text:p text:style-name="P11">}</text:p>
        </text:list-item>
        <text:list-item>
          <text:p text:style-name="P5"><text:span text:style-name="T1">else</text:span> value=<text:span text:style-name="T2">0</text:span>;</text:p>
        </text:list-item>
        <text:list-item>
          <text:p text:style-name="P15"/>
        </text:list-item>
        <text:list-item>
          <text:p text:style-name="P5"><text:span text:style-name="T1">return</text:span><text:span text:style-name="T5">(</text:span>value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int</text:span> <text:span text:style-name="T3">readRegister3</text:span><text:span text:style-name="T5">()</text:span></text:p>
        </text:list-item>
        <text:list-item>
          <text:p text:style-name="P11">{</text:p>
        </text:list-item>
        <text:list-item>
          <text:p text:style-name="P7">// Sept 6, 2022 --- Need to test</text:p>
        </text:list-item>
        <text:list-item>
          <text:p text:style-name="P7">// need decoder for more than one register 74153</text:p>
        </text:list-item>
        <text:list-item>
          <text:p text:style-name="P7">// because clk pin activates all at same time </text:p>
        </text:list-item>
        <text:list-item>
          <text:p text:style-name="P5"><text:span text:style-name="T6">int</text:span> value = <text:span text:style-name="T2">0</text:span>;</text:p>
        </text:list-item>
        <text:list-item>
          <text:p text:style-name="P5"><text:span text:style-name="T6">int</text:span> bitOrder = MSBFIRST;</text:p>
        </text:list-item>
        <text:list-item>
          <text:p text:style-name="P15"/>
        </text:list-item>
        <text:list-item>
          <text:p text:style-name="P5"><text:soft-page-break/><text:span text:style-name="T1">if</text:span> <text:span text:style-name="T5">(</text:span><text:span text:style-name="T2">3</text:span> &lt;= maxRegisters<text:span text:style-name="T5">)</text:span></text:p>
        </text:list-item>
        <text:list-item>
          <text:p text:style-name="P11">{</text:p>
        </text:list-item>
        <text:list-item>
          <text:p text:style-name="P5"><text:span text:style-name="T1">for</text:span> <text:span text:style-name="T5">(</text:span><text:span text:style-name="T6">int</text:span> i = <text:span text:style-name="T2">0</text:span>; i &lt; <text:span text:style-name="T2">8</text:span>; ++i<text:span text:style-name="T5">)</text:span> <text:span text:style-name="T5">{</text:span></text:p>
        </text:list-item>
        <text:list-item>
          <text:p text:style-name="P5"><text:span text:style-name="T1">if</text:span> <text:span text:style-name="T5">(</text:span>bitOrder == LSBFIRST<text:span text:style-name="T5">)</text:span></text:p>
        </text:list-item>
        <text:list-item>
          <text:p text:style-name="P5">value |= <text:span text:style-name="T3">digitalRead</text:span><text:span text:style-name="T5">(</text:span>dataPinIn<text:span text:style-name="T5">)</text:span> &lt;&lt; i;</text:p>
        </text:list-item>
        <text:list-item>
          <text:p text:style-name="P13">else</text:p>
        </text:list-item>
        <text:list-item>
          <text:p text:style-name="P5">value |= <text:span text:style-name="T3">digitalRead</text:span><text:span text:style-name="T5">(</text:span>dataPinIn<text:span text:style-name="T5">)</text:span> &lt;&lt; <text:span text:style-name="T5">(</text:span><text:span text:style-name="T2">7</text:span> - i<text:span text:style-name="T5">)</text:span>;</text:p>
        </text:list-item>
        <text:list-item>
          <text:p text:style-name="P15"/>
        </text:list-item>
        <text:list-item>
          <text:p text:style-name="P7">//digitalWrite(latchPinReg3,LOW);</text:p>
        </text:list-item>
        <text:list-item>
          <text:p text:style-name="P5"><text:span text:style-name="T3">digitalWrite</text:span><text:span text:style-name="T5">(</text:span>clockPin, HIGH<text:span text:style-name="T5">)</text:span>;</text:p>
        </text:list-item>
        <text:list-item>
          <text:p text:style-name="P5"><text:span text:style-name="T3">digitalWrite</text:span><text:span text:style-name="T5">(</text:span>clockPin, LOW<text:span text:style-name="T5">)</text:span>;</text:p>
        </text:list-item>
        <text:list-item>
          <text:p text:style-name="P7">//digitalWrite(latchPinReg3,HIGH); </text:p>
        </text:list-item>
        <text:list-item>
          <text:p text:style-name="P5"><text:span text:style-name="T5">}</text:span> </text:p>
        </text:list-item>
        <text:list-item>
          <text:p text:style-name="P11">}</text:p>
        </text:list-item>
        <text:list-item>
          <text:p text:style-name="P5"><text:span text:style-name="T1">else</text:span> value=<text:span text:style-name="T2">0</text:span>;</text:p>
        </text:list-item>
        <text:list-item>
          <text:p text:style-name="P5"><text:span text:style-name="T1">return</text:span><text:span text:style-name="T5">(</text:span>value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7">// *****************************************************</text:p>
        </text:list-item>
        <text:list-item>
          <text:p text:style-name="P7">// *** I/O Routines</text:p>
        </text:list-item>
        <text:list-item>
          <text:p text:style-name="P7">// *****************************************************</text:p>
        </text:list-item>
        <text:list-item>
          <text:p text:style-name="P5"><text:span text:style-name="T6">void</text:span> <text:span text:style-name="T3">writeInt1</text:span><text:span text:style-name="T5">(</text:span> <text:span text:style-name="T6">int</text:span> <text:span text:style-name="T5">val){</text:span></text:p>
        </text:list-item>
        <text:list-item>
          <text:p text:style-name="P7">// Sept 1, 2022 - verified to work with formatting </text:p>
        </text:list-item>
        <text:list-item>
          <text:p text:style-name="P5"><text:span text:style-name="T3">display</text:span>.<text:span text:style-name="T3">print</text:span><text:span text:style-name="T5">(</text:span>val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11">}</text:p>
        </text:list-item>
        <text:list-item>
          <text:p text:style-name="P15"><text:soft-page-break/></text:p>
        </text:list-item>
        <text:list-item>
          <text:p text:style-name="P5"><text:span text:style-name="T6">void</text:span> <text:span text:style-name="T3">writeStr1</text:span><text:span text:style-name="T5">(</text:span> <text:span text:style-name="T6">char</text:span> <text:span text:style-name="T5">str1</text:span>[]<text:span text:style-name="T5">){</text:span></text:p>
        </text:list-item>
        <text:list-item>
          <text:p text:style-name="P7">// Sept 1, 2022 - verified to work with formatting </text:p>
        </text:list-item>
        <text:list-item>
          <text:p text:style-name="P5"><text:span text:style-name="T3">display</text:span>.<text:span text:style-name="T3">print</text:span><text:span text:style-name="T5">(</text:span>str1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writeLnStr1</text:span><text:span text:style-name="T5">(</text:span> <text:span text:style-name="T6">char</text:span> <text:span text:style-name="T5">str1</text:span>[]<text:span text:style-name="T5">){</text:span></text:p>
        </text:list-item>
        <text:list-item>
          <text:p text:style-name="P7">// Sept 1, 2022 - verified to work with formatting </text:p>
        </text:list-item>
        <text:list-item>
          <text:p text:style-name="P5"><text:span text:style-name="T3">display</text:span>.<text:span text:style-name="T3">println</text:span><text:span text:style-name="T5">(</text:span>str1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lineCount1++;</text:p>
        </text:list-item>
        <text:list-item>
          <text:p text:style-name="P5"><text:span text:style-name="T1">if</text:span> <text:span text:style-name="T5">(</text:span>lineCount1 &gt; <text:span text:style-name="T2">6</text:span><text:span text:style-name="T5">)</text:span></text:p>
        </text:list-item>
        <text:list-item>
          <text:p text:style-name="P11">{</text:p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 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5"><text:span text:style-name="T3">display</text:span>.<text:span text:style-name="T3">setCursor</text:span><text:span text:style-name="T5">(</text:span><text:span text:style-name="T2">0</text:span>,<text:span text:style-name="T2">0</text:span>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 </text:p>
        </text:list-item>
        <text:list-item>
          <text:p text:style-name="P5">lineCount1=<text:span text:style-name="T2">0</text:span>; </text:p>
        </text:list-item>
        <text:list-item>
          <text:p text:style-name="P11">}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5"><text:span text:style-name="T3">display</text:span>.<text:span text:style-name="T3">display</text:span><text:span text:style-name="T5">()</text:span>; 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writeLn1</text:span><text:span text:style-name="T5">()</text:span> <text:span text:style-name="T5">{</text:span></text:p>
        </text:list-item>
        <text:list-item>
          <text:p text:style-name="P7">// Sept 1, 2022 - verified to work with formatting </text:p>
        </text:list-item>
        <text:list-item>
          <text:p text:style-name="P5"><text:span text:style-name="T3">display</text:span>.<text:span text:style-name="T3">println</text:span><text:span text:style-name="T5">(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oft-page-break/>lineCount1++;</text:p>
        </text:list-item>
        <text:list-item>
          <text:p text:style-name="P5"><text:span text:style-name="T1">if</text:span> <text:span text:style-name="T5">(</text:span>lineCount1 &gt; <text:span text:style-name="T2">6</text:span><text:span text:style-name="T5">)</text:span></text:p>
        </text:list-item>
        <text:list-item>
          <text:p text:style-name="P11">{</text:p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 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5"><text:span text:style-name="T3">display</text:span>.<text:span text:style-name="T3">setCursor</text:span><text:span text:style-name="T5">(</text:span><text:span text:style-name="T2">0</text:span>,<text:span text:style-name="T2">0</text:span>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 </text:p>
        </text:list-item>
        <text:list-item>
          <text:p text:style-name="P5">lineCount1=<text:span text:style-name="T2">0</text:span>; </text:p>
        </text:list-item>
        <text:list-item>
          <text:p text:style-name="P5"><text:span text:style-name="T5">}</text:span> </text:p>
        </text:list-item>
        <text:list-item>
          <text:p text:style-name="P11">}</text:p>
        </text:list-item>
        <text:list-item>
          <text:p text:style-name="P21"/>
        </text:list-item>
        <text:list-item>
          <text:p text:style-name="P7">// ****************************************************************</text:p>
        </text:list-item>
        <text:list-item>
          <text:p text:style-name="P7">// *** Test Routines</text:p>
        </text:list-item>
        <text:list-item>
          <text:p text:style-name="P7">// ****************************************************************</text:p>
        </text:list-item>
        <text:list-item>
          <text:p text:style-name="P5"><text:span text:style-name="T6">void</text:span> <text:span text:style-name="T3">testModule6</text:span><text:span text:style-name="T5">(){</text:span></text:p>
        </text:list-item>
        <text:list-item>
          <text:p text:style-name="P15"/>
        </text:list-item>
        <text:list-item>
          <text:p text:style-name="P7">//writeRegister0(1);</text:p>
        </text:list-item>
        <text:list-item>
          <text:p text:style-name="P5"><text:span text:style-name="T3">writeRegister1</text:span><text:span text:style-name="T5">(</text:span><text:span text:style-name="T2">5</text:span><text:span text:style-name="T5">)</text:span>;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15"/>
        </text:list-item>
        <text:list-item>
          <text:p text:style-name="P7">// for (int i=0; i&lt;4; i++){</text:p>
        </text:list-item>
        <text:list-item>
          <text:p text:style-name="P5"><text:span text:style-name="T3">writeRegister0</text:span><text:span text:style-name="T5">(((</text:span>j%<text:span text:style-name="T2">4</text:span><text:span text:style-name="T5">)</text:span>&lt;&lt;<text:span text:style-name="T2">4</text:span><text:span text:style-name="T5">)</text:span>+<text:span text:style-name="T2">1</text:span><text:span text:style-name="T5">)</text:span>; </text:p>
        </text:list-item>
        <text:list-item>
          <text:p text:style-name="P7">//delay(500);</text:p>
        </text:list-item>
        <text:list-item>
          <text:p text:style-name="P5"><text:span text:style-name="T1">if</text:span> <text:span text:style-name="T5">(</text:span>ledToggle<text:span text:style-name="T5">)</text:span></text:p>
        </text:list-item>
        <text:list-item>
          <text:p text:style-name="P11"><text:soft-page-break/>{</text:p>
        </text:list-item>
        <text:list-item>
          <text:p text:style-name="P5"><text:span text:style-name="T3">display</text:span>.<text:span text:style-name="T3">clearDisplay</text:span><text:span text:style-name="T5">()</text:span>; </text:p>
        </text:list-item>
        <text:list-item>
          <text:p text:style-name="P5"><text:span text:style-name="T3">display</text:span>.<text:span text:style-name="T3">setCursor</text:span><text:span text:style-name="T5">(</text:span><text:span text:style-name="T2">0</text:span>,<text:span text:style-name="T2">0</text:span>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writeStr1</text:span><text:span text:style-name="T5">(</text:span><text:span text:style-name="T2">"Process Int r18 "</text:span><text:span text:style-name="T5">)</text:span>;</text:p>
        </text:list-item>
        <text:list-item>
          <text:p text:style-name="P5"><text:span text:style-name="T3">writeLn1</text:span><text:span text:style-name="T5">()</text:span>; </text:p>
        </text:list-item>
        <text:list-item>
          <text:p text:style-name="P5"><text:span text:style-name="T3">writeStr1</text:span><text:span text:style-name="T5">(</text:span><text:span text:style-name="T2">"Value read-&gt;"</text:span><text:span text:style-name="T5">)</text:span>; </text:p>
        </text:list-item>
        <text:list-item>
          <text:p text:style-name="P5"><text:span text:style-name="T3">writeInt1</text:span><text:span text:style-name="T5">(</text:span>intValueRd<text:span text:style-name="T5">)</text:span>;</text:p>
        </text:list-item>
        <text:list-item>
          <text:p text:style-name="P5"><text:span text:style-name="T3">writeLn1</text:span><text:span text:style-name="T5">(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ledToggle=<text:span text:style-name="T2">false</text:span>; </text:p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 </text:p>
        </text:list-item>
        <text:list-item>
          <text:p text:style-name="P5"><text:span text:style-name="T5">}</text:span>;</text:p>
        </text:list-item>
        <text:list-item>
          <text:p text:style-name="P7">// } </text:p>
        </text:list-item>
        <text:list-item>
          <text:p text:style-name="P7">// delay(1000); </text:p>
        </text:list-item>
        <text:list-item>
          <text:p text:style-name="P5"><text:span text:style-name="T6">int</text:span> value2 = <text:span text:style-name="T3">readRegister1</text:span><text:span text:style-name="T5">()</text:span>; </text:p>
        </text:list-item>
        <text:list-item>
          <text:p text:style-name="P5"><text:span text:style-name="T3">writeStr1</text:span><text:span text:style-name="T5">(</text:span><text:span text:style-name="T2">"Value read-&gt;"</text:span><text:span text:style-name="T5">)</text:span>; </text:p>
        </text:list-item>
        <text:list-item>
          <text:p text:style-name="P5"><text:span text:style-name="T3">writeInt1</text:span><text:span text:style-name="T5">(</text:span>value2<text:span text:style-name="T5">)</text:span>;</text:p>
        </text:list-item>
        <text:list-item>
          <text:p text:style-name="P5"><text:span text:style-name="T3">writeLn1</text:span><text:span text:style-name="T5">(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15"/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testModule1</text:span><text:span text:style-name="T5">()</text:span></text:p>
        </text:list-item>
        <text:list-item>
          <text:p text:style-name="P11">{</text:p>
        </text:list-item>
        <text:list-item>
          <text:p text:style-name="P7">// verified to work Aug 28, 2022 </text:p>
        </text:list-item>
        <text:list-item>
          <text:p text:style-name="P7">/*</text:p>
        </text:list-item>
        <text:list-item>
          <text:p text:style-name="P7"><text:soft-page-break/>for(int k=0; ((k &lt; sizeof buff) &amp;&amp; (buff[k]!=0)); k++ ){</text:p>
        </text:list-item>
        <text:list-item>
          <text:p text:style-name="P7">Serial.print("Sending char(");</text:p>
        </text:list-item>
        <text:list-item>
          <text:p text:style-name="P7">Serial.print((char)buff[k]);</text:p>
        </text:list-item>
        <text:list-item>
          <text:p text:style-name="P7">Serial.println(")");</text:p>
        </text:list-item>
        <text:list-item>
          <text:p text:style-name="P7">display.setCursor(0,20); // Start at top-left corner</text:p>
        </text:list-item>
        <text:list-item>
          <text:p text:style-name="P7">display.print(F("Sending ch ("));</text:p>
        </text:list-item>
        <text:list-item>
          <text:p text:style-name="P7">display.print(buff[k]);</text:p>
        </text:list-item>
        <text:list-item>
          <text:p text:style-name="P7">display.print(") "); </text:p>
        </text:list-item>
        <text:list-item>
          <text:p text:style-name="P7">display.println(k); </text:p>
        </text:list-item>
        <text:list-item>
          <text:p text:style-name="P7">display.display();</text:p>
        </text:list-item>
        <text:list-item>
          <text:p text:style-name="P15"/>
        </text:list-item>
        <text:list-item>
          <text:p text:style-name="P7">digitalWrite(slaveLatch,LOW); // slave select ON</text:p>
        </text:list-item>
        <text:list-item>
          <text:p text:style-name="P7">digitalWrite(slaveLatch,HIGH); // slave select OFF</text:p>
        </text:list-item>
        <text:list-item>
          <text:p text:style-name="P7">delay(1000);</text:p>
        </text:list-item>
        <text:list-item>
          <text:p text:style-name="P7">}</text:p>
        </text:list-item>
        <text:list-item>
          <text:p text:style-name="P7">*/</text:p>
        </text:list-item>
        <text:list-item>
          <text:p text:style-name="P7">/* </text:p>
        </text:list-item>
        <text:list-item>
          <text:p text:style-name="P7">display.setTextColor(SSD1306_WHITE); // Draw white text</text:p>
        </text:list-item>
        <text:list-item>
          <text:p text:style-name="P7">display.setCursor(0,20); // Start at top-left corner</text:p>
        </text:list-item>
        <text:list-item>
          <text:p text:style-name="P7">display.print(buff);</text:p>
        </text:list-item>
        <text:list-item>
          <text:p text:style-name="P7">display.print(j);</text:p>
        </text:list-item>
        <text:list-item>
          <text:p text:style-name="P7">display.println(); </text:p>
        </text:list-item>
        <text:list-item>
          <text:p text:style-name="P7">display.display();</text:p>
        </text:list-item>
        <text:list-item>
          <text:p text:style-name="P7">*/</text:p>
        </text:list-item>
        <text:list-item>
          <text:p text:style-name="P7">/* </text:p>
        </text:list-item>
        <text:list-item>
          <text:p text:style-name="P7">if (receivedone)</text:p>
        </text:list-item>
        <text:list-item>
          <text:p text:style-name="P7"><text:soft-page-break/>{</text:p>
        </text:list-item>
        <text:list-item>
          <text:p text:style-name="P7">buff[index1]= 0;</text:p>
        </text:list-item>
        <text:list-item>
          <text:p text:style-name="P7">display.setTextSize(1); // Normal 1:1 pixel scale</text:p>
        </text:list-item>
        <text:list-item>
          <text:p text:style-name="P7">display.setTextColor(SSD1306_WHITE); // Draw white text</text:p>
        </text:list-item>
        <text:list-item>
          <text:p text:style-name="P7">display.setCursor(3,0); // Start at top-left corner</text:p>
        </text:list-item>
        <text:list-item>
          <text:p text:style-name="P7">display.print(F("Msg from Host! "));</text:p>
        </text:list-item>
        <text:list-item>
          <text:p text:style-name="P7">display.print(buff);</text:p>
        </text:list-item>
        <text:list-item>
          <text:p text:style-name="P7">display.println(); </text:p>
        </text:list-item>
        <text:list-item>
          <text:p text:style-name="P7">display.display();</text:p>
        </text:list-item>
        <text:list-item>
          <text:p text:style-name="P15"/>
        </text:list-item>
        <text:list-item>
          <text:p text:style-name="P7">index1=0;</text:p>
        </text:list-item>
        <text:list-item>
          <text:p text:style-name="P7">receivedone=false;</text:p>
        </text:list-item>
        <text:list-item>
          <text:p text:style-name="P7">} </text:p>
        </text:list-item>
        <text:list-item>
          <text:p text:style-name="P7">*/</text:p>
        </text:list-item>
        <text:list-item>
          <text:p text:style-name="P7">// *************************************************************</text:p>
        </text:list-item>
        <text:list-item>
          <text:p text:style-name="P7">// *** Device ID Register Code using 74HC595</text:p>
        </text:list-item>
        <text:list-item>
          <text:p text:style-name="P7">// *************************************************************</text:p>
        </text:list-item>
        <text:list-item>
          <text:p text:style-name="P15"/>
        </text:list-item>
        <text:list-item>
          <text:p text:style-name="P7">// Device ID Register Control Code for Master Node</text:p>
        </text:list-item>
        <text:list-item>
          <text:p text:style-name="P5"><text:span text:style-name="T1">for</text:span> <text:span text:style-name="T5">(</text:span><text:span text:style-name="T6">int</text:span> i=<text:span text:style-name="T2">0</text:span>; i&lt;<text:span text:style-name="T2">256</text:span>; i++<text:span text:style-name="T5">)</text:span> <text:span text:style-name="T5">{</text:span></text:p>
        </text:list-item>
        <text:list-item>
          <text:p text:style-name="P7">//display.setCursor(0,20);</text:p>
        </text:list-item>
        <text:list-item>
          <text:p text:style-name="P5"><text:span text:style-name="T3">display</text:span>.<text:span text:style-name="T3">print</text:span><text:span text:style-name="T5">(</text:span><text:span text:style-name="T2">"Writing ... "</text:span><text:span text:style-name="T5">)</text:span>;</text:p>
        </text:list-item>
        <text:list-item>
          <text:p text:style-name="P5"><text:span text:style-name="T3">display</text:span>.<text:span text:style-name="T3">println</text:span><text:span text:style-name="T5">(</text:span>i<text:span text:style-name="T5">)</text:span>;</text:p>
        </text:list-item>
        <text:list-item>
          <text:p text:style-name="P7"><text:soft-page-break/>//display.println(); 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lineCount1++;</text:p>
        </text:list-item>
        <text:list-item>
          <text:p text:style-name="P5"><text:span text:style-name="T3">Serial</text:span>.<text:span text:style-name="T3">print</text:span><text:span text:style-name="T5">(</text:span><text:span text:style-name="T2">"Writing ..."</text:span><text:span text:style-name="T5">)</text:span>;</text:p>
        </text:list-item>
        <text:list-item>
          <text:p text:style-name="P5"><text:span text:style-name="T3">Serial</text:span>.<text:span text:style-name="T3">println</text:span><text:span text:style-name="T5">(</text:span>i<text:span text:style-name="T5">)</text:span>;</text:p>
        </text:list-item>
        <text:list-item>
          <text:p text:style-name="P5"><text:span text:style-name="T3">writeRegister0</text:span><text:span text:style-name="T5">(</text:span>i<text:span text:style-name="T5">)</text:span>;</text:p>
        </text:list-item>
        <text:list-item>
          <text:p text:style-name="P15"/>
        </text:list-item>
        <text:list-item>
          <text:p text:style-name="P5">lastValue1 = <text:span text:style-name="T3">readRegister0</text:span><text:span text:style-name="T5">()</text:span>;</text:p>
        </text:list-item>
        <text:list-item>
          <text:p text:style-name="P15"/>
        </text:list-item>
        <text:list-item>
          <text:p text:style-name="P7">//display.setCursor(0,30);</text:p>
        </text:list-item>
        <text:list-item>
          <text:p text:style-name="P5"><text:span text:style-name="T3">display</text:span>.<text:span text:style-name="T3">print</text:span><text:span text:style-name="T5">(</text:span><text:span text:style-name="T2">"Reading ... "</text:span><text:span text:style-name="T5">)</text:span>;</text:p>
        </text:list-item>
        <text:list-item>
          <text:p text:style-name="P5"><text:span text:style-name="T3">display</text:span>.<text:span text:style-name="T3">print</text:span><text:span text:style-name="T5">(</text:span>lastValue1<text:span text:style-name="T5">)</text:span>;</text:p>
        </text:list-item>
        <text:list-item>
          <text:p text:style-name="P5"><text:span text:style-name="T3">display</text:span>.<text:span text:style-name="T3">println</text:span><text:span text:style-name="T5">()</text:span>; 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lineCount1++; </text:p>
        </text:list-item>
        <text:list-item>
          <text:p text:style-name="P5"><text:span text:style-name="T3">Serial</text:span>.<text:span text:style-name="T3">print</text:span><text:span text:style-name="T5">(</text:span><text:span text:style-name="T2">"Reading LastValue ="</text:span><text:span text:style-name="T5">)</text:span>;</text:p>
        </text:list-item>
        <text:list-item>
          <text:p text:style-name="P5"><text:span text:style-name="T3">Serial</text:span>.<text:span text:style-name="T3">println</text:span><text:span text:style-name="T5">(</text:span>lastValue1<text:span text:style-name="T5">)</text:span>;</text:p>
        </text:list-item>
        <text:list-item>
          <text:p text:style-name="P5"><text:span text:style-name="T3">Serial</text:span>.<text:span text:style-name="T3">print</text:span><text:span text:style-name="T5">(</text:span><text:span text:style-name="T2">"LineCount1 is "</text:span><text:span text:style-name="T5">)</text:span>;</text:p>
        </text:list-item>
        <text:list-item>
          <text:p text:style-name="P5"><text:span text:style-name="T3">Serial</text:span>.<text:span text:style-name="T3">println</text:span><text:span text:style-name="T5">(</text:span>lineCount1<text:span text:style-name="T5">)</text:span>;</text:p>
        </text:list-item>
        <text:list-item>
          <text:p text:style-name="P5"><text:span text:style-name="T3">Serial</text:span>.<text:span text:style-name="T3">println</text:span><text:span text:style-name="T5">(</text:span><text:span text:style-name="T2">"\n"</text:span><text:span text:style-name="T5">)</text:span>;</text:p>
        </text:list-item>
        <text:list-item>
          <text:p text:style-name="P7">// if ((i % 4) == 0)</text:p>
        </text:list-item>
        <text:list-item>
          <text:p text:style-name="P7">// if ((lineCount1 &amp; 8) == 0) // display first two entries then clears</text:p>
        </text:list-item>
        <text:list-item>
          <text:p text:style-name="P5"><text:span text:style-name="T1">if</text:span> <text:span text:style-name="T5">(((</text:span>lineCount1 % <text:span text:style-name="T2">8</text:span><text:span text:style-name="T5">)</text:span> == <text:span text:style-name="T2">0</text:span><text:span text:style-name="T5">)</text:span> || <text:span text:style-name="T5">(</text:span>lineCount1 &gt; <text:span text:style-name="T2">8</text:span><text:span text:style-name="T5">))</text:span></text:p>
        </text:list-item>
        <text:list-item>
          <text:p text:style-name="P11">{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 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5"><text:span text:style-name="T3">display</text:span>.<text:span text:style-name="T3">setCursor</text:span><text:span text:style-name="T5">(</text:span><text:span text:style-name="T2">0</text:span>,<text:span text:style-name="T2">0</text:span><text:span text:style-name="T5">)</text:span>;</text:p>
        </text:list-item>
        <text:list-item>
          <text:p text:style-name="P5"><text:soft-page-break/><text:span text:style-name="T3">display</text:span>.<text:span text:style-name="T3">display</text:span><text:span text:style-name="T5">()</text:span>; </text:p>
        </text:list-item>
        <text:list-item>
          <text:p text:style-name="P5">lineCount1=<text:span text:style-name="T2">0</text:span>; </text:p>
        </text:list-item>
        <text:list-item>
          <text:p text:style-name="P5"><text:span text:style-name="T5">}</text:span> 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 </text:p>
        </text:list-item>
        <text:list-item>
          <text:p text:style-name="P5"><text:span text:style-name="T5">}</text:span> 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testModule2</text:span><text:span text:style-name="T5">()</text:span></text:p>
        </text:list-item>
        <text:list-item>
          <text:p text:style-name="P11">{</text:p>
        </text:list-item>
        <text:list-item>
          <text:p text:style-name="P7">// updated Sept 1, 2022 -- added test for mux in 8 to 12</text:p>
        </text:list-item>
        <text:list-item>
          <text:p text:style-name="P5"><text:span text:style-name="T6">int</text:span> lastValue1;</text:p>
        </text:list-item>
        <text:list-item>
          <text:p text:style-name="P15"/>
        </text:list-item>
        <text:list-item>
          <text:p text:style-name="P5"><text:span text:style-name="T3">writeStr1</text:span><text:span text:style-name="T5">(</text:span><text:span text:style-name="T2">"IN testModule2() "</text:span><text:span text:style-name="T5">)</text:span>;</text:p>
        </text:list-item>
        <text:list-item>
          <text:p text:style-name="P5"><text:span text:style-name="T3">writeLn1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 </text:p>
        </text:list-item>
        <text:list-item>
          <text:p text:style-name="P5"><text:span text:style-name="T1">for</text:span> <text:span text:style-name="T5">(</text:span><text:span text:style-name="T6">int</text:span> i=<text:span text:style-name="T2">0</text:span>; i&lt;<text:span text:style-name="T2">4</text:span>;i++<text:span text:style-name="T5">)</text:span></text:p>
        </text:list-item>
        <text:list-item>
          <text:p text:style-name="P5"><text:span text:style-name="T5">{</text:span> </text:p>
        </text:list-item>
        <text:list-item>
          <text:p text:style-name="P5"><text:span text:style-name="T3">writeRegister0</text:span><text:span text:style-name="T5">(</text:span>i<text:span text:style-name="T5">)</text:span>;</text:p>
        </text:list-item>
        <text:list-item>
          <text:p text:style-name="P15"/>
        </text:list-item>
        <text:list-item>
          <text:p text:style-name="P5"><text:span text:style-name="T3">writeStr1</text:span><text:span text:style-name="T5">(</text:span><text:span text:style-name="T2">"Writing ... "</text:span><text:span text:style-name="T5">)</text:span>;</text:p>
        </text:list-item>
        <text:list-item>
          <text:p text:style-name="P5"><text:span text:style-name="T3">writeInt1</text:span><text:span text:style-name="T5">(</text:span>i<text:span text:style-name="T5">)</text:span>;</text:p>
        </text:list-item>
        <text:list-item>
          <text:p text:style-name="P7">//display.println(); </text:p>
        </text:list-item>
        <text:list-item>
          <text:p text:style-name="P5"><text:span text:style-name="T3">writeLn1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3">Serial</text:span>.<text:span text:style-name="T3">print</text:span><text:span text:style-name="T5">(</text:span><text:span text:style-name="T2">"Writing ..."</text:span><text:span text:style-name="T5">)</text:span>;</text:p>
        </text:list-item>
        <text:list-item>
          <text:p text:style-name="P5"><text:span text:style-name="T3">Serial</text:span>.<text:span text:style-name="T3">print</text:span><text:span text:style-name="T5">(</text:span>i<text:span text:style-name="T5">)</text:span>;</text:p>
        </text:list-item>
        <text:list-item>
          <text:p text:style-name="P15"/>
        </text:list-item>
        <text:list-item>
          <text:p text:style-name="P5"><text:soft-page-break/>lastValue1 = <text:span text:style-name="T3">readRegister0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3">writeStr1</text:span><text:span text:style-name="T5">(</text:span><text:span text:style-name="T2">"Reading ... "</text:span><text:span text:style-name="T5">)</text:span>;</text:p>
        </text:list-item>
        <text:list-item>
          <text:p text:style-name="P5"><text:span text:style-name="T3">writeInt1</text:span><text:span text:style-name="T5">(</text:span>lastValue1<text:span text:style-name="T5">)</text:span>;</text:p>
        </text:list-item>
        <text:list-item>
          <text:p text:style-name="P7">//display.println(); </text:p>
        </text:list-item>
        <text:list-item>
          <text:p text:style-name="P5"><text:span text:style-name="T3">writeLn1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3">Serial</text:span>.<text:span text:style-name="T3">print</text:span><text:span text:style-name="T5">(</text:span><text:span text:style-name="T2">" Reading ..."</text:span><text:span text:style-name="T5">)</text:span>;</text:p>
        </text:list-item>
        <text:list-item>
          <text:p text:style-name="P5"><text:span text:style-name="T3">Serial</text:span>.<text:span text:style-name="T3">print</text:span><text:span text:style-name="T5">(</text:span>lastValue1<text:span text:style-name="T5">)</text:span>;</text:p>
        </text:list-item>
        <text:list-item>
          <text:p text:style-name="P5"><text:span text:style-name="T3">Serial</text:span>.<text:span text:style-name="T3">print</text:span><text:span text:style-name="T5">(</text:span><text:span text:style-name="T2">" LineCount1 is "</text:span><text:span text:style-name="T5">)</text:span>;</text:p>
        </text:list-item>
        <text:list-item>
          <text:p text:style-name="P5"><text:span text:style-name="T3">Serial</text:span>.<text:span text:style-name="T3">println</text:span><text:span text:style-name="T5">(</text:span>lineCount1<text:span text:style-name="T5">)</text:span>;</text:p>
        </text:list-item>
        <text:list-item>
          <text:p text:style-name="P5"><text:span text:style-name="T3">Serial</text:span>.<text:span text:style-name="T3">println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 </text:p>
        </text:list-item>
        <text:list-item>
          <text:p text:style-name="P5"><text:span text:style-name="T5">}</text:span> </text:p>
        </text:list-item>
        <text:list-item>
          <text:p text:style-name="P7">/*</text:p>
        </text:list-item>
        <text:list-item>
          <text:p text:style-name="P7">for (int i=8; i&lt;12;i++)</text:p>
        </text:list-item>
        <text:list-item>
          <text:p text:style-name="P7">{ </text:p>
        </text:list-item>
        <text:list-item>
          <text:p text:style-name="P7">writeRegister0(i);</text:p>
        </text:list-item>
        <text:list-item>
          <text:p text:style-name="P15"/>
        </text:list-item>
        <text:list-item>
          <text:p text:style-name="P7">writeStr1("Writing ... ");</text:p>
        </text:list-item>
        <text:list-item>
          <text:p text:style-name="P7">writeInt1(i);</text:p>
        </text:list-item>
        <text:list-item>
          <text:p text:style-name="P7">//display.println(); </text:p>
        </text:list-item>
        <text:list-item>
          <text:p text:style-name="P7">writeLn1();</text:p>
        </text:list-item>
        <text:list-item>
          <text:p text:style-name="P15"/>
        </text:list-item>
        <text:list-item>
          <text:p text:style-name="P7">Serial.print("Writing ...");</text:p>
        </text:list-item>
        <text:list-item>
          <text:p text:style-name="P7">Serial.println(i);</text:p>
        </text:list-item>
        <text:list-item>
          <text:p text:style-name="P7">Serial.print("LineCount1 is ");</text:p>
        </text:list-item>
        <text:list-item>
          <text:p text:style-name="P7">Serial.println(lineCount1);</text:p>
        </text:list-item>
        <text:list-item>
          <text:p text:style-name="P7"><text:soft-page-break/>Serial.println("\n");</text:p>
        </text:list-item>
        <text:list-item>
          <text:p text:style-name="P7">delay(1000); </text:p>
        </text:list-item>
        <text:list-item>
          <text:p text:style-name="P7">} </text:p>
        </text:list-item>
        <text:list-item>
          <text:p text:style-name="P7">*/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testModule3</text:span><text:span text:style-name="T5">()</text:span></text:p>
        </text:list-item>
        <text:list-item>
          <text:p text:style-name="P11">{</text:p>
        </text:list-item>
        <text:list-item>
          <text:p text:style-name="P7">// sept 6, 2022 --- verified to work</text:p>
        </text:list-item>
        <text:list-item>
          <text:p text:style-name="P7">// started Sept 3, 2022 -- added test for mux in 8 to 12</text:p>
        </text:list-item>
        <text:list-item>
          <text:p text:style-name="P5"><text:span text:style-name="T6">int</text:span> lastValue=<text:span text:style-name="T2">0</text:span>;</text:p>
        </text:list-item>
        <text:list-item>
          <text:p text:style-name="P15"/>
        </text:list-item>
        <text:list-item>
          <text:p text:style-name="P5"><text:span text:style-name="T3">writeStr1</text:span><text:span text:style-name="T5">(</text:span><text:span text:style-name="T2">"IN testModule3() "</text:span><text:span text:style-name="T5">)</text:span>;</text:p>
        </text:list-item>
        <text:list-item>
          <text:p text:style-name="P5"><text:span text:style-name="T3">writeLn1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 </text:p>
        </text:list-item>
        <text:list-item>
          <text:p text:style-name="P5"><text:span text:style-name="T1">for</text:span> <text:span text:style-name="T5">(</text:span><text:span text:style-name="T6">int</text:span> i=<text:span text:style-name="T2">0</text:span>; i&lt;<text:span text:style-name="T2">16</text:span>;i++<text:span text:style-name="T5">)</text:span></text:p>
        </text:list-item>
        <text:list-item>
          <text:p text:style-name="P5"><text:span text:style-name="T5">{</text:span> </text:p>
        </text:list-item>
        <text:list-item>
          <text:p text:style-name="P5"><text:span text:style-name="T3">writeRegister0</text:span><text:span text:style-name="T5">(</text:span><text:span text:style-name="T2">1</text:span><text:span text:style-name="T5">)</text:span>;<text:span text:style-name="T4"> // added Spet 13, 2022 -- cant work embedded in writeRegister0() </text:span></text:p>
        </text:list-item>
        <text:list-item>
          <text:p text:style-name="P5"><text:span text:style-name="T3">writeRegister1</text:span><text:span text:style-name="T5">(</text:span>i<text:span text:style-name="T5">)</text:span>;</text:p>
        </text:list-item>
        <text:list-item>
          <text:p text:style-name="P15"/>
        </text:list-item>
        <text:list-item>
          <text:p text:style-name="P5"><text:span text:style-name="T3">writeStr1</text:span><text:span text:style-name="T5">(</text:span><text:span text:style-name="T2">"Writing ... "</text:span><text:span text:style-name="T5">)</text:span>;</text:p>
        </text:list-item>
        <text:list-item>
          <text:p text:style-name="P5"><text:span text:style-name="T3">writeInt1</text:span><text:span text:style-name="T5">(</text:span>i<text:span text:style-name="T5">)</text:span>;</text:p>
        </text:list-item>
        <text:list-item>
          <text:p text:style-name="P7">//display.println(); </text:p>
        </text:list-item>
        <text:list-item>
          <text:p text:style-name="P5"><text:span text:style-name="T3">writeLn1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3">Serial</text:span>.<text:span text:style-name="T3">print</text:span><text:span text:style-name="T5">(</text:span><text:span text:style-name="T2">"Writing ..."</text:span><text:span text:style-name="T5">)</text:span>;</text:p>
        </text:list-item>
        <text:list-item>
          <text:p text:style-name="P5"><text:soft-page-break/><text:span text:style-name="T3">Serial</text:span>.<text:span text:style-name="T3">println</text:span><text:span text:style-name="T5">(</text:span>i<text:span text:style-name="T5">)</text:span>;</text:p>
        </text:list-item>
        <text:list-item>
          <text:p text:style-name="P5"><text:span text:style-name="T3">Serial</text:span>.<text:span text:style-name="T3">print</text:span><text:span text:style-name="T5">(</text:span><text:span text:style-name="T2">"LineCount1 is "</text:span><text:span text:style-name="T5">)</text:span>;</text:p>
        </text:list-item>
        <text:list-item>
          <text:p text:style-name="P5"><text:span text:style-name="T3">Serial</text:span>.<text:span text:style-name="T3">println</text:span><text:span text:style-name="T5">(</text:span>lineCount1<text:span text:style-name="T5">)</text:span>;</text:p>
        </text:list-item>
        <text:list-item>
          <text:p text:style-name="P5"><text:span text:style-name="T3">Serial</text:span>.<text:span text:style-name="T3">println</text:span><text:span text:style-name="T5">(</text:span><text:span text:style-name="T2">"\n"</text:span><text:span text:style-name="T5">)</text:span>;</text:p>
        </text:list-item>
        <text:list-item>
          <text:p text:style-name="P5">lastValue1 = <text:span text:style-name="T3">readRegister1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3">Serial</text:span>.<text:span text:style-name="T3">print</text:span><text:span text:style-name="T5">(</text:span><text:span text:style-name="T2">"Reading ..."</text:span><text:span text:style-name="T5">)</text:span>;</text:p>
        </text:list-item>
        <text:list-item>
          <text:p text:style-name="P5"><text:span text:style-name="T3">Serial</text:span>.<text:span text:style-name="T3">println</text:span><text:span text:style-name="T5">(</text:span>lastValue1<text:span text:style-name="T5">)</text:span>;</text:p>
        </text:list-item>
        <text:list-item>
          <text:p text:style-name="P5"><text:span text:style-name="T3">Serial</text:span>.<text:span text:style-name="T3">println</text:span><text:span text:style-name="T5">()</text:span>;</text:p>
        </text:list-item>
        <text:list-item>
          <text:p text:style-name="P7">//display.setCursor(0,30);</text:p>
        </text:list-item>
        <text:list-item>
          <text:p text:style-name="P5"><text:span text:style-name="T3">writeStr1</text:span><text:span text:style-name="T5">(</text:span><text:span text:style-name="T2">"Reading ... "</text:span><text:span text:style-name="T5">)</text:span>;</text:p>
        </text:list-item>
        <text:list-item>
          <text:p text:style-name="P5"><text:span text:style-name="T3">writeInt1</text:span><text:span text:style-name="T5">(</text:span>lastValue1<text:span text:style-name="T5">)</text:span>;</text:p>
        </text:list-item>
        <text:list-item>
          <text:p text:style-name="P5"><text:span text:style-name="T3">writeLn1</text:span><text:span text:style-name="T5">()</text:span>; 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3">writeRegister1</text:span><text:span text:style-name="T5">(</text:span>i<text:span text:style-name="T5">)</text:span>; 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 </text:p>
        </text:list-item>
        <text:list-item>
          <text:p text:style-name="P5"><text:span text:style-name="T5">}</text:span> 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testModule5</text:span><text:span text:style-name="T5">(</text:span><text:span text:style-name="T6">int</text:span> <text:span text:style-name="T5">regNum)</text:span></text:p>
        </text:list-item>
        <text:list-item>
          <text:p text:style-name="P11">{</text:p>
        </text:list-item>
        <text:list-item>
          <text:p text:style-name="P15"/>
        </text:list-item>
        <text:list-item>
          <text:p text:style-name="P7">// started Sept 3, 2022 -- added test for mux in 8 to 12</text:p>
        </text:list-item>
        <text:list-item>
          <text:p text:style-name="P5"><text:span text:style-name="T6">int</text:span> lastValue=<text:span text:style-name="T2">0</text:span>;</text:p>
        </text:list-item>
        <text:list-item>
          <text:p text:style-name="P5"><text:span text:style-name="T6">int</text:span> busStatus = <text:span text:style-name="T2">1</text:span>;</text:p>
        </text:list-item>
        <text:list-item>
          <text:p text:style-name="P15"/>
        </text:list-item>
        <text:list-item>
          <text:p text:style-name="P5"><text:soft-page-break/><text:span text:style-name="T3">writeStr1</text:span><text:span text:style-name="T5">(</text:span><text:span text:style-name="T2">"IN testModule5()-r12 "</text:span><text:span text:style-name="T5">)</text:span>;</text:p>
        </text:list-item>
        <text:list-item>
          <text:p text:style-name="P5"><text:span text:style-name="T3">writeLn1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 </text:p>
        </text:list-item>
        <text:list-item>
          <text:p text:style-name="P15"/>
        </text:list-item>
        <text:list-item>
          <text:p text:style-name="P5">busStatus=<text:span text:style-name="T3">digitalRead</text:span><text:span text:style-name="T5">(</text:span>busPin<text:span text:style-name="T5">)</text:span>;</text:p>
        </text:list-item>
        <text:list-item>
          <text:p text:style-name="P5"><text:span text:style-name="T1">while</text:span> <text:span text:style-name="T5">(</text:span>busStatus !=<text:span text:style-name="T2">0</text:span><text:span text:style-name="T5">){</text:span></text:p>
        </text:list-item>
        <text:list-item>
          <text:p text:style-name="P5"><text:span text:style-name="T3">writeStr1</text:span><text:span text:style-name="T5">(</text:span><text:span text:style-name="T2">" ... Bus Busy, Waiting"</text:span><text:span text:style-name="T5">)</text:span>;</text:p>
        </text:list-item>
        <text:list-item>
          <text:p text:style-name="P5"><text:span text:style-name="T3">writeLn1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5">busStatus = <text:span text:style-name="T3">digitalRead</text:span><text:span text:style-name="T5">(</text:span>busPin<text:span text:style-name="T5">)</text:span>; </text:p>
        </text:list-item>
        <text:list-item>
          <text:p text:style-name="P5"><text:span text:style-name="T5">}</text:span> </text:p>
        </text:list-item>
        <text:list-item>
          <text:p text:style-name="P5"><text:span text:style-name="T3">writeStr1</text:span><text:span text:style-name="T5">(</text:span><text:span text:style-name="T2">" ... Bus Ready"</text:span><text:span text:style-name="T5">)</text:span>;</text:p>
        </text:list-item>
        <text:list-item>
          <text:p text:style-name="P5"><text:span text:style-name="T3">writeLn1</text:span><text:span text:style-name="T5">()</text:span>;</text:p>
        </text:list-item>
        <text:list-item>
          <text:p text:style-name="P5"><text:span text:style-name="T1">for</text:span> <text:span text:style-name="T5">(</text:span><text:span text:style-name="T6">int</text:span> i=<text:span text:style-name="T2">0</text:span>; i&lt;<text:span text:style-name="T2">16</text:span>;i++<text:span text:style-name="T5">)</text:span></text:p>
        </text:list-item>
        <text:list-item>
          <text:p text:style-name="P5"><text:span text:style-name="T5">{</text:span> </text:p>
        </text:list-item>
        <text:list-item>
          <text:p text:style-name="P5"><text:span text:style-name="T1">switch</text:span><text:span text:style-name="T5">(</text:span>regNum<text:span text:style-name="T5">){</text:span></text:p>
        </text:list-item>
        <text:list-item>
          <text:p text:style-name="P5"><text:span text:style-name="T1">case</text:span> <text:span text:style-name="T2">0</text:span>: <text:span text:style-name="T3">writeRegister0</text:span><text:span text:style-name="T5">(</text:span>i<text:span text:style-name="T5">)</text:span>;</text:p>
        </text:list-item>
        <text:list-item>
          <text:p text:style-name="P5"><text:span text:style-name="T1">break</text:span>;</text:p>
        </text:list-item>
        <text:list-item>
          <text:p text:style-name="P5"><text:span text:style-name="T1">case</text:span> <text:span text:style-name="T2">1</text:span>: </text:p>
        </text:list-item>
        <text:list-item>
          <text:p text:style-name="P5"><text:span text:style-name="T3">writeRegister0</text:span><text:span text:style-name="T5">(</text:span><text:span text:style-name="T2">1</text:span><text:span text:style-name="T5">)</text:span>;</text:p>
        </text:list-item>
        <text:list-item>
          <text:p text:style-name="P5"><text:span text:style-name="T3">writeRegister1</text:span><text:span text:style-name="T5">(</text:span>i<text:span text:style-name="T5">)</text:span>;</text:p>
        </text:list-item>
        <text:list-item>
          <text:p text:style-name="P5"><text:span text:style-name="T1">break</text:span>;</text:p>
        </text:list-item>
        <text:list-item>
          <text:p text:style-name="P7">/* </text:p>
        </text:list-item>
        <text:list-item>
          <text:p text:style-name="P7">case 2: </text:p>
        </text:list-item>
        <text:list-item>
          <text:p text:style-name="P7">writeRegister0(2);</text:p>
        </text:list-item>
        <text:list-item>
          <text:p text:style-name="P7">writeRegister2(i);</text:p>
        </text:list-item>
        <text:list-item>
          <text:p text:style-name="P7">break;</text:p>
        </text:list-item>
        <text:list-item>
          <text:p text:style-name="P7">case 3: </text:p>
        </text:list-item>
        <text:list-item>
          <text:p text:style-name="P7"><text:soft-page-break/>writeRegister0(3);</text:p>
        </text:list-item>
        <text:list-item>
          <text:p text:style-name="P7">writeRegister3(i);</text:p>
        </text:list-item>
        <text:list-item>
          <text:p text:style-name="P7">break; </text:p>
        </text:list-item>
        <text:list-item>
          <text:p text:style-name="P7">*/</text:p>
        </text:list-item>
        <text:list-item>
          <text:p text:style-name="P5"><text:span text:style-name="T1">default</text:span>: </text:p>
        </text:list-item>
        <text:list-item>
          <text:p text:style-name="P5"><text:span text:style-name="T3">writeStr1</text:span><text:span text:style-name="T5">(</text:span><text:span text:style-name="T2">" ... INV reg "</text:span><text:span text:style-name="T5">)</text:span>;</text:p>
        </text:list-item>
        <text:list-item>
          <text:p text:style-name="P5"><text:span text:style-name="T3">writeRegister0</text:span><text:span text:style-name="T5">(</text:span>regNum<text:span text:style-name="T5">)</text:span>;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5"><text:span text:style-name="T3">writeInt1</text:span><text:span text:style-name="T5">(</text:span>regNum<text:span text:style-name="T5">)</text:span>;</text:p>
        </text:list-item>
        <text:list-item>
          <text:p text:style-name="P5"><text:span text:style-name="T3">writeLn1</text:span><text:span text:style-name="T5">()</text:span>; </text:p>
        </text:list-item>
        <text:list-item>
          <text:p text:style-name="P5"><text:span text:style-name="T1">break</text:span>; </text:p>
        </text:list-item>
        <text:list-item>
          <text:p text:style-name="P11">}</text:p>
        </text:list-item>
        <text:list-item>
          <text:p text:style-name="P7">//writeRegister0(0);</text:p>
        </text:list-item>
        <text:list-item>
          <text:p text:style-name="P7">//delay(1000);</text:p>
        </text:list-item>
        <text:list-item>
          <text:p text:style-name="P15"/>
        </text:list-item>
        <text:list-item>
          <text:p text:style-name="P5"><text:span text:style-name="T3">writeStr1</text:span><text:span text:style-name="T5">(</text:span><text:span text:style-name="T2">"Wr Reg "</text:span><text:span text:style-name="T5">)</text:span>;</text:p>
        </text:list-item>
        <text:list-item>
          <text:p text:style-name="P5"><text:span text:style-name="T3">writeInt1</text:span><text:span text:style-name="T5">(</text:span>regNum<text:span text:style-name="T5">)</text:span>;</text:p>
        </text:list-item>
        <text:list-item>
          <text:p text:style-name="P5"><text:span text:style-name="T3">writeStr1</text:span><text:span text:style-name="T5">(</text:span><text:span text:style-name="T2">" -&gt;"</text:span><text:span text:style-name="T5">)</text:span>;</text:p>
        </text:list-item>
        <text:list-item>
          <text:p text:style-name="P5"><text:span text:style-name="T3">writeInt1</text:span><text:span text:style-name="T5">(</text:span>i<text:span text:style-name="T5">)</text:span>;</text:p>
        </text:list-item>
        <text:list-item>
          <text:p text:style-name="P7">//display.println(); </text:p>
        </text:list-item>
        <text:list-item>
          <text:p text:style-name="P5"><text:span text:style-name="T3">writeLn1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3">Serial</text:span>.<text:span text:style-name="T3">print</text:span><text:span text:style-name="T5">(</text:span><text:span text:style-name="T2">"Writing Reg "</text:span><text:span text:style-name="T5">)</text:span>;</text:p>
        </text:list-item>
        <text:list-item>
          <text:p text:style-name="P5"><text:span text:style-name="T3">Serial</text:span>.<text:span text:style-name="T3">print</text:span><text:span text:style-name="T5">(</text:span>regNum<text:span text:style-name="T5">)</text:span>;</text:p>
        </text:list-item>
        <text:list-item>
          <text:p text:style-name="P5"><text:span text:style-name="T3">Serial</text:span>.<text:span text:style-name="T3">print</text:span><text:span text:style-name="T5">(</text:span><text:span text:style-name="T2">"..."</text:span><text:span text:style-name="T5">)</text:span>;</text:p>
        </text:list-item>
        <text:list-item>
          <text:p text:style-name="P5"><text:span text:style-name="T3">Serial</text:span>.<text:span text:style-name="T3">print</text:span><text:span text:style-name="T5">(</text:span>i<text:span text:style-name="T5">)</text:span>;</text:p>
        </text:list-item>
        <text:list-item>
          <text:p text:style-name="P5"><text:span text:style-name="T3">Serial</text:span>.<text:span text:style-name="T3">print</text:span><text:span text:style-name="T5">(</text:span><text:span text:style-name="T2">" LineCount1 is "</text:span><text:span text:style-name="T5">)</text:span>;</text:p>
        </text:list-item>
        <text:list-item>
          <text:p text:style-name="P5"><text:span text:style-name="T3">Serial</text:span>.<text:span text:style-name="T3">print</text:span><text:span text:style-name="T5">(</text:span>lineCount1<text:span text:style-name="T5">)</text:span>;</text:p>
        </text:list-item>
        <text:list-item>
          <text:p text:style-name="P5"><text:soft-page-break/><text:span text:style-name="T3">Serial</text:span>.<text:span text:style-name="T3">print</text:span><text:span text:style-name="T5">(</text:span><text:span text:style-name="T2">" Register-&gt;"</text:span><text:span text:style-name="T5">)</text:span>;</text:p>
        </text:list-item>
        <text:list-item>
          <text:p text:style-name="P5"><text:span text:style-name="T3">Serial</text:span>.<text:span text:style-name="T3">print</text:span><text:span text:style-name="T5">(</text:span>regNum<text:span text:style-name="T5">)</text:span>;</text:p>
        </text:list-item>
        <text:list-item>
          <text:p text:style-name="P5"><text:span text:style-name="T1">switch</text:span><text:span text:style-name="T5">(</text:span>regNum<text:span text:style-name="T5">){</text:span></text:p>
        </text:list-item>
        <text:list-item>
          <text:p text:style-name="P5"><text:span text:style-name="T1">case</text:span> <text:span text:style-name="T2">0</text:span>: lastValue1=<text:span text:style-name="T3">readRegister0</text:span><text:span text:style-name="T5">()</text:span>;</text:p>
        </text:list-item>
        <text:list-item>
          <text:p text:style-name="P5"><text:span text:style-name="T1">break</text:span>;</text:p>
        </text:list-item>
        <text:list-item>
          <text:p text:style-name="P5"><text:span text:style-name="T1">case</text:span> <text:span text:style-name="T2">1</text:span>: </text:p>
        </text:list-item>
        <text:list-item>
          <text:p text:style-name="P7">//writeRegister0(1);</text:p>
        </text:list-item>
        <text:list-item>
          <text:p text:style-name="P5">lastValue1=<text:span text:style-name="T3">readRegister1</text:span><text:span text:style-name="T5">()</text:span>;</text:p>
        </text:list-item>
        <text:list-item>
          <text:p text:style-name="P5"><text:span text:style-name="T1">break</text:span>;</text:p>
        </text:list-item>
        <text:list-item>
          <text:p text:style-name="P7">/*</text:p>
        </text:list-item>
        <text:list-item>
          <text:p text:style-name="P7">case 2: lastValue1=readRegister2();</text:p>
        </text:list-item>
        <text:list-item>
          <text:p text:style-name="P7">break;</text:p>
        </text:list-item>
        <text:list-item>
          <text:p text:style-name="P7">case 3: lastValue1=readRegister3();</text:p>
        </text:list-item>
        <text:list-item>
          <text:p text:style-name="P7">break; </text:p>
        </text:list-item>
        <text:list-item>
          <text:p text:style-name="P7">*/</text:p>
        </text:list-item>
        <text:list-item>
          <text:p text:style-name="P5"><text:span text:style-name="T1">default</text:span>: </text:p>
        </text:list-item>
        <text:list-item>
          <text:p text:style-name="P5"><text:span text:style-name="T3">writeStr1</text:span><text:span text:style-name="T5">(</text:span><text:span text:style-name="T2">" ... INV reg "</text:span><text:span text:style-name="T5">)</text:span>;</text:p>
        </text:list-item>
        <text:list-item>
          <text:p text:style-name="P5"><text:span text:style-name="T3">writeRegister0</text:span><text:span text:style-name="T5">(</text:span>regNum<text:span text:style-name="T5">)</text:span>;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5"><text:span text:style-name="T3">writeInt1</text:span><text:span text:style-name="T5">(</text:span>regNum<text:span text:style-name="T5">)</text:span>;</text:p>
        </text:list-item>
        <text:list-item>
          <text:p text:style-name="P5"><text:span text:style-name="T3">writeLn1</text:span><text:span text:style-name="T5">()</text:span>; </text:p>
        </text:list-item>
        <text:list-item>
          <text:p text:style-name="P5">lastValue1 =<text:span text:style-name="T2">0</text:span>;</text:p>
        </text:list-item>
        <text:list-item>
          <text:p text:style-name="P5"><text:span text:style-name="T1">break</text:span>; </text:p>
        </text:list-item>
        <text:list-item>
          <text:p text:style-name="P5"><text:span text:style-name="T5">}</text:span> </text:p>
        </text:list-item>
        <text:list-item>
          <text:p text:style-name="P7">//writeRegister0(0);</text:p>
        </text:list-item>
        <text:list-item>
          <text:p text:style-name="P7">//delay(1000);</text:p>
        </text:list-item>
        <text:list-item>
          <text:p text:style-name="P7">// lastValue1=readRegister1();</text:p>
        </text:list-item>
        <text:list-item>
          <text:p text:style-name="P15"/>
        </text:list-item>
        <text:list-item>
          <text:p text:style-name="P5"><text:soft-page-break/><text:span text:style-name="T3">Serial</text:span>.<text:span text:style-name="T3">print</text:span><text:span text:style-name="T5">(</text:span><text:span text:style-name="T2">" Reading ..."</text:span><text:span text:style-name="T5">)</text:span>;</text:p>
        </text:list-item>
        <text:list-item>
          <text:p text:style-name="P5"><text:span text:style-name="T3">Serial</text:span>.<text:span text:style-name="T3">println</text:span><text:span text:style-name="T5">(</text:span>lastValue1<text:span text:style-name="T5">)</text:span>;</text:p>
        </text:list-item>
        <text:list-item>
          <text:p text:style-name="P5"><text:span text:style-name="T3">Serial</text:span>.<text:span text:style-name="T3">println</text:span><text:span text:style-name="T5">()</text:span>;</text:p>
        </text:list-item>
        <text:list-item>
          <text:p text:style-name="P7">//display.setCursor(0,30);</text:p>
        </text:list-item>
        <text:list-item>
          <text:p text:style-name="P5"><text:span text:style-name="T3">writeStr1</text:span><text:span text:style-name="T5">(</text:span><text:span text:style-name="T2">"Reading ... "</text:span><text:span text:style-name="T5">)</text:span>;</text:p>
        </text:list-item>
        <text:list-item>
          <text:p text:style-name="P5"><text:span text:style-name="T3">writeInt1</text:span><text:span text:style-name="T5">(</text:span>lastValue1<text:span text:style-name="T5">)</text:span>;</text:p>
        </text:list-item>
        <text:list-item>
          <text:p text:style-name="P5"><text:span text:style-name="T3">writeLn1</text:span><text:span text:style-name="T5">()</text:span>; </text:p>
        </text:list-item>
        <text:list-item>
          <text:p text:style-name="P5"><text:span text:style-name="T3">display</text:span>.<text:span text:style-name="T3">display</text:span><text:span text:style-name="T5">()</text:span>; </text:p>
        </text:list-item>
        <text:list-item>
          <text:p text:style-name="P21"/>
        </text:list-item>
        <text:list-item>
          <text:p text:style-name="P5"><text:span text:style-name="T1">switch</text:span><text:span text:style-name="T5">(</text:span>regNum<text:span text:style-name="T5">){</text:span></text:p>
        </text:list-item>
        <text:list-item>
          <text:p text:style-name="P5"><text:span text:style-name="T1">case</text:span> <text:span text:style-name="T2">0</text:span>: <text:span text:style-name="T3">writeRegister0</text:span><text:span text:style-name="T5">(</text:span>i<text:span text:style-name="T5">)</text:span>;</text:p>
        </text:list-item>
        <text:list-item>
          <text:p text:style-name="P5"><text:span text:style-name="T1">break</text:span>;</text:p>
        </text:list-item>
        <text:list-item>
          <text:p text:style-name="P5"><text:span text:style-name="T1">case</text:span> <text:span text:style-name="T2">1</text:span>: </text:p>
        </text:list-item>
        <text:list-item>
          <text:p text:style-name="P5"><text:span text:style-name="T3">writeRegister0</text:span><text:span text:style-name="T5">(</text:span><text:span text:style-name="T2">1</text:span><text:span text:style-name="T5">)</text:span>;</text:p>
        </text:list-item>
        <text:list-item>
          <text:p text:style-name="P5"><text:span text:style-name="T3">writeRegister1</text:span><text:span text:style-name="T5">(</text:span>i<text:span text:style-name="T5">)</text:span>;</text:p>
        </text:list-item>
        <text:list-item>
          <text:p text:style-name="P5"><text:span text:style-name="T1">break</text:span>;</text:p>
        </text:list-item>
        <text:list-item>
          <text:p text:style-name="P7">/*</text:p>
        </text:list-item>
        <text:list-item>
          <text:p text:style-name="P7">case 2: writeRegister2(i);</text:p>
        </text:list-item>
        <text:list-item>
          <text:p text:style-name="P7">break;</text:p>
        </text:list-item>
        <text:list-item>
          <text:p text:style-name="P7">case 3: writeRegister3(i);</text:p>
        </text:list-item>
        <text:list-item>
          <text:p text:style-name="P7">break; </text:p>
        </text:list-item>
        <text:list-item>
          <text:p text:style-name="P7">*/</text:p>
        </text:list-item>
        <text:list-item>
          <text:p text:style-name="P5"><text:span text:style-name="T1">default</text:span>: </text:p>
        </text:list-item>
        <text:list-item>
          <text:p text:style-name="P5"><text:span text:style-name="T3">writeStr1</text:span><text:span text:style-name="T5">(</text:span><text:span text:style-name="T2">" ... INV reg "</text:span><text:span text:style-name="T5">)</text:span>;</text:p>
        </text:list-item>
        <text:list-item>
          <text:p text:style-name="P5"><text:span text:style-name="T3">writeRegister0</text:span><text:span text:style-name="T5">(</text:span>regNum<text:span text:style-name="T5">)</text:span>;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5"><text:span text:style-name="T3">writeInt1</text:span><text:span text:style-name="T5">(</text:span>regNum<text:span text:style-name="T5">)</text:span>;</text:p>
        </text:list-item>
        <text:list-item>
          <text:p text:style-name="P5"><text:span text:style-name="T3">writeLn1</text:span><text:span text:style-name="T5">()</text:span>; </text:p>
        </text:list-item>
        <text:list-item>
          <text:p text:style-name="P5"><text:soft-page-break/><text:span text:style-name="T1">break</text:span>;</text:p>
        </text:list-item>
        <text:list-item>
          <text:p text:style-name="P5"><text:span text:style-name="T5">}</text:span> </text:p>
        </text:list-item>
        <text:list-item>
          <text:p text:style-name="P7">//writeRegister0(0);</text:p>
        </text:list-item>
        <text:list-item>
          <text:p text:style-name="P7">//delay(1000); </text:p>
        </text:list-item>
        <text:list-item>
          <text:p text:style-name="P5"><text:span text:style-name="T5">}</text:span> 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7">/*</text:p>
        </text:list-item>
        <text:list-item>
          <text:p text:style-name="P7">void testModule4()</text:p>
        </text:list-item>
        <text:list-item>
          <text:p text:style-name="P7">{</text:p>
        </text:list-item>
        <text:list-item>
          <text:p text:style-name="P7">// Sept6, 2022 --- test module 4 verified to work</text:p>
        </text:list-item>
        <text:list-item>
          <text:p text:style-name="P15"/>
        </text:list-item>
        <text:list-item>
          <text:p text:style-name="P7">Serial.println("Hello from testModule4()");</text:p>
        </text:list-item>
        <text:list-item>
          <text:p text:style-name="P7">digitalWrite(latchPinReg2,HIGH);</text:p>
        </text:list-item>
        <text:list-item>
          <text:p text:style-name="P7">digitalWrite(latchPinReg3,LOW);</text:p>
        </text:list-item>
        <text:list-item>
          <text:p text:style-name="P7">delay(1000);</text:p>
        </text:list-item>
        <text:list-item>
          <text:p text:style-name="P7">digitalWrite(latchPinReg2,LOW);</text:p>
        </text:list-item>
        <text:list-item>
          <text:p text:style-name="P7">digitalWrite(latchPinReg3,HIGH);</text:p>
        </text:list-item>
        <text:list-item>
          <text:p text:style-name="P7">delay(1000);</text:p>
        </text:list-item>
        <text:list-item>
          <text:p text:style-name="P7">}</text:p>
        </text:list-item>
        <text:list-item>
          <text:p text:style-name="P15"/>
        </text:list-item>
        <text:list-item>
          <text:p text:style-name="P7">*/</text:p>
        </text:list-item>
        <text:list-item>
          <text:p text:style-name="P15"/>
        </text:list-item>
        <text:list-item>
          <text:p text:style-name="P5"><text:span text:style-name="T6">void</text:span> <text:span text:style-name="T3">testdrawline</text:span><text:span text:style-name="T5">()</text:span> <text:span text:style-name="T5">{</text:span></text:p>
        </text:list-item>
        <text:list-item>
          <text:p text:style-name="P5"><text:span text:style-name="T6">int16_t</text:span> i;</text:p>
        </text:list-item>
        <text:list-item>
          <text:p text:style-name="P15"/>
        </text:list-item>
        <text:list-item>
          <text:p text:style-name="P5"><text:span text:style-name="T3">display</text:span>.<text:span text:style-name="T3">clearDisplay</text:span><text:span text:style-name="T5">()</text:span>;<text:span text:style-name="T4"> // Clear display buffer</text:span></text:p>
        </text:list-item>
        <text:list-item>
          <text:p text:style-name="P15"/>
        </text:list-item>
        <text:list-item>
          <text:p text:style-name="P5"><text:soft-page-break/><text:span text:style-name="T1">for</text:span><text:span text:style-name="T5">(</text:span>i=<text:span text:style-name="T2">0</text:span>; i&lt;<text:span text:style-name="T3">display</text:span>.<text:span text:style-name="T3">width</text:span><text:span text:style-name="T5">()</text:span>; i+=<text:span text:style-name="T2">4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drawLine</text:span><text:span text:style-name="T5">(</text:span><text:span text:style-name="T2">0</text:span>, <text:span text:style-name="T2">0</text:span>, i, <text:span text:style-name="T3">display</text:span>.<text:span text:style-name="T3">height</text:span><text:span text:style-name="T5">()</text:span>-<text:span text:style-name="T2">1</text:span>, SSD1306_WHITE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text:span text:style-name="T4"> // Update screen with each newly-drawn line</text:span></text:p>
        </text:list-item>
        <text:list-item>
          <text:p text:style-name="P5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1">}</text:p>
        </text:list-item>
        <text:list-item>
          <text:p text:style-name="P5"><text:span text:style-name="T1">for</text:span><text:span text:style-name="T5">(</text:span>i=<text:span text:style-name="T2">0</text:span>; i&lt;<text:span text:style-name="T3">display</text:span>.<text:span text:style-name="T3">height</text:span><text:span text:style-name="T5">()</text:span>; i+=<text:span text:style-name="T2">4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drawLine</text:span><text:span text:style-name="T5">(</text:span><text:span text:style-name="T2">0</text:span>, <text:span text:style-name="T2">0</text:span>, <text:span text:style-name="T3">display</text:span>.<text:span text:style-name="T3">width</text:span><text:span text:style-name="T5">()</text:span>-<text:span text:style-name="T2">1</text:span>, i, SSD1306_WHITE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1">}</text:p>
        </text:list-item>
        <text:list-item>
          <text:p text:style-name="P5"><text:span text:style-name="T3">delay</text:span><text:span text:style-name="T5">(</text:span><text:span text:style-name="T2">250</text:span><text:span text:style-name="T5">)</text:span>;</text:p>
        </text:list-item>
        <text:list-item>
          <text:p text:style-name="P15"/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1">for</text:span><text:span text:style-name="T5">(</text:span>i=<text:span text:style-name="T2">0</text:span>; i&lt;<text:span text:style-name="T3">display</text:span>.<text:span text:style-name="T3">width</text:span><text:span text:style-name="T5">()</text:span>; i+=<text:span text:style-name="T2">4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drawLine</text:span><text:span text:style-name="T5">(</text:span><text:span text:style-name="T2">0</text:span>, <text:span text:style-name="T3">display</text:span>.<text:span text:style-name="T3">height</text:span><text:span text:style-name="T5">()</text:span>-<text:span text:style-name="T2">1</text:span>, i, <text:span text:style-name="T2">0</text:span>, SSD1306_WHITE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1">}</text:p>
        </text:list-item>
        <text:list-item>
          <text:p text:style-name="P5"><text:span text:style-name="T1">for</text:span><text:span text:style-name="T5">(</text:span>i=<text:span text:style-name="T3">display</text:span>.<text:span text:style-name="T3">height</text:span><text:span text:style-name="T5">()</text:span>-<text:span text:style-name="T2">1</text:span>; i&gt;=<text:span text:style-name="T2">0</text:span>; i-=<text:span text:style-name="T2">4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drawLine</text:span><text:span text:style-name="T5">(</text:span><text:span text:style-name="T2">0</text:span>, <text:span text:style-name="T3">display</text:span>.<text:span text:style-name="T3">height</text:span><text:span text:style-name="T5">()</text:span>-<text:span text:style-name="T2">1</text:span>, <text:span text:style-name="T3">display</text:span>.<text:span text:style-name="T3">width</text:span><text:span text:style-name="T5">()</text:span>-<text:span text:style-name="T2">1</text:span>, i, SSD1306_WHITE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1"><text:soft-page-break/>}</text:p>
        </text:list-item>
        <text:list-item>
          <text:p text:style-name="P5"><text:span text:style-name="T3">delay</text:span><text:span text:style-name="T5">(</text:span><text:span text:style-name="T2">250</text:span><text:span text:style-name="T5">)</text:span>;</text:p>
        </text:list-item>
        <text:list-item>
          <text:p text:style-name="P15"/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1">for</text:span><text:span text:style-name="T5">(</text:span>i=<text:span text:style-name="T3">display</text:span>.<text:span text:style-name="T3">width</text:span><text:span text:style-name="T5">()</text:span>-<text:span text:style-name="T2">1</text:span>; i&gt;=<text:span text:style-name="T2">0</text:span>; i-=<text:span text:style-name="T2">4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drawLine</text:span><text:span text:style-name="T5">(</text:span><text:span text:style-name="T3">display</text:span>.<text:span text:style-name="T3">width</text:span><text:span text:style-name="T5">()</text:span>-<text:span text:style-name="T2">1</text:span>, <text:span text:style-name="T3">display</text:span>.<text:span text:style-name="T3">height</text:span><text:span text:style-name="T5">()</text:span>-<text:span text:style-name="T2">1</text:span>, i, <text:span text:style-name="T2">0</text:span>, SSD1306_WHITE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1">}</text:p>
        </text:list-item>
        <text:list-item>
          <text:p text:style-name="P5"><text:span text:style-name="T1">for</text:span><text:span text:style-name="T5">(</text:span>i=<text:span text:style-name="T3">display</text:span>.<text:span text:style-name="T3">height</text:span><text:span text:style-name="T5">()</text:span>-<text:span text:style-name="T2">1</text:span>; i&gt;=<text:span text:style-name="T2">0</text:span>; i-=<text:span text:style-name="T2">4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drawLine</text:span><text:span text:style-name="T5">(</text:span><text:span text:style-name="T3">display</text:span>.<text:span text:style-name="T3">width</text:span><text:span text:style-name="T5">()</text:span>-<text:span text:style-name="T2">1</text:span>, <text:span text:style-name="T3">display</text:span>.<text:span text:style-name="T3">height</text:span><text:span text:style-name="T5">()</text:span>-<text:span text:style-name="T2">1</text:span>, <text:span text:style-name="T2">0</text:span>, i, SSD1306_WHITE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1">}</text:p>
        </text:list-item>
        <text:list-item>
          <text:p text:style-name="P5"><text:span text:style-name="T3">delay</text:span><text:span text:style-name="T5">(</text:span><text:span text:style-name="T2">250</text:span><text:span text:style-name="T5">)</text:span>;</text:p>
        </text:list-item>
        <text:list-item>
          <text:p text:style-name="P15"/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1">for</text:span><text:span text:style-name="T5">(</text:span>i=<text:span text:style-name="T2">0</text:span>; i&lt;<text:span text:style-name="T3">display</text:span>.<text:span text:style-name="T3">height</text:span><text:span text:style-name="T5">()</text:span>; i+=<text:span text:style-name="T2">4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drawLine</text:span><text:span text:style-name="T5">(</text:span><text:span text:style-name="T3">display</text:span>.<text:span text:style-name="T3">width</text:span><text:span text:style-name="T5">()</text:span>-<text:span text:style-name="T2">1</text:span>, <text:span text:style-name="T2">0</text:span>, <text:span text:style-name="T2">0</text:span>, i, SSD1306_WHITE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1">}</text:p>
        </text:list-item>
        <text:list-item>
          <text:p text:style-name="P5"><text:span text:style-name="T1">for</text:span><text:span text:style-name="T5">(</text:span>i=<text:span text:style-name="T2">0</text:span>; i&lt;<text:span text:style-name="T3">display</text:span>.<text:span text:style-name="T3">width</text:span><text:span text:style-name="T5">()</text:span>; i+=<text:span text:style-name="T2">4</text:span><text:span text:style-name="T5">)</text:span> <text:span text:style-name="T5">{</text:span></text:p>
        </text:list-item>
        <text:list-item>
          <text:p text:style-name="P5"><text:soft-page-break/><text:span text:style-name="T3">display</text:span>.<text:span text:style-name="T3">drawLine</text:span><text:span text:style-name="T5">(</text:span><text:span text:style-name="T3">display</text:span>.<text:span text:style-name="T3">width</text:span><text:span text:style-name="T5">()</text:span>-<text:span text:style-name="T2">1</text:span>, <text:span text:style-name="T2">0</text:span>, i, <text:span text:style-name="T3">display</text:span>.<text:span text:style-name="T3">height</text:span><text:span text:style-name="T5">()</text:span>-<text:span text:style-name="T2">1</text:span>, SSD1306_WHITE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text:span text:style-name="T4"> // Pause for 2 seconds</text:span>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testdrawrect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1">for</text:span><text:span text:style-name="T5">(</text:span><text:span text:style-name="T6">int16_t</text:span> i=<text:span text:style-name="T2">0</text:span>; i&lt;<text:span text:style-name="T3">display</text:span>.<text:span text:style-name="T3">height</text:span><text:span text:style-name="T5">()</text:span>/<text:span text:style-name="T2">2</text:span>; i+=<text:span text:style-name="T2">2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drawRect</text:span><text:span text:style-name="T5">(</text:span>i, i, <text:span text:style-name="T3">display</text:span>.<text:span text:style-name="T3">width</text:span><text:span text:style-name="T5">()</text:span>-<text:span text:style-name="T2">2</text:span>*i, <text:span text:style-name="T3">display</text:span>.<text:span text:style-name="T3">height</text:span><text:span text:style-name="T5">()</text:span>-<text:span text:style-name="T2">2</text:span>*i, SSD1306_WHITE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text:span text:style-name="T4"> // Update screen with each newly-drawn rectangle</text:span></text:p>
        </text:list-item>
        <text:list-item>
          <text:p text:style-name="P5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testfillrect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1">for</text:span><text:span text:style-name="T5">(</text:span><text:span text:style-name="T6">int16_t</text:span> i=<text:span text:style-name="T2">0</text:span>; i&lt;<text:span text:style-name="T3">display</text:span>.<text:span text:style-name="T3">height</text:span><text:span text:style-name="T5">()</text:span>/<text:span text:style-name="T2">2</text:span>; i+=<text:span text:style-name="T2">3</text:span><text:span text:style-name="T5">)</text:span> <text:span text:style-name="T5">{</text:span></text:p>
        </text:list-item>
        <text:list-item>
          <text:p text:style-name="P7"><text:soft-page-break/>// The INVERSE color is used so rectangles alternate white/black</text:p>
        </text:list-item>
        <text:list-item>
          <text:p text:style-name="P5"><text:span text:style-name="T3">display</text:span>.<text:span text:style-name="T3">fillRect</text:span><text:span text:style-name="T5">(</text:span>i, i, <text:span text:style-name="T3">display</text:span>.<text:span text:style-name="T3">width</text:span><text:span text:style-name="T5">()</text:span>-i*<text:span text:style-name="T2">2</text:span>, <text:span text:style-name="T3">display</text:span>.<text:span text:style-name="T3">height</text:span><text:span text:style-name="T5">()</text:span>-i*<text:span text:style-name="T2">2</text:span>, SSD1306_INVERSE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text:span text:style-name="T4"> // Update screen with each newly-drawn rectangle</text:span></text:p>
        </text:list-item>
        <text:list-item>
          <text:p text:style-name="P5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testdrawcircle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1">for</text:span><text:span text:style-name="T5">(</text:span><text:span text:style-name="T6">int16_t</text:span> i=<text:span text:style-name="T2">0</text:span>; i&lt;<text:span text:style-name="T3">max</text:span><text:span text:style-name="T5">(</text:span><text:span text:style-name="T3">display</text:span>.<text:span text:style-name="T3">width</text:span><text:span text:style-name="T5">()</text:span>,<text:span text:style-name="T3">display</text:span>.<text:span text:style-name="T3">height</text:span><text:span text:style-name="T5">())</text:span>/<text:span text:style-name="T2">2</text:span>; i+=<text:span text:style-name="T2">2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drawCircle</text:span><text:span text:style-name="T5">(</text:span><text:span text:style-name="T3">display</text:span>.<text:span text:style-name="T3">width</text:span><text:span text:style-name="T5">()</text:span>/<text:span text:style-name="T2">2</text:span>, <text:span text:style-name="T3">display</text:span>.<text:span text:style-name="T3">height</text:span><text:span text:style-name="T5">()</text:span>/<text:span text:style-name="T2">2</text:span>, i, SSD1306_WHITE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testfillcircle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><text:soft-page-break/></text:p>
        </text:list-item>
        <text:list-item>
          <text:p text:style-name="P5"><text:span text:style-name="T1">for</text:span><text:span text:style-name="T5">(</text:span><text:span text:style-name="T6">int16_t</text:span> i=<text:span text:style-name="T3">max</text:span><text:span text:style-name="T5">(</text:span><text:span text:style-name="T3">display</text:span>.<text:span text:style-name="T3">width</text:span><text:span text:style-name="T5">()</text:span>,<text:span text:style-name="T3">display</text:span>.<text:span text:style-name="T3">height</text:span><text:span text:style-name="T5">())</text:span>/<text:span text:style-name="T2">2</text:span>; i&gt;<text:span text:style-name="T2">0</text:span>; i-=<text:span text:style-name="T2">3</text:span><text:span text:style-name="T5">)</text:span> <text:span text:style-name="T5">{</text:span></text:p>
        </text:list-item>
        <text:list-item>
          <text:p text:style-name="P7">// The INVERSE color is used so circles alternate white/black</text:p>
        </text:list-item>
        <text:list-item>
          <text:p text:style-name="P5"><text:span text:style-name="T3">display</text:span>.<text:span text:style-name="T3">fillCircle</text:span><text:span text:style-name="T5">(</text:span><text:span text:style-name="T3">display</text:span>.<text:span text:style-name="T3">width</text:span><text:span text:style-name="T5">()</text:span> / <text:span text:style-name="T2">2</text:span>, <text:span text:style-name="T3">display</text:span>.<text:span text:style-name="T3">height</text:span><text:span text:style-name="T5">()</text:span> / <text:span text:style-name="T2">2</text:span>, i, SSD1306_INVERSE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text:span text:style-name="T4"> // Update screen with each newly-drawn circle</text:span></text:p>
        </text:list-item>
        <text:list-item>
          <text:p text:style-name="P5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testdrawroundrect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1">for</text:span><text:span text:style-name="T5">(</text:span><text:span text:style-name="T6">int16_t</text:span> i=<text:span text:style-name="T2">0</text:span>; i&lt;<text:span text:style-name="T3">display</text:span>.<text:span text:style-name="T3">height</text:span><text:span text:style-name="T5">()</text:span>/<text:span text:style-name="T2">2</text:span>-<text:span text:style-name="T2">2</text:span>; i+=<text:span text:style-name="T2">2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drawRoundRect</text:span><text:span text:style-name="T5">(</text:span>i, i, <text:span text:style-name="T3">display</text:span>.<text:span text:style-name="T3">width</text:span><text:span text:style-name="T5">()</text:span>-<text:span text:style-name="T2">2</text:span>*i, <text:span text:style-name="T3">display</text:span>.<text:span text:style-name="T3">height</text:span><text:span text:style-name="T5">()</text:span>-<text:span text:style-name="T2">2</text:span>*i,</text:p>
        </text:list-item>
        <text:list-item>
          <text:p text:style-name="P5"><text:span text:style-name="T3">display</text:span>.<text:span text:style-name="T3">height</text:span><text:span text:style-name="T5">()</text:span>/<text:span text:style-name="T2">4</text:span>, SSD1306_WHITE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1">}</text:p>
        </text:list-item>
        <text:list-item>
          <text:p text:style-name="P15"><text:soft-page-break/></text:p>
        </text:list-item>
        <text:list-item>
          <text:p text:style-name="P5"><text:span text:style-name="T6">void</text:span> <text:span text:style-name="T3">testfillroundrect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1">for</text:span><text:span text:style-name="T5">(</text:span><text:span text:style-name="T6">int16_t</text:span> i=<text:span text:style-name="T2">0</text:span>; i&lt;<text:span text:style-name="T3">display</text:span>.<text:span text:style-name="T3">height</text:span><text:span text:style-name="T5">()</text:span>/<text:span text:style-name="T2">2</text:span>-<text:span text:style-name="T2">2</text:span>; i+=<text:span text:style-name="T2">2</text:span><text:span text:style-name="T5">)</text:span> <text:span text:style-name="T5">{</text:span></text:p>
        </text:list-item>
        <text:list-item>
          <text:p text:style-name="P7">// The INVERSE color is used so round-rects alternate white/black</text:p>
        </text:list-item>
        <text:list-item>
          <text:p text:style-name="P5"><text:span text:style-name="T3">display</text:span>.<text:span text:style-name="T3">fillRoundRect</text:span><text:span text:style-name="T5">(</text:span>i, i, <text:span text:style-name="T3">display</text:span>.<text:span text:style-name="T3">width</text:span><text:span text:style-name="T5">()</text:span>-<text:span text:style-name="T2">2</text:span>*i, <text:span text:style-name="T3">display</text:span>.<text:span text:style-name="T3">height</text:span><text:span text:style-name="T5">()</text:span>-<text:span text:style-name="T2">2</text:span>*i,</text:p>
        </text:list-item>
        <text:list-item>
          <text:p text:style-name="P5"><text:span text:style-name="T3">display</text:span>.<text:span text:style-name="T3">height</text:span><text:span text:style-name="T5">()</text:span>/<text:span text:style-name="T2">4</text:span>, SSD1306_INVERSE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testdrawtriangle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1">for</text:span><text:span text:style-name="T5">(</text:span><text:span text:style-name="T6">int16_t</text:span> i=<text:span text:style-name="T2">0</text:span>; i&lt;<text:span text:style-name="T3">max</text:span><text:span text:style-name="T5">(</text:span><text:span text:style-name="T3">display</text:span>.<text:span text:style-name="T3">width</text:span><text:span text:style-name="T5">()</text:span>,<text:span text:style-name="T3">display</text:span>.<text:span text:style-name="T3">height</text:span><text:span text:style-name="T5">())</text:span>/<text:span text:style-name="T2">2</text:span>; i+=<text:span text:style-name="T2">5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drawTriangle</text:span><text:span text:style-name="T5">(</text:span></text:p>
        </text:list-item>
        <text:list-item>
          <text:p text:style-name="P5"><text:span text:style-name="T3">display</text:span>.<text:span text:style-name="T3">width</text:span><text:span text:style-name="T5">()</text:span>/<text:span text:style-name="T2">2</text:span> , <text:span text:style-name="T3">display</text:span>.<text:span text:style-name="T3">height</text:span><text:span text:style-name="T5">()</text:span>/<text:span text:style-name="T2">2</text:span>-i,</text:p>
        </text:list-item>
        <text:list-item>
          <text:p text:style-name="P5"><text:span text:style-name="T3">display</text:span>.<text:span text:style-name="T3">width</text:span><text:span text:style-name="T5">()</text:span>/<text:span text:style-name="T2">2</text:span>-i, <text:span text:style-name="T3">display</text:span>.<text:span text:style-name="T3">height</text:span><text:span text:style-name="T5">()</text:span>/<text:span text:style-name="T2">2</text:span>+i,</text:p>
        </text:list-item>
        <text:list-item>
          <text:p text:style-name="P5"><text:span text:style-name="T3">display</text:span>.<text:span text:style-name="T3">width</text:span><text:span text:style-name="T5">()</text:span>/<text:span text:style-name="T2">2</text:span>+i, <text:span text:style-name="T3">display</text:span>.<text:span text:style-name="T3">height</text:span><text:span text:style-name="T5">()</text:span>/<text:span text:style-name="T2">2</text:span>+i, SSD1306_WHITE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oft-page-break/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testfilltriangle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1">for</text:span><text:span text:style-name="T5">(</text:span><text:span text:style-name="T6">int16_t</text:span> i=<text:span text:style-name="T3">max</text:span><text:span text:style-name="T5">(</text:span><text:span text:style-name="T3">display</text:span>.<text:span text:style-name="T3">width</text:span><text:span text:style-name="T5">()</text:span>,<text:span text:style-name="T3">display</text:span>.<text:span text:style-name="T3">height</text:span><text:span text:style-name="T5">())</text:span>/<text:span text:style-name="T2">2</text:span>; i&gt;<text:span text:style-name="T2">0</text:span>; i-=<text:span text:style-name="T2">5</text:span><text:span text:style-name="T5">)</text:span> <text:span text:style-name="T5">{</text:span></text:p>
        </text:list-item>
        <text:list-item>
          <text:p text:style-name="P7">// The INVERSE color is used so triangles alternate white/black</text:p>
        </text:list-item>
        <text:list-item>
          <text:p text:style-name="P5"><text:span text:style-name="T3">display</text:span>.<text:span text:style-name="T3">fillTriangle</text:span><text:span text:style-name="T5">(</text:span></text:p>
        </text:list-item>
        <text:list-item>
          <text:p text:style-name="P5"><text:span text:style-name="T3">display</text:span>.<text:span text:style-name="T3">width</text:span><text:span text:style-name="T5">()</text:span>/<text:span text:style-name="T2">2</text:span> , <text:span text:style-name="T3">display</text:span>.<text:span text:style-name="T3">height</text:span><text:span text:style-name="T5">()</text:span>/<text:span text:style-name="T2">2</text:span>-i,</text:p>
        </text:list-item>
        <text:list-item>
          <text:p text:style-name="P5"><text:span text:style-name="T3">display</text:span>.<text:span text:style-name="T3">width</text:span><text:span text:style-name="T5">()</text:span>/<text:span text:style-name="T2">2</text:span>-i, <text:span text:style-name="T3">display</text:span>.<text:span text:style-name="T3">height</text:span><text:span text:style-name="T5">()</text:span>/<text:span text:style-name="T2">2</text:span>+i,</text:p>
        </text:list-item>
        <text:list-item>
          <text:p text:style-name="P5"><text:span text:style-name="T3">display</text:span>.<text:span text:style-name="T3">width</text:span><text:span text:style-name="T5">()</text:span>/<text:span text:style-name="T2">2</text:span>+i, <text:span text:style-name="T3">display</text:span>.<text:span text:style-name="T3">height</text:span><text:span text:style-name="T5">()</text:span>/<text:span text:style-name="T2">2</text:span>+i, SSD1306_INVERSE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testdrawchar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/>
        </text:list-item>
        <text:list-item>
          <text:p text:style-name="P5"><text:soft-page-break/><text:span text:style-name="T3">display</text:span>.<text:span text:style-name="T3">setTextSize</text:span><text:span text:style-name="T5">(</text:span><text:span text:style-name="T2">1</text:span><text:span text:style-name="T5">)</text:span>;<text:span text:style-name="T4"> // Normal 1:1 pixel scale</text:span></text:p>
        </text:list-item>
        <text:list-item>
          <text:p text:style-name="P5"><text:span text:style-name="T3">display</text:span>.<text:span text:style-name="T3">setTextColor</text:span><text:span text:style-name="T5">(</text:span>SSD1306_WHITE<text:span text:style-name="T5">)</text:span>;<text:span text:style-name="T4"> // Draw white text</text:span></text:p>
        </text:list-item>
        <text:list-item>
          <text:p text:style-name="P5"><text:span text:style-name="T3">display</text:span>.<text:span text:style-name="T3">setCursor</text:span><text:span text:style-name="T5">(</text:span><text:span text:style-name="T2">0</text:span>, <text:span text:style-name="T2">0</text:span><text:span text:style-name="T5">)</text:span>;<text:span text:style-name="T4"> // Start at top-left corner</text:span></text:p>
        </text:list-item>
        <text:list-item>
          <text:p text:style-name="P5"><text:span text:style-name="T3">display</text:span>.<text:span text:style-name="T3">cp437</text:span><text:span text:style-name="T5">(</text:span><text:span text:style-name="T2">true</text:span><text:span text:style-name="T5">)</text:span>;<text:span text:style-name="T4"> // Use full 256 char 'Code Page 437' font</text:span></text:p>
        </text:list-item>
        <text:list-item>
          <text:p text:style-name="P15"/>
        </text:list-item>
        <text:list-item>
          <text:p text:style-name="P7">// Not all the characters will fit on the display. This is normal.</text:p>
        </text:list-item>
        <text:list-item>
          <text:p text:style-name="P7">// Library will draw what it can and the rest will be clipped.</text:p>
        </text:list-item>
        <text:list-item>
          <text:p text:style-name="P5"><text:span text:style-name="T1">for</text:span><text:span text:style-name="T5">(</text:span><text:span text:style-name="T6">int16_t</text:span> i=<text:span text:style-name="T2">0</text:span>; i&lt;<text:span text:style-name="T2">256</text:span>; i++<text:span text:style-name="T5">)</text:span> <text:span text:style-name="T5">{</text:span></text:p>
        </text:list-item>
        <text:list-item>
          <text:p text:style-name="P5"><text:span text:style-name="T1">if</text:span><text:span text:style-name="T5">(</text:span>i == '<text:span text:style-name="T2">\n</text:span>'<text:span text:style-name="T5">)</text:span> <text:span text:style-name="T3">display</text:span>.<text:span text:style-name="T3">write</text:span><text:span text:style-name="T5">(</text:span>' '<text:span text:style-name="T5">)</text:span>;</text:p>
        </text:list-item>
        <text:list-item>
          <text:p text:style-name="P5"><text:span text:style-name="T1">else</text:span> <text:span text:style-name="T3">display</text:span>.<text:span text:style-name="T3">write</text:span><text:span text:style-name="T5">(</text:span>i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testdrawstyles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3">display</text:span>.<text:span text:style-name="T3">setTextSize</text:span><text:span text:style-name="T5">(</text:span><text:span text:style-name="T2">1</text:span><text:span text:style-name="T5">)</text:span>;<text:span text:style-name="T4"> // Normal 1:1 pixel scale</text:span></text:p>
        </text:list-item>
        <text:list-item>
          <text:p text:style-name="P5"><text:span text:style-name="T3">display</text:span>.<text:span text:style-name="T3">setTextColor</text:span><text:span text:style-name="T5">(</text:span>SSD1306_WHITE<text:span text:style-name="T5">)</text:span>;<text:span text:style-name="T4"> // Draw white text</text:span></text:p>
        </text:list-item>
        <text:list-item>
          <text:p text:style-name="P5"><text:span text:style-name="T3">display</text:span>.<text:span text:style-name="T3">setCursor</text:span><text:span text:style-name="T5">(</text:span><text:span text:style-name="T2">0</text:span>,<text:span text:style-name="T2">0</text:span><text:span text:style-name="T5">)</text:span>;<text:span text:style-name="T4"> // Start at top-left corner</text:span></text:p>
        </text:list-item>
        <text:list-item>
          <text:p text:style-name="P5"><text:span text:style-name="T3">display</text:span>.<text:span text:style-name="T3">println</text:span><text:span text:style-name="T5">(</text:span><text:span text:style-name="T3">F</text:span><text:span text:style-name="T5">(</text:span><text:span text:style-name="T2">"Hello, world!"</text:span><text:span text:style-name="T5">))</text:span>;</text:p>
        </text:list-item>
        <text:list-item>
          <text:p text:style-name="P15"><text:soft-page-break/></text:p>
        </text:list-item>
        <text:list-item>
          <text:p text:style-name="P5"><text:span text:style-name="T3">display</text:span>.<text:span text:style-name="T3">setTextColor</text:span><text:span text:style-name="T5">(</text:span>SSD1306_BLACK, SSD1306_WHITE<text:span text:style-name="T5">)</text:span>;<text:span text:style-name="T4"> // Draw 'inverse' text</text:span></text:p>
        </text:list-item>
        <text:list-item>
          <text:p text:style-name="P5"><text:span text:style-name="T3">display</text:span>.<text:span text:style-name="T3">println</text:span><text:span text:style-name="T5">(</text:span><text:span text:style-name="T2">3.141592</text:span><text:span text:style-name="T5">)</text:span>;</text:p>
        </text:list-item>
        <text:list-item>
          <text:p text:style-name="P15"/>
        </text:list-item>
        <text:list-item>
          <text:p text:style-name="P5"><text:span text:style-name="T3">display</text:span>.<text:span text:style-name="T3">setTextSize</text:span><text:span text:style-name="T5">(</text:span><text:span text:style-name="T2">2</text:span><text:span text:style-name="T5">)</text:span>;<text:span text:style-name="T4"> // Draw 2X-scale text</text:span></text:p>
        </text:list-item>
        <text:list-item>
          <text:p text:style-name="P5"><text:span text:style-name="T3">display</text:span>.<text:span text:style-name="T3">setTextColor</text:span><text:span text:style-name="T5">(</text:span>SSD1306_WHITE<text:span text:style-name="T5">)</text:span>;</text:p>
        </text:list-item>
        <text:list-item>
          <text:p text:style-name="P5"><text:span text:style-name="T3">display</text:span>.<text:span text:style-name="T3">print</text:span><text:span text:style-name="T5">(</text:span><text:span text:style-name="T3">F</text:span><text:span text:style-name="T5">(</text:span><text:span text:style-name="T2">"0x"</text:span><text:span text:style-name="T5">))</text:span>; <text:span text:style-name="T3">display</text:span>.<text:span text:style-name="T3">println</text:span><text:span text:style-name="T5">(</text:span>0x<text:span text:style-name="T2">DEADBEEF</text:span>, HEX<text:span text:style-name="T5">)</text:span>;</text:p>
        </text:list-item>
        <text:list-item>
          <text:p text:style-name="P15"/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testscrolltext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3">display</text:span>.<text:span text:style-name="T3">setTextSize</text:span><text:span text:style-name="T5">(</text:span><text:span text:style-name="T2">2</text:span><text:span text:style-name="T5">)</text:span>;<text:span text:style-name="T4"> // Draw 2X-scale text</text:span></text:p>
        </text:list-item>
        <text:list-item>
          <text:p text:style-name="P5"><text:span text:style-name="T3">display</text:span>.<text:span text:style-name="T3">setTextColor</text:span><text:span text:style-name="T5">(</text:span>SSD1306_WHITE<text:span text:style-name="T5">)</text:span>;</text:p>
        </text:list-item>
        <text:list-item>
          <text:p text:style-name="P5"><text:span text:style-name="T3">display</text:span>.<text:span text:style-name="T3">setCursor</text:span><text:span text:style-name="T5">(</text:span><text:span text:style-name="T2">10</text:span>, <text:span text:style-name="T2">0</text:span><text:span text:style-name="T5">)</text:span>;</text:p>
        </text:list-item>
        <text:list-item>
          <text:p text:style-name="P5"><text:span text:style-name="T3">display</text:span>.<text:span text:style-name="T3">println</text:span><text:span text:style-name="T5">(</text:span><text:span text:style-name="T3">F</text:span><text:span text:style-name="T5">(</text:span><text:span text:style-name="T2">"scroll"</text:span><text:span text:style-name="T5">))</text:span>;</text:p>
        </text:list-item>
        <text:list-item>
          <text:p text:style-name="P5"><text:span text:style-name="T3">display</text:span>.<text:span text:style-name="T3">display</text:span><text:span text:style-name="T5">()</text:span>;<text:span text:style-name="T4"> // Show initial text</text:span></text:p>
        </text:list-item>
        <text:list-item>
          <text:p text:style-name="P5"><text:span text:style-name="T3">delay</text:span><text:span text:style-name="T5">(</text:span><text:span text:style-name="T2">100</text:span><text:span text:style-name="T5">)</text:span>;</text:p>
        </text:list-item>
        <text:list-item>
          <text:p text:style-name="P15"/>
        </text:list-item>
        <text:list-item>
          <text:p text:style-name="P7">// Scroll in various directions, pausing in-between:</text:p>
        </text:list-item>
        <text:list-item>
          <text:p text:style-name="P5"><text:span text:style-name="T3">display</text:span>.<text:span text:style-name="T3">startscrollright</text:span><text:span text:style-name="T5">(</text:span>0x<text:span text:style-name="T2">00</text:span>, 0x<text:span text:style-name="T2">0F</text:span><text:span text:style-name="T5">)</text:span>;</text:p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5"><text:span text:style-name="T3">display</text:span>.<text:span text:style-name="T3">stopscroll</text:span><text:span text:style-name="T5">()</text:span>;</text:p>
        </text:list-item>
        <text:list-item>
          <text:p text:style-name="P5"><text:soft-page-break/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5"><text:span text:style-name="T3">display</text:span>.<text:span text:style-name="T3">startscrollleft</text:span><text:span text:style-name="T5">(</text:span>0x<text:span text:style-name="T2">00</text:span>, 0x<text:span text:style-name="T2">0F</text:span><text:span text:style-name="T5">)</text:span>;</text:p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5"><text:span text:style-name="T3">display</text:span>.<text:span text:style-name="T3">stopscroll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5"><text:span text:style-name="T3">display</text:span>.<text:span text:style-name="T3">startscrolldiagright</text:span><text:span text:style-name="T5">(</text:span>0x<text:span text:style-name="T2">00</text:span>, 0x<text:span text:style-name="T2">07</text:span><text:span text:style-name="T5">)</text:span>;</text:p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5"><text:span text:style-name="T3">display</text:span>.<text:span text:style-name="T3">startscrolldiagleft</text:span><text:span text:style-name="T5">(</text:span>0x<text:span text:style-name="T2">00</text:span>, 0x<text:span text:style-name="T2">07</text:span><text:span text:style-name="T5">)</text:span>;</text:p>
        </text:list-item>
        <text:list-item>
          <text:p text:style-name="P5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5"><text:span text:style-name="T3">display</text:span>.<text:span text:style-name="T3">stopscroll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6">void</text:span> <text:span text:style-name="T3">testdrawbitmap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5"><text:span text:style-name="T3">display</text:span>.<text:span text:style-name="T3">clearDisplay</text:span><text:span text:style-name="T5">()</text:span>;</text:p>
        </text:list-item>
        <text:list-item>
          <text:p text:style-name="P15"/>
        </text:list-item>
        <text:list-item>
          <text:p text:style-name="P5"><text:span text:style-name="T3">display</text:span>.<text:span text:style-name="T3">drawBitmap</text:span><text:span text:style-name="T5">(</text:span></text:p>
        </text:list-item>
        <text:list-item>
          <text:p text:style-name="P5"><text:span text:style-name="T5">(</text:span><text:span text:style-name="T3">display</text:span>.<text:span text:style-name="T3">width</text:span><text:span text:style-name="T5">()</text:span> - LOGO_WIDTH <text:span text:style-name="T5">)</text:span> / <text:span text:style-name="T2">2</text:span>,</text:p>
        </text:list-item>
        <text:list-item>
          <text:p text:style-name="P5"><text:span text:style-name="T5">(</text:span><text:span text:style-name="T3">display</text:span>.<text:span text:style-name="T3">height</text:span><text:span text:style-name="T5">()</text:span> - LOGO_HEIGHT<text:span text:style-name="T5">)</text:span> / <text:span text:style-name="T2">2</text:span>,</text:p>
        </text:list-item>
        <text:list-item>
          <text:p text:style-name="P5">logo_bmp, LOGO_WIDTH, LOGO_HEIGHT, <text:span text:style-name="T2">1</text:span><text:span text:style-name="T5">)</text:span>;</text:p>
        </text:list-item>
        <text:list-item>
          <text:p text:style-name="P5"><text:span text:style-name="T3">display</text:span>.<text:span text:style-name="T3">display</text:span><text:span text:style-name="T5">()</text:span>;</text:p>
        </text:list-item>
        <text:list-item>
          <text:p text:style-name="P5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1">#define</text:span> <text:span text:style-name="T3">XPOS</text:span> <text:span text:style-name="T2">0</text:span><text:span text:style-name="T4"> // Indexes into the 'icons' array in function below</text:span></text:p>
        </text:list-item>
        <text:list-item>
          <text:p text:style-name="P5"><text:span text:style-name="T1">#define</text:span> <text:span text:style-name="T3">YPOS</text:span> <text:span text:style-name="T2">1</text:span></text:p>
        </text:list-item>
        <text:list-item>
          <text:p text:style-name="P5"><text:span text:style-name="T1">#define</text:span> <text:span text:style-name="T3">DELTAY</text:span> <text:span text:style-name="T2">2</text:span></text:p>
        </text:list-item>
        <text:list-item>
          <text:p text:style-name="P15"><text:soft-page-break/></text:p>
        </text:list-item>
        <text:list-item>
          <text:p text:style-name="P5"><text:span text:style-name="T6">void</text:span> <text:span text:style-name="T3">testanimate</text:span><text:span text:style-name="T5">(</text:span><text:span text:style-name="T6">const</text:span> <text:span text:style-name="T6">uint8_t</text:span> <text:span text:style-name="T6">*</text:span><text:span text:style-name="T5">bitmap</text:span>, <text:span text:style-name="T6">uint8_t</text:span> <text:span text:style-name="T5">w</text:span>, <text:span text:style-name="T6">uint8_t</text:span> <text:span text:style-name="T5">h)</text:span> <text:span text:style-name="T5">{</text:span></text:p>
        </text:list-item>
        <text:list-item>
          <text:p text:style-name="P5"><text:span text:style-name="T6">int8_t</text:span> f, <text:span text:style-name="T3">icons</text:span>[NUMFLAKES][<text:span text:style-name="T2">3</text:span>];</text:p>
        </text:list-item>
        <text:list-item>
          <text:p text:style-name="P15"/>
        </text:list-item>
        <text:list-item>
          <text:p text:style-name="P7">// Initialize 'snowflake' positions</text:p>
        </text:list-item>
        <text:list-item>
          <text:p text:style-name="P5"><text:span text:style-name="T1">for</text:span><text:span text:style-name="T5">(</text:span>f=<text:span text:style-name="T2">0</text:span>; f&lt; NUMFLAKES; f++<text:span text:style-name="T5">)</text:span> <text:span text:style-name="T5">{</text:span></text:p>
        </text:list-item>
        <text:list-item>
          <text:p text:style-name="P5"><text:span text:style-name="T3">icons</text:span>[f][XPOS] = <text:span text:style-name="T3">random</text:span><text:span text:style-name="T5">(</text:span><text:span text:style-name="T2">1</text:span> - LOGO_WIDTH, <text:span text:style-name="T3">display</text:span>.<text:span text:style-name="T3">width</text:span><text:span text:style-name="T5">())</text:span>;</text:p>
        </text:list-item>
        <text:list-item>
          <text:p text:style-name="P5"><text:span text:style-name="T3">icons</text:span>[f][YPOS] = -LOGO_HEIGHT;</text:p>
        </text:list-item>
        <text:list-item>
          <text:p text:style-name="P5"><text:span text:style-name="T3">icons</text:span>[f][DELTAY] = <text:span text:style-name="T3">random</text:span><text:span text:style-name="T5">(</text:span><text:span text:style-name="T2">1</text:span>, <text:span text:style-name="T2">6</text:span><text:span text:style-name="T5">)</text:span>;</text:p>
        </text:list-item>
        <text:list-item>
          <text:p text:style-name="P5"><text:span text:style-name="T3">Serial</text:span>.<text:span text:style-name="T3">print</text:span><text:span text:style-name="T5">(</text:span><text:span text:style-name="T3">F</text:span><text:span text:style-name="T5">(</text:span><text:span text:style-name="T2">"x: "</text:span><text:span text:style-name="T5">))</text:span>;</text:p>
        </text:list-item>
        <text:list-item>
          <text:p text:style-name="P5"><text:span text:style-name="T3">Serial</text:span>.<text:span text:style-name="T3">print</text:span><text:span text:style-name="T5">(</text:span><text:span text:style-name="T3">icons</text:span>[f][XPOS], DEC<text:span text:style-name="T5">)</text:span>;</text:p>
        </text:list-item>
        <text:list-item>
          <text:p text:style-name="P5"><text:span text:style-name="T3">Serial</text:span>.<text:span text:style-name="T3">print</text:span><text:span text:style-name="T5">(</text:span><text:span text:style-name="T3">F</text:span><text:span text:style-name="T5">(</text:span><text:span text:style-name="T2">" y: "</text:span><text:span text:style-name="T5">))</text:span>;</text:p>
        </text:list-item>
        <text:list-item>
          <text:p text:style-name="P5"><text:span text:style-name="T3">Serial</text:span>.<text:span text:style-name="T3">print</text:span><text:span text:style-name="T5">(</text:span><text:span text:style-name="T3">icons</text:span>[f][YPOS], DEC<text:span text:style-name="T5">)</text:span>;</text:p>
        </text:list-item>
        <text:list-item>
          <text:p text:style-name="P5"><text:span text:style-name="T3">Serial</text:span>.<text:span text:style-name="T3">print</text:span><text:span text:style-name="T5">(</text:span><text:span text:style-name="T3">F</text:span><text:span text:style-name="T5">(</text:span><text:span text:style-name="T2">" dy: "</text:span><text:span text:style-name="T5">))</text:span>;</text:p>
        </text:list-item>
        <text:list-item>
          <text:p text:style-name="P5"><text:span text:style-name="T3">Serial</text:span>.<text:span text:style-name="T3">println</text:span><text:span text:style-name="T5">(</text:span><text:span text:style-name="T3">icons</text:span>[f][DELTAY], DEC<text:span text:style-name="T5">)</text:span>;</text:p>
        </text:list-item>
        <text:list-item>
          <text:p text:style-name="P11">}</text:p>
        </text:list-item>
        <text:list-item>
          <text:p text:style-name="P15"/>
        </text:list-item>
        <text:list-item>
          <text:p text:style-name="P5"><text:span text:style-name="T1">for</text:span><text:span text:style-name="T5">(</text:span><text:span text:style-name="T6">int</text:span> i=<text:span text:style-name="T2">1</text:span>;i&lt;<text:span text:style-name="T2">3</text:span>;i++<text:span text:style-name="T5">)</text:span> <text:span text:style-name="T5">{</text:span><text:span text:style-name="T4"> // changed to loop 2 times from Loop forever...</text:span></text:p>
        </text:list-item>
        <text:list-item>
          <text:p text:style-name="P5"><text:span text:style-name="T3">display</text:span>.<text:span text:style-name="T3">clearDisplay</text:span><text:span text:style-name="T5">()</text:span>;<text:span text:style-name="T4"> // Clear the display buffer</text:span></text:p>
        </text:list-item>
        <text:list-item>
          <text:p text:style-name="P15"/>
        </text:list-item>
        <text:list-item>
          <text:p text:style-name="P7">// Draw each snowflake:</text:p>
        </text:list-item>
        <text:list-item>
          <text:p text:style-name="P5"><text:span text:style-name="T1">for</text:span><text:span text:style-name="T5">(</text:span>f=<text:span text:style-name="T2">0</text:span>; f&lt; NUMFLAKES; f++<text:span text:style-name="T5">)</text:span> <text:span text:style-name="T5">{</text:span></text:p>
        </text:list-item>
        <text:list-item>
          <text:p text:style-name="P5"><text:span text:style-name="T3">display</text:span>.<text:span text:style-name="T3">drawBitmap</text:span><text:span text:style-name="T5">(</text:span><text:span text:style-name="T3">icons</text:span>[f][XPOS], <text:span text:style-name="T3">icons</text:span>[f][YPOS], bitmap, w, h, SSD1306_WHITE<text:span text:style-name="T5">)</text:span>;</text:p>
        </text:list-item>
        <text:list-item>
          <text:p text:style-name="P11">}</text:p>
        </text:list-item>
        <text:list-item>
          <text:p text:style-name="P15"><text:soft-page-break/></text:p>
        </text:list-item>
        <text:list-item>
          <text:p text:style-name="P5"><text:span text:style-name="T3">display</text:span>.<text:span text:style-name="T3">display</text:span><text:span text:style-name="T5">()</text:span>;<text:span text:style-name="T4"> // Show the display buffer on the screen</text:span></text:p>
        </text:list-item>
        <text:list-item>
          <text:p text:style-name="P5"><text:span text:style-name="T3">delay</text:span><text:span text:style-name="T5">(</text:span><text:span text:style-name="T2">200</text:span><text:span text:style-name="T5">)</text:span>;<text:span text:style-name="T4"> // Pause for 1/10 second</text:span></text:p>
        </text:list-item>
        <text:list-item>
          <text:p text:style-name="P15"/>
        </text:list-item>
        <text:list-item>
          <text:p text:style-name="P7">// Then update coordinates of each flake...</text:p>
        </text:list-item>
        <text:list-item>
          <text:p text:style-name="P5"><text:span text:style-name="T1">for</text:span><text:span text:style-name="T5">(</text:span>f=<text:span text:style-name="T2">0</text:span>; f&lt; NUMFLAKES; f++<text:span text:style-name="T5">)</text:span> <text:span text:style-name="T5">{</text:span></text:p>
        </text:list-item>
        <text:list-item>
          <text:p text:style-name="P5"><text:span text:style-name="T3">icons</text:span>[f][YPOS] += <text:span text:style-name="T3">icons</text:span>[f][DELTAY];</text:p>
        </text:list-item>
        <text:list-item>
          <text:p text:style-name="P7">// If snowflake is off the bottom of the screen...</text:p>
        </text:list-item>
        <text:list-item>
          <text:p text:style-name="P5"><text:span text:style-name="T1">if</text:span> <text:span text:style-name="T5">(</text:span><text:span text:style-name="T3">icons</text:span>[f][YPOS] &gt;= <text:span text:style-name="T3">display</text:span>.<text:span text:style-name="T3">height</text:span><text:span text:style-name="T5">())</text:span> <text:span text:style-name="T5">{</text:span></text:p>
        </text:list-item>
        <text:list-item>
          <text:p text:style-name="P7">// Reinitialize to a random position, just off the top</text:p>
        </text:list-item>
        <text:list-item>
          <text:p text:style-name="P5"><text:span text:style-name="T3">icons</text:span>[f][XPOS] = <text:span text:style-name="T3">random</text:span><text:span text:style-name="T5">(</text:span><text:span text:style-name="T2">1</text:span> - LOGO_WIDTH, <text:span text:style-name="T3">display</text:span>.<text:span text:style-name="T3">width</text:span><text:span text:style-name="T5">())</text:span>;</text:p>
        </text:list-item>
        <text:list-item>
          <text:p text:style-name="P5"><text:span text:style-name="T3">icons</text:span>[f][YPOS] = -LOGO_HEIGHT;</text:p>
        </text:list-item>
        <text:list-item>
          <text:p text:style-name="P5"><text:span text:style-name="T3">icons</text:span>[f][DELTAY] = <text:span text:style-name="T3">random</text:span><text:span text:style-name="T5">(</text:span><text:span text:style-name="T2">1</text:span>, <text:span text:style-name="T2">6</text:span><text:span text:style-name="T5">)</text:span>;</text:p>
        </text:list-item>
        <text:list-item>
          <text:p text:style-name="P11">}</text:p>
        </text:list-item>
        <text:list-item>
          <text:p text:style-name="P11">}</text:p>
        </text:list-item>
        <text:list-item>
          <text:p text:style-name="P11">}</text:p>
        </text:list-item>
        <text:list-item>
          <text:p text:style-name="P11">}</text:p>
        </text:list-item>
        <text:list-item>
          <text:p text:style-name="P5"/>
        </text:list-item>
      </text:list>
      <text:p text:style-name="P4"/>
      <text:p text:style-name="P4"/>
      <text:p text:style-name="P4"/>
      <text:p text:style-name="P18"/>
      <text:p text:style-name="P4"/>
      <text:p text:style-name="P2"/>
      <text:p text:style-name="P2"/>
      <text:p text:style-name="P2">KNODE 21-SLAVE DEV SOURCE CODE (PASSED)</text:p>
      <text:p text:style-name="P2"/>
      <text:p text:style-name="P2"/>
      <text:p text:style-name="P17"/>
      <text:p text:style-name="P2">Source Code</text:p>
      <text:list xml:id="list1610890738" text:style-name="L2">
        <text:list-header>
          <text:p text:style-name="P3"/>
        </text:list-header>
        <text:list-item>
          <text:p text:style-name="P10">// ***********************************************************************</text:p>
        </text:list-item>
        <text:list-item>
          <text:p text:style-name="P8">// Nov 27, 2022</text:p>
        </text:list-item>
        <text:list-item>
          <text:p text:style-name="P8">// Placing interrupt in loop() allows for successful restart without</text:p>
        </text:list-item>
        <text:list-item>
          <text:p text:style-name="P8">// master node interrupt side effects; tested with nodes 1 and 3</text:p>
        </text:list-item>
        <text:list-item>
          <text:p text:style-name="P8">// on master node may need to set longer time delay for greater</text:p>
        </text:list-item>
        <text:list-item>
          <text:p text:style-name="P8">// reliability of restart for all nodes</text:p>
        </text:list-item>
        <text:list-item>
          <text:p text:style-name="P8">// -----------------------------------------------------------------</text:p>
        </text:list-item>
        <text:list-item>
          <text:p text:style-name="P8">// November 20, 2022</text:p>
        </text:list-item>
        <text:list-item>
          <text:p text:style-name="P8">// changed interrupt attachment to loop() rather than setup()</text:p>
        </text:list-item>
        <text:list-item>
          <text:p text:style-name="P8">// and changed state from CHANGING to FALLING</text:p>
        </text:list-item>
        <text:list-item>
          <text:p text:style-name="P8">// goal - is to have master node restart and interrupt work together</text:p>
        </text:list-item>
        <text:list-item>
          <text:p text:style-name="P8">// master node restart works</text:p>
        </text:list-item>
        <text:list-item>
          <text:p text:style-name="P8">// ***********************************************************************</text:p>
        </text:list-item>
        <text:list-item>
          <text:p text:style-name="P8">// KNODE 2.0 - August 26, 2022</text:p>
        </text:list-item>
        <text:list-item>
          <text:p text:style-name="P8">// readRegister and writeRegister works!</text:p>
        </text:list-item>
        <text:list-item>
          <text:p text:style-name="P8">// ***********************************************************************</text:p>
        </text:list-item>
        <text:list-item>
          <text:p text:style-name="P8"><text:soft-page-break/>// Oct 3, 2022 - r19</text:p>
        </text:list-item>
        <text:list-item>
          <text:p text:style-name="P8">// Slave test module 1</text:p>
        </text:list-item>
        <text:list-item>
          <text:p text:style-name="P8">// Sept 29, 2022 - r18</text:p>
        </text:list-item>
        <text:list-item>
          <text:p text:style-name="P8">// Dual register problem solved</text:p>
        </text:list-item>
        <text:list-item>
          <text:p text:style-name="P8">// Solution - each register needs its' own clockPin and latchPin lines</text:p>
        </text:list-item>
        <text:list-item>
          <text:p text:style-name="P8">// - using latchPinCSR and clockPin2 for register 0</text:p>
        </text:list-item>
        <text:list-item>
          <text:p text:style-name="P8">// - using latchPin and clockPin for register 1</text:p>
        </text:list-item>
        <text:list-item>
          <text:p text:style-name="P8">// Sept 27, 2022 - r18</text:p>
        </text:list-item>
        <text:list-item>
          <text:p text:style-name="P8">// new masking works (nodeID&lt;&lt;4)+ (regID)</text:p>
        </text:list-item>
        <text:list-item>
          <text:p text:style-name="P8">// but only correct read of register 1 in Node 0 state, all other states gives incorrect value</text:p>
        </text:list-item>
        <text:list-item>
          <text:p text:style-name="P8">// Sept 23, 2022 - r17</text:p>
        </text:list-item>
        <text:list-item>
          <text:p text:style-name="P8">// initial round robin test</text:p>
        </text:list-item>
        <text:list-item>
          <text:p text:style-name="P8">// round robit for mux node selects works, but readRegister1() has value error in loop test</text:p>
        </text:list-item>
        <text:list-item>
          <text:p text:style-name="P8">// cross talk between reg0 and reg1 due to *OE (active low) control [gnd vd *S0]</text:p>
        </text:list-item>
        <text:list-item>
          <text:p text:style-name="P8">// --- idea to use d0/other pin for output enable (OE) control rather than mux</text:p>
        </text:list-item>
        <text:list-item>
          <text:p text:style-name="P8">// --- or use 8255 peripheral chip</text:p>
        </text:list-item>
        <text:list-item>
          <text:p text:style-name="P8">// --- cant have two or more *OE's active at a time, only 1</text:p>
        </text:list-item>
        <text:list-item>
          <text:p text:style-name="P8">// --- need to control which register *OE is active at a time </text:p>
        </text:list-item>
        <text:list-item>
          <text:p text:style-name="P8">// --- for round robin to read proper register</text:p>
        </text:list-item>
        <text:list-item>
          <text:p text:style-name="P8">//</text:p>
        </text:list-item>
        <text:list-item>
          <text:p text:style-name="P8"><text:soft-page-break/>// round robin works for node selection with mux (*OE register control needs addition)</text:p>
        </text:list-item>
        <text:list-item>
          <text:p text:style-name="P8">// ***********************************************************************</text:p>
        </text:list-item>
        <text:list-item>
          <text:p text:style-name="P8">// Sept 19, 2022 - r16</text:p>
        </text:list-item>
        <text:list-item>
          <text:p text:style-name="P8">// Using AdaFruit display monitor within interrupt</text:p>
        </text:list-item>
        <text:list-item>
          <text:p text:style-name="P8">// Prep for round-robin master/slave test</text:p>
        </text:list-item>
        <text:list-item>
          <text:p text:style-name="P8">// loop and data xfer tests works.</text:p>
        </text:list-item>
        <text:list-item>
          <text:p text:style-name="P8">// Sept 13, 2022- r15</text:p>
        </text:list-item>
        <text:list-item>
          <text:p text:style-name="P8">// ISR routine works and gets proper value from setup of register 1</text:p>
        </text:list-item>
        <text:list-item>
          <text:p text:style-name="P8">// (need to think of using intell 8255 for easier peripheral control rather homebrew method being used)</text:p>
        </text:list-item>
        <text:list-item>
          <text:p text:style-name="P8">// add link to mux *S0, *S1(reg1), *S2(reg2), etc for multiple register control past reg 1</text:p>
        </text:list-item>
        <text:list-item>
          <text:p text:style-name="P8">// dual D4 link from two processors work</text:p>
        </text:list-item>
        <text:list-item>
          <text:p text:style-name="P8">// -----------------------------------------------------------------------</text:p>
        </text:list-item>
        <text:list-item>
          <text:p text:style-name="P8">// to write register 1</text:p>
        </text:list-item>
        <text:list-item>
          <text:p text:style-name="P8">// use:</text:p>
        </text:list-item>
        <text:list-item>
          <text:p text:style-name="P8">// writeRegister0(1);</text:p>
        </text:list-item>
        <text:list-item>
          <text:p text:style-name="P8">// writeRegister1(data);</text:p>
        </text:list-item>
        <text:list-item>
          <text:p text:style-name="P8">// -----------------------------------------------------------------------</text:p>
        </text:list-item>
        <text:list-item>
          <text:p text:style-name="P8">// to read register 1</text:p>
        </text:list-item>
        <text:list-item>
          <text:p text:style-name="P8">// use:</text:p>
        </text:list-item>
        <text:list-item>
          <text:p text:style-name="P8"><text:soft-page-break/>// value=readRegister1();</text:p>
        </text:list-item>
        <text:list-item>
          <text:p text:style-name="P8">// Note --- if writeRegister0(1) is used will read wrong value</text:p>
        </text:list-item>
        <text:list-item>
          <text:p text:style-name="P8">// --- glitch still exists</text:p>
        </text:list-item>
        <text:list-item>
          <text:p text:style-name="P8">// ***********************************************************************</text:p>
        </text:list-item>
        <text:list-item>
          <text:p text:style-name="P8">// Sept 10, 2022- r12</text:p>
        </text:list-item>
        <text:list-item>
          <text:p text:style-name="P8">// Added bus control, D0, which checks is bus is availble, D0=1, or busy, D0=0</text:p>
        </text:list-item>
        <text:list-item>
          <text:p text:style-name="P8">// works with testModule5()</text:p>
        </text:list-item>
        <text:list-item>
          <text:p text:style-name="P8">// Added invalid register access error message as default: statement</text:p>
        </text:list-item>
        <text:list-item>
          <text:p text:style-name="P8">// Added "-r12" terminator in screen msgs so to know which version of Master code is running</text:p>
        </text:list-item>
        <text:list-item>
          <text:p text:style-name="P8">// ***********************************************************************</text:p>
        </text:list-item>
        <text:list-item>
          <text:p text:style-name="P8">// Sept 6, 2022 - r11</text:p>
        </text:list-item>
        <text:list-item>
          <text:p text:style-name="P8">// Need 74157 for 1 to 4 selector for CLK pin to avoid activating all pins for more than 1 register</text:p>
        </text:list-item>
        <text:list-item>
          <text:p text:style-name="P8">// work around is using D4 on second CLK pin</text:p>
        </text:list-item>
        <text:list-item>
          <text:p text:style-name="P8">// Sept 6, 2022 - r9</text:p>
        </text:list-item>
        <text:list-item>
          <text:p text:style-name="P8">// Update for 4 latch registers and shared CLK, Din, Dout</text:p>
        </text:list-item>
        <text:list-item>
          <text:p text:style-name="P8">//</text:p>
        </text:list-item>
        <text:list-item>
          <text:p text:style-name="P8"><text:soft-page-break/>// *****************************************************************</text:p>
        </text:list-item>
        <text:list-item>
          <text:p text:style-name="P8">// * Multi Bus Setup Constants </text:p>
        </text:list-item>
        <text:list-item>
          <text:p text:style-name="P8">// ****************************************************************</text:p>
        </text:list-item>
        <text:list-item>
          <text:p text:style-name="P8">//</text:p>
        </text:list-item>
        <text:list-item>
          <text:p text:style-name="P8">// Absolute pin setup as D3 is for use with esp8266 (NODE 1.0-12E)</text:p>
        </text:list-item>
        <text:list-item>
          <text:p text:style-name="P8">//int latchPin = D3; // Reg1 --- gpio 0 pin 11 on 74595 chip, registers 1-3 </text:p>
        </text:list-item>
        <text:list-item>
          <text:p text:style-name="P8">//int latchPinCSR = D4; // Reg0 --- gpio 2 pin 11 on register 0</text:p>
        </text:list-item>
        <text:list-item>
          <text:p text:style-name="P8">//int latchPinReg2= 16; // Reg2 --- gpio 16, D0 on esp8266</text:p>
        </text:list-item>
        <text:list-item>
          <text:p text:style-name="P8">//int latchPinReg3= 10; // Reg3 --- gpio 10, SD3 on esp8266</text:p>
        </text:list-item>
        <text:list-item>
          <text:p text:style-name="P8">//</text:p>
        </text:list-item>
        <text:list-item>
          <text:p text:style-name="P8">//int clockPin = D5; // gpio 14 pin 12 on 74595 chip</text:p>
        </text:list-item>
        <text:list-item>
          <text:p text:style-name="P8">//int dataPinOut = D7; // gpio 13 pin 14 on 74595 chip;</text:p>
        </text:list-item>
        <text:list-item>
          <text:p text:style-name="P8">//int dataPinIn = D6; // gpio 12 pin 9 on 74595 chip</text:p>
        </text:list-item>
        <text:list-item>
          <text:p text:style-name="P8">// int interruptPin= D8; // gpio 15</text:p>
        </text:list-item>
        <text:list-item>
          <text:p text:style-name="P8">//</text:p>
        </text:list-item>
        <text:list-item>
          <text:p text:style-name="P8">// int clearBus = 0; </text:p>
        </text:list-item>
        <text:list-item>
          <text:p text:style-name="P8">// *** END Multi Bus Setup Constants *** </text:p>
        </text:list-item>
        <text:list-item>
          <text:p text:style-name="P8"><text:soft-page-break/>// ************************************************************</text:p>
        </text:list-item>
        <text:list-item>
          <text:p text:style-name="P8">// Sept 3, 2022</text:p>
        </text:list-item>
        <text:list-item>
          <text:p text:style-name="P8">// Revision 8</text:p>
        </text:list-item>
        <text:list-item>
          <text:p text:style-name="P8">// Code for readRegister1 works, need to use MUX *S0 attached to OE* (pin 13</text:p>
        </text:list-item>
        <text:list-item>
          <text:p text:style-name="P8">// to control output</text:p>
        </text:list-item>
        <text:list-item>
          <text:p text:style-name="P8">// *S0 means *S0 is active low</text:p>
        </text:list-item>
        <text:list-item>
          <text:p text:style-name="P8">// ***********************************************************************</text:p>
        </text:list-item>
        <text:list-item>
          <text:p text:style-name="P8">// Sept 1, 2022</text:p>
        </text:list-item>
        <text:list-item>
          <text:p text:style-name="P8">// Second MUX works. I/O routines work with proper formatting</text:p>
        </text:list-item>
        <text:list-item>
          <text:p text:style-name="P8">// ***********************************************************************</text:p>
        </text:list-item>
        <text:list-item>
          <text:p text:style-name="P8">// August 31 --- Version R7</text:p>
        </text:list-item>
        <text:list-item>
          <text:p text:style-name="P8">// CSR (Control Status Register) work properly with 74138 decoders for register selection</text:p>
        </text:list-item>
        <text:list-item>
          <text:p text:style-name="P8">// --- next test: read/write from registers 1 to 4</text:p>
        </text:list-item>
        <text:list-item>
          <text:p text:style-name="P8">//</text:p>
        </text:list-item>
        <text:list-item>
          <text:p text:style-name="P8">// ***********************************************************************</text:p>
        </text:list-item>
        <text:list-item>
          <text:p text:style-name="P8">// August 24, 2022</text:p>
        </text:list-item>
        <text:list-item>
          <text:p text:style-name="P8">// Master Mode of SPI-1-R4</text:p>
        </text:list-item>
        <text:list-item>
          <text:p text:style-name="P8"><text:soft-page-break/>// =======================================================================</text:p>
        </text:list-item>
        <text:list-item>
          <text:p text:style-name="P8">// August 22, 2022 </text:p>
        </text:list-item>
        <text:list-item>
          <text:p text:style-name="P8">// SPI-1-r3 with OLED 128x64, device ID using shift registe 74HC595, and SPI </text:p>
        </text:list-item>
        <text:list-item>
          <text:p text:style-name="P8">// Multiple Bus Class Use</text:p>
        </text:list-item>
        <text:list-item>
          <text:p text:style-name="P8">// (C) 2022 Diana Kanecki, All Rights Reserved</text:p>
        </text:list-item>
        <text:list-item>
          <text:p text:style-name="P8">// Diana Kanecki, DM(ABD), MBA, ACS, Bio. Sci.</text:p>
        </text:list-item>
        <text:list-item>
          <text:p text:style-name="P8">//</text:p>
        </text:list-item>
        <text:list-item>
          <text:p text:style-name="P8">// **********************************************************************</text:p>
        </text:list-item>
        <text:list-item>
          <text:p text:style-name="P22"/>
        </text:list-item>
        <text:list-item>
          <text:p text:style-name="P8">/**************************************************************************</text:p>
        </text:list-item>
        <text:list-item>
          <text:p text:style-name="P8">This is an example for our Monochrome OLEDs based on SSD1306 drivers</text:p>
        </text:list-item>
        <text:list-item>
          <text:p text:style-name="P16"/>
        </text:list-item>
        <text:list-item>
          <text:p text:style-name="P8">Pick one up today in the adafruit shop!</text:p>
        </text:list-item>
        <text:list-item>
          <text:p text:style-name="P8">------&gt; http://www.adafruit.com/category/63_98</text:p>
        </text:list-item>
        <text:list-item>
          <text:p text:style-name="P16"/>
        </text:list-item>
        <text:list-item>
          <text:p text:style-name="P8">This example is for a 128x32 pixel display using I2C to communicate</text:p>
        </text:list-item>
        <text:list-item>
          <text:p text:style-name="P8">3 pins are required to interface (two I2C and one reset).</text:p>
        </text:list-item>
        <text:list-item>
          <text:p text:style-name="P16"><text:soft-page-break/></text:p>
        </text:list-item>
        <text:list-item>
          <text:p text:style-name="P8">Adafruit invests time and resources providing this open</text:p>
        </text:list-item>
        <text:list-item>
          <text:p text:style-name="P8">source code, please support Adafruit and open-source</text:p>
        </text:list-item>
        <text:list-item>
          <text:p text:style-name="P8">hardware by purchasing products from Adafruit!</text:p>
        </text:list-item>
        <text:list-item>
          <text:p text:style-name="P16"/>
        </text:list-item>
        <text:list-item>
          <text:p text:style-name="P8">Written by Limor Fried/Ladyada for Adafruit Industries,</text:p>
        </text:list-item>
        <text:list-item>
          <text:p text:style-name="P8">with contributions from the open source community.</text:p>
        </text:list-item>
        <text:list-item>
          <text:p text:style-name="P8">BSD license, check license.txt for more information</text:p>
        </text:list-item>
        <text:list-item>
          <text:p text:style-name="P8">All text above, and the splash screen below must be</text:p>
        </text:list-item>
        <text:list-item>
          <text:p text:style-name="P8">included in any redistribution.</text:p>
        </text:list-item>
        <text:list-item>
          <text:p text:style-name="P8">**************************************************************************/</text:p>
        </text:list-item>
        <text:list-item>
          <text:p text:style-name="P16"/>
        </text:list-item>
        <text:list-item>
          <text:p text:style-name="P8">//#include &lt;SPI.h&gt;</text:p>
        </text:list-item>
        <text:list-item>
          <text:p text:style-name="P6"><text:span text:style-name="T1">#include</text:span> <text:span text:style-name="T2">&lt;Wire.h&gt;</text:span></text:p>
        </text:list-item>
        <text:list-item>
          <text:p text:style-name="P6"><text:span text:style-name="T1">#include</text:span> <text:span text:style-name="T2">&lt;Adafruit_GFX.h&gt;</text:span></text:p>
        </text:list-item>
        <text:list-item>
          <text:p text:style-name="P6"><text:span text:style-name="T1">#include</text:span> <text:span text:style-name="T2">&lt;Adafruit_SSD1306.h&gt;</text:span></text:p>
        </text:list-item>
        <text:list-item>
          <text:p text:style-name="P16"/>
        </text:list-item>
        <text:list-item>
          <text:p text:style-name="P6"><text:span text:style-name="T1">#define</text:span> <text:span text:style-name="T3">SCREEN_WIDTH</text:span> <text:span text:style-name="T2">128</text:span><text:span text:style-name="T4"> // OLED display width, in pixels</text:span></text:p>
        </text:list-item>
        <text:list-item>
          <text:p text:style-name="P8">//#define SCREEN_HEIGHT 32 // OLED display height, in pixels</text:p>
        </text:list-item>
        <text:list-item>
          <text:p text:style-name="P6"><text:soft-page-break/><text:span text:style-name="T1">#define</text:span> <text:span text:style-name="T3">SCREEN_HEIGHT</text:span> <text:span text:style-name="T2">64</text:span><text:span text:style-name="T4"> // OLED display height, in pixels (determines character height - changable for better reading)</text:span></text:p>
        </text:list-item>
        <text:list-item>
          <text:p text:style-name="P22"/>
        </text:list-item>
        <text:list-item>
          <text:p text:style-name="P8">// Declaration for an SSD1306 display connected to I2C (SDA, SCL pins)</text:p>
        </text:list-item>
        <text:list-item>
          <text:p text:style-name="P8">// The pins for I2C are defined by the Wire-library. </text:p>
        </text:list-item>
        <text:list-item>
          <text:p text:style-name="P8">// On an arduino UNO: A4(SDA), A5(SCL)</text:p>
        </text:list-item>
        <text:list-item>
          <text:p text:style-name="P8">// On an arduino MEGA 2560: 20(SDA), 21(SCL)</text:p>
        </text:list-item>
        <text:list-item>
          <text:p text:style-name="P8">// On an arduino LEONARDO: 2(SDA), 3(SCL), ...</text:p>
        </text:list-item>
        <text:list-item>
          <text:p text:style-name="P6"><text:span text:style-name="T1">#define</text:span> <text:span text:style-name="T3">OLED_RESET</text:span> -<text:span text:style-name="T2">1</text:span><text:span text:style-name="T4"> // Reset pin # (or -1 if sharing Arduino reset pin)</text:span></text:p>
        </text:list-item>
        <text:list-item>
          <text:p text:style-name="P8">//#define SCREEN_ADDRESS 0x3C ///&lt; See datasheet for Address; 0x3D for 128x64, 0x3C for 128x32</text:p>
        </text:list-item>
        <text:list-item>
          <text:p text:style-name="P6"><text:span text:style-name="T1">#define</text:span> <text:span text:style-name="T3">SCREEN_ADDRESS</text:span> 0x<text:span text:style-name="T2">3C</text:span></text:p>
        </text:list-item>
        <text:list-item>
          <text:p text:style-name="P6">Adafruit_SSD1306 <text:span text:style-name="T3">display</text:span><text:span text:style-name="T5">(</text:span>SCREEN_WIDTH, SCREEN_HEIGHT, &amp;<text:span text:style-name="T5">Wire</text:span>, OLED_RESET<text:span text:style-name="T5">)</text:span>;</text:p>
        </text:list-item>
        <text:list-item>
          <text:p text:style-name="P16"/>
        </text:list-item>
        <text:list-item>
          <text:p text:style-name="P6"><text:span text:style-name="T1">#define</text:span> <text:span text:style-name="T3">NUMFLAKES</text:span> <text:span text:style-name="T2">10</text:span><text:span text:style-name="T4"> // Number of snowflakes in the animation example</text:span></text:p>
        </text:list-item>
        <text:list-item>
          <text:p text:style-name="P16"/>
        </text:list-item>
        <text:list-item>
          <text:p text:style-name="P6"><text:span text:style-name="T1">#define</text:span> <text:span text:style-name="T3">LOGO_HEIGHT</text:span> <text:span text:style-name="T2">16</text:span></text:p>
        </text:list-item>
        <text:list-item>
          <text:p text:style-name="P6"><text:span text:style-name="T1">#define</text:span> <text:span text:style-name="T3">LOGO_WIDTH</text:span> <text:span text:style-name="T2">16</text:span></text:p>
        </text:list-item>
        <text:list-item>
          <text:p text:style-name="P6"><text:span text:style-name="T6">static</text:span> <text:span text:style-name="T6">const</text:span> <text:span text:style-name="T6">unsigned</text:span> <text:span text:style-name="T6">char</text:span> PROGMEM logo_bmp[] =</text:p>
        </text:list-item>
        <text:list-item>
          <text:p text:style-name="P6"><text:span text:style-name="T5">{</text:span> 0b<text:span text:style-name="T2">00000000</text:span>, 0b<text:span text:style-name="T2">11000000</text:span>,</text:p>
        </text:list-item>
        <text:list-item>
          <text:p text:style-name="P6">0b<text:span text:style-name="T2">00000001</text:span>, 0b<text:span text:style-name="T2">11000000</text:span>,</text:p>
        </text:list-item>
        <text:list-item>
          <text:p text:style-name="P6">0b<text:span text:style-name="T2">00000001</text:span>, 0b<text:span text:style-name="T2">11000000</text:span>,</text:p>
        </text:list-item>
        <text:list-item>
          <text:p text:style-name="P6"><text:soft-page-break/>0b<text:span text:style-name="T2">00000011</text:span>, 0b<text:span text:style-name="T2">11100000</text:span>,</text:p>
        </text:list-item>
        <text:list-item>
          <text:p text:style-name="P6">0b<text:span text:style-name="T2">11110011</text:span>, 0b<text:span text:style-name="T2">11100000</text:span>,</text:p>
        </text:list-item>
        <text:list-item>
          <text:p text:style-name="P6">0b<text:span text:style-name="T2">11111110</text:span>, 0b<text:span text:style-name="T2">11111000</text:span>,</text:p>
        </text:list-item>
        <text:list-item>
          <text:p text:style-name="P6">0b<text:span text:style-name="T2">01111110</text:span>, 0b<text:span text:style-name="T2">11111111</text:span>,</text:p>
        </text:list-item>
        <text:list-item>
          <text:p text:style-name="P6">0b<text:span text:style-name="T2">00110011</text:span>, 0b<text:span text:style-name="T2">10011111</text:span>,</text:p>
        </text:list-item>
        <text:list-item>
          <text:p text:style-name="P6">0b<text:span text:style-name="T2">00011111</text:span>, 0b<text:span text:style-name="T2">11111100</text:span>,</text:p>
        </text:list-item>
        <text:list-item>
          <text:p text:style-name="P6">0b<text:span text:style-name="T2">00001101</text:span>, 0b<text:span text:style-name="T2">01110000</text:span>,</text:p>
        </text:list-item>
        <text:list-item>
          <text:p text:style-name="P6">0b<text:span text:style-name="T2">00011011</text:span>, 0b<text:span text:style-name="T2">10100000</text:span>,</text:p>
        </text:list-item>
        <text:list-item>
          <text:p text:style-name="P6">0b<text:span text:style-name="T2">00111111</text:span>, 0b<text:span text:style-name="T2">11100000</text:span>,</text:p>
        </text:list-item>
        <text:list-item>
          <text:p text:style-name="P6">0b<text:span text:style-name="T2">00111111</text:span>, 0b<text:span text:style-name="T2">11110000</text:span>,</text:p>
        </text:list-item>
        <text:list-item>
          <text:p text:style-name="P6">0b<text:span text:style-name="T2">01111100</text:span>, 0b<text:span text:style-name="T2">11110000</text:span>,</text:p>
        </text:list-item>
        <text:list-item>
          <text:p text:style-name="P6">0b<text:span text:style-name="T2">01110000</text:span>, 0b<text:span text:style-name="T2">01110000</text:span>,</text:p>
        </text:list-item>
        <text:list-item>
          <text:p text:style-name="P6">0b<text:span text:style-name="T2">00000000</text:span>, 0b<text:span text:style-name="T2">00110000</text:span> <text:span text:style-name="T5">}</text:span>;</text:p>
        </text:list-item>
        <text:list-item>
          <text:p text:style-name="P22"/>
        </text:list-item>
        <text:list-item>
          <text:p text:style-name="P8">// *****************************************************************</text:p>
        </text:list-item>
        <text:list-item>
          <text:p text:style-name="P8">// * Multi Bus Setup Constants </text:p>
        </text:list-item>
        <text:list-item>
          <text:p text:style-name="P8">// ****************************************************************</text:p>
        </text:list-item>
        <text:list-item>
          <text:p text:style-name="P16"/>
        </text:list-item>
        <text:list-item>
          <text:p text:style-name="P8">// Absolute pin setup as D3 is for use with esp8266 (NODE 1.0-12E)</text:p>
        </text:list-item>
        <text:list-item>
          <text:p text:style-name="P6"><text:span text:style-name="T6">int</text:span> latchPin = D3;<text:span text:style-name="T4"> // Reg1 --- gpio 0 pin 11 on 74595 chip, registers 1-3 </text:span></text:p>
        </text:list-item>
        <text:list-item>
          <text:p text:style-name="P6"><text:span text:style-name="T6">int</text:span> latchPinCSR = D4;<text:span text:style-name="T4"> // Reg0 --- gpio 2 pin 11 on register 0</text:span></text:p>
        </text:list-item>
        <text:list-item>
          <text:p text:style-name="P8"><text:soft-page-break/>//int latchPinReg2= 16; // Reg2 --- gpio 16, D0 on esp8266</text:p>
        </text:list-item>
        <text:list-item>
          <text:p text:style-name="P8">//int latchPinReg3= 10; // Reg3 --- gpio 10, SD3 on esp8266</text:p>
        </text:list-item>
        <text:list-item>
          <text:p text:style-name="P8">//</text:p>
        </text:list-item>
        <text:list-item>
          <text:p text:style-name="P6"><text:span text:style-name="T6">int</text:span> clockPin = D5;<text:span text:style-name="T4"> // gpio 14 pin 12 on 74595 chip</text:span></text:p>
        </text:list-item>
        <text:list-item>
          <text:p text:style-name="P8">//int clockPin2 = 10; // pin12 on 74595 chip</text:p>
        </text:list-item>
        <text:list-item>
          <text:p text:style-name="P6"><text:span text:style-name="T6">int</text:span> dataPinOut = D7;<text:span text:style-name="T4"> // gpio 13 pin 14 on 74595 chip;</text:span></text:p>
        </text:list-item>
        <text:list-item>
          <text:p text:style-name="P6"><text:span text:style-name="T6">int</text:span> clockPin2 = D9;<text:span text:style-name="T4"> // 10; // sd3</text:span></text:p>
        </text:list-item>
        <text:list-item>
          <text:p text:style-name="P6"><text:span text:style-name="T6">int</text:span> dataPinIn = D6;<text:span text:style-name="T4"> // gpio 12 pin 9 on 74595 chip</text:span></text:p>
        </text:list-item>
        <text:list-item>
          <text:p text:style-name="P6"><text:span text:style-name="T6">int</text:span> interruptPin= D8;<text:span text:style-name="T4"> // gpio 15</text:span></text:p>
        </text:list-item>
        <text:list-item>
          <text:p text:style-name="P6"><text:span text:style-name="T6">int</text:span> busPin = D0;</text:p>
        </text:list-item>
        <text:list-item>
          <text:p text:style-name="P8">//</text:p>
        </text:list-item>
        <text:list-item>
          <text:p text:style-name="P6"><text:span text:style-name="T6">int</text:span> clearBus = <text:span text:style-name="T2">0</text:span>; </text:p>
        </text:list-item>
        <text:list-item>
          <text:p text:style-name="P6"><text:span text:style-name="T6">int</text:span> maxRegisters = <text:span text:style-name="T2">1</text:span>; </text:p>
        </text:list-item>
        <text:list-item>
          <text:p text:style-name="P6"><text:span text:style-name="T6">int</text:span> OEReg1 = <text:span text:style-name="T2">10</text:span>;<text:span text:style-name="T4"> // OK - added 9/22/2022 sd3</text:span></text:p>
        </text:list-item>
        <text:list-item>
          <text:p text:style-name="P16"/>
        </text:list-item>
        <text:list-item>
          <text:p text:style-name="P8">// *** END Multi Bus Setup Constants *** </text:p>
        </text:list-item>
        <text:list-item>
          <text:p text:style-name="P16"/>
        </text:list-item>
        <text:list-item>
          <text:p text:style-name="P6"><text:span text:style-name="T6">volatile</text:span> <text:span text:style-name="T6">int</text:span> j=<text:span text:style-name="T2">0</text:span>;</text:p>
        </text:list-item>
        <text:list-item>
          <text:p text:style-name="P6"><text:span text:style-name="T6">volatile</text:span> <text:span text:style-name="T6">int</text:span> NodeId=<text:span text:style-name="T2">0</text:span>;</text:p>
        </text:list-item>
        <text:list-item>
          <text:p text:style-name="P6"><text:span text:style-name="T6">char</text:span> <text:span text:style-name="T3">buff</text:span>[<text:span text:style-name="T2">100</text:span>]= <text:span text:style-name="T2">"Hello from Host\n\0"</text:span>;</text:p>
        </text:list-item>
        <text:list-item>
          <text:p text:style-name="P6"><text:span text:style-name="T6">volatile</text:span> <text:span text:style-name="T6">int</text:span> index1;</text:p>
        </text:list-item>
        <text:list-item>
          <text:p text:style-name="P6"><text:span text:style-name="T6">volatile</text:span> <text:span text:style-name="T6">bool</text:span> receivedone;</text:p>
        </text:list-item>
        <text:list-item>
          <text:p text:style-name="P8">//int int1 = D8; // </text:p>
        </text:list-item>
        <text:list-item>
          <text:p text:style-name="P6"><text:span text:style-name="T6">int</text:span> slaveLatch = D8;</text:p>
        </text:list-item>
        <text:list-item>
          <text:p text:style-name="P6"><text:span text:style-name="T6">int</text:span> lastValue1 = <text:span text:style-name="T2">0</text:span>;</text:p>
        </text:list-item>
        <text:list-item>
          <text:p text:style-name="P6"><text:soft-page-break/><text:span text:style-name="T6">int</text:span> lineCount1 = <text:span text:style-name="T2">0</text:span>;</text:p>
        </text:list-item>
        <text:list-item>
          <text:p text:style-name="P6"><text:span text:style-name="T6">int</text:span> nullRegister = <text:span text:style-name="T2">3</text:span>;</text:p>
        </text:list-item>
        <text:list-item>
          <text:p text:style-name="P16"/>
        </text:list-item>
        <text:list-item>
          <text:p text:style-name="P6"><text:span text:style-name="T6">unsigned</text:span> <text:span text:style-name="T6">long</text:span> button_time = <text:span text:style-name="T2">0</text:span>;</text:p>
        </text:list-item>
        <text:list-item>
          <text:p text:style-name="P6"><text:span text:style-name="T6">unsigned</text:span> <text:span text:style-name="T6">long</text:span> last_button_time = <text:span text:style-name="T2">0</text:span>;</text:p>
        </text:list-item>
        <text:list-item>
          <text:p text:style-name="P6"><text:span text:style-name="T6">int</text:span> y = <text:span text:style-name="T2">0</text:span>;</text:p>
        </text:list-item>
        <text:list-item>
          <text:p text:style-name="P6"><text:span text:style-name="T6">bool</text:span> ledToggle = <text:span text:style-name="T2">false</text:span>;</text:p>
        </text:list-item>
        <text:list-item>
          <text:p text:style-name="P6"><text:span text:style-name="T6">int</text:span> intValueRd=<text:span text:style-name="T2">0</text:span>;</text:p>
        </text:list-item>
        <text:list-item>
          <text:p text:style-name="P6"><text:span text:style-name="T6">bool</text:span> firstLoop = <text:span text:style-name="T2">true</text:span>;</text:p>
        </text:list-item>
        <text:list-item>
          <text:p text:style-name="P16"/>
        </text:list-item>
        <text:list-item>
          <text:p text:style-name="P6"><text:span text:style-name="T6">void</text:span> <text:span text:style-name="T3">testMode</text:span><text:span text:style-name="T5">()</text:span> <text:span text:style-name="T5">{</text:span></text:p>
        </text:list-item>
        <text:list-item>
          <text:p text:style-name="P8">/*</text:p>
        </text:list-item>
        <text:list-item>
          <text:p text:style-name="P8">testdrawline(); // Draw many lines</text:p>
        </text:list-item>
        <text:list-item>
          <text:p text:style-name="P16"/>
        </text:list-item>
        <text:list-item>
          <text:p text:style-name="P8">testdrawrect(); // Draw rectangles (outlines)</text:p>
        </text:list-item>
        <text:list-item>
          <text:p text:style-name="P16"/>
        </text:list-item>
        <text:list-item>
          <text:p text:style-name="P8">testfillrect(); // Draw rectangles (filled)</text:p>
        </text:list-item>
        <text:list-item>
          <text:p text:style-name="P16"/>
        </text:list-item>
        <text:list-item>
          <text:p text:style-name="P8">testdrawcircle(); // Draw circles (outlines)</text:p>
        </text:list-item>
        <text:list-item>
          <text:p text:style-name="P16"/>
        </text:list-item>
        <text:list-item>
          <text:p text:style-name="P8">testfillcircle(); // Draw circles (filled)</text:p>
        </text:list-item>
        <text:list-item>
          <text:p text:style-name="P16"/>
        </text:list-item>
        <text:list-item>
          <text:p text:style-name="P8">testdrawroundrect(); // Draw rounded rectangles (outlines)</text:p>
        </text:list-item>
        <text:list-item>
          <text:p text:style-name="P16"/>
        </text:list-item>
        <text:list-item>
          <text:p text:style-name="P8">testfillroundrect(); // Draw rounded rectangles (filled)</text:p>
        </text:list-item>
        <text:list-item>
          <text:p text:style-name="P16"/>
        </text:list-item>
        <text:list-item>
          <text:p text:style-name="P8"><text:soft-page-break/>testdrawtriangle(); // Draw triangles (outlines)</text:p>
        </text:list-item>
        <text:list-item>
          <text:p text:style-name="P16"/>
        </text:list-item>
        <text:list-item>
          <text:p text:style-name="P8">testfilltriangle(); // Draw triangles (filled)</text:p>
        </text:list-item>
        <text:list-item>
          <text:p text:style-name="P16"/>
        </text:list-item>
        <text:list-item>
          <text:p text:style-name="P8">testdrawchar(); // Draw characters of the default font</text:p>
        </text:list-item>
        <text:list-item>
          <text:p text:style-name="P16"/>
        </text:list-item>
        <text:list-item>
          <text:p text:style-name="P8">testdrawstyles(); // Draw 'stylized' characters</text:p>
        </text:list-item>
        <text:list-item>
          <text:p text:style-name="P16"/>
        </text:list-item>
        <text:list-item>
          <text:p text:style-name="P8">testscrolltext(); // Draw scrolling text</text:p>
        </text:list-item>
        <text:list-item>
          <text:p text:style-name="P16"/>
        </text:list-item>
        <text:list-item>
          <text:p text:style-name="P8">testdrawbitmap(); // Draw a small bitmap image</text:p>
        </text:list-item>
        <text:list-item>
          <text:p text:style-name="P16"/>
        </text:list-item>
        <text:list-item>
          <text:p text:style-name="P8">// Invert and restore display, pausing in-between</text:p>
        </text:list-item>
        <text:list-item>
          <text:p text:style-name="P8">display.invertDisplay(true);</text:p>
        </text:list-item>
        <text:list-item>
          <text:p text:style-name="P8">delay(1000);</text:p>
        </text:list-item>
        <text:list-item>
          <text:p text:style-name="P8">display.invertDisplay(false);</text:p>
        </text:list-item>
        <text:list-item>
          <text:p text:style-name="P8">delay(1000);</text:p>
        </text:list-item>
        <text:list-item>
          <text:p text:style-name="P16"/>
        </text:list-item>
        <text:list-item>
          <text:p text:style-name="P8">testanimate(logo_bmp, LOGO_WIDTH, LOGO_HEIGHT); // Animate bitmaps</text:p>
        </text:list-item>
        <text:list-item>
          <text:p text:style-name="P8">*/</text:p>
        </text:list-item>
        <text:list-item>
          <text:p text:style-name="P16"/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setup</text:span><text:span text:style-name="T5">()</text:span> <text:span text:style-name="T5">{</text:span></text:p>
        </text:list-item>
        <text:list-item>
          <text:p text:style-name="P6"><text:span text:style-name="T3">Serial</text:span>.<text:span text:style-name="T3">begin</text:span><text:span text:style-name="T5">(</text:span><text:span text:style-name="T2">9600</text:span><text:span text:style-name="T5">)</text:span>;</text:p>
        </text:list-item>
        <text:list-item>
          <text:p text:style-name="P6"><text:span text:style-name="T3">pinMode</text:span><text:span text:style-name="T5">(</text:span>latchPin,OUTPUT<text:span text:style-name="T5">)</text:span>;</text:p>
        </text:list-item>
        <text:list-item>
          <text:p text:style-name="P6"><text:soft-page-break/><text:span text:style-name="T3">pinMode</text:span><text:span text:style-name="T5">(</text:span>clockPin,OUTPUT<text:span text:style-name="T5">)</text:span>;</text:p>
        </text:list-item>
        <text:list-item>
          <text:p text:style-name="P8">//pinMode(clockPin2,OUTPUT);</text:p>
        </text:list-item>
        <text:list-item>
          <text:p text:style-name="P6"><text:span text:style-name="T3">pinMode</text:span><text:span text:style-name="T5">(</text:span>latchPinCSR,OUTPUT<text:span text:style-name="T5">)</text:span>;</text:p>
        </text:list-item>
        <text:list-item>
          <text:p text:style-name="P8">//pinMode(latchPinReg2,OUTPUT);</text:p>
        </text:list-item>
        <text:list-item>
          <text:p text:style-name="P16"/>
        </text:list-item>
        <text:list-item>
          <text:p text:style-name="P8">//pinMode(latchPinReg3,OUTPUT);</text:p>
        </text:list-item>
        <text:list-item>
          <text:p text:style-name="P6"><text:span text:style-name="T3">pinMode</text:span><text:span text:style-name="T5">(</text:span>dataPinOut,OUTPUT<text:span text:style-name="T5">)</text:span>;</text:p>
        </text:list-item>
        <text:list-item>
          <text:p text:style-name="P6"><text:span text:style-name="T3">pinMode</text:span><text:span text:style-name="T5">(</text:span>clockPin2,OUTPUT<text:span text:style-name="T5">)</text:span>;</text:p>
        </text:list-item>
        <text:list-item>
          <text:p text:style-name="P6"><text:span text:style-name="T3">digitalWrite</text:span><text:span text:style-name="T5">(</text:span>clockPin2,LOW<text:span text:style-name="T5">)</text:span>;</text:p>
        </text:list-item>
        <text:list-item>
          <text:p text:style-name="P6"><text:span text:style-name="T3">pinMode</text:span><text:span text:style-name="T5">(</text:span>dataPinIn,INPUT<text:span text:style-name="T5">)</text:span>;</text:p>
        </text:list-item>
        <text:list-item>
          <text:p text:style-name="P20"><text:line-break/></text:p>
        </text:list-item>
        <text:list-item>
          <text:p text:style-name="P6"><text:span text:style-name="T3">pinMode</text:span><text:span text:style-name="T5">(</text:span>busPin,OUTPUT<text:span text:style-name="T5">)</text:span>;</text:p>
        </text:list-item>
        <text:list-item>
          <text:p text:style-name="P6"><text:span text:style-name="T3">digitalWrite</text:span><text:span text:style-name="T5">(</text:span>busPin,LOW<text:span text:style-name="T5">)</text:span>;</text:p>
        </text:list-item>
        <text:list-item>
          <text:p text:style-name="P6"><text:span text:style-name="T3">pinMode</text:span><text:span text:style-name="T5">(</text:span>busPin,LOW<text:span text:style-name="T5">)</text:span>;</text:p>
        </text:list-item>
        <text:list-item>
          <text:p text:style-name="P22"/>
        </text:list-item>
        <text:list-item>
          <text:p text:style-name="P8">// *******************************************************************************</text:p>
        </text:list-item>
        <text:list-item>
          <text:p text:style-name="P8">// *** Multibus setup code - quietBus()</text:p>
        </text:list-item>
        <text:list-item>
          <text:p text:style-name="P8">// *******************************************************************************</text:p>
        </text:list-item>
        <text:list-item>
          <text:p text:style-name="P6"><text:span text:style-name="T3">digitalWrite</text:span><text:span text:style-name="T5">(</text:span>latchPin,LOW<text:span text:style-name="T5">)</text:span>;</text:p>
        </text:list-item>
        <text:list-item>
          <text:p text:style-name="P6"><text:span text:style-name="T3">shiftOut</text:span><text:span text:style-name="T5">(</text:span>dataPinOut,clockPin, MSBFIRST,clearBus<text:span text:style-name="T5">)</text:span>;<text:span text:style-name="T4"> // clear bus</text:span></text:p>
        </text:list-item>
        <text:list-item>
          <text:p text:style-name="P6"><text:span text:style-name="T3">digitalWrite</text:span><text:span text:style-name="T5">(</text:span>latchPin,HIGH<text:span text:style-name="T5">)</text:span>;</text:p>
        </text:list-item>
        <text:list-item>
          <text:p text:style-name="P16"><text:soft-page-break/></text:p>
        </text:list-item>
        <text:list-item>
          <text:p text:style-name="P8">//digitalWrite(latchPinReg2,HIGH);</text:p>
        </text:list-item>
        <text:list-item>
          <text:p text:style-name="P8">//digitalWrite(latchPinReg3,HIGH);</text:p>
        </text:list-item>
        <text:list-item>
          <text:p text:style-name="P8">// *** END Multibus setup code *************************************************** </text:p>
        </text:list-item>
        <text:list-item>
          <text:p text:style-name="P16"/>
        </text:list-item>
        <text:list-item>
          <text:p text:style-name="P22"/>
        </text:list-item>
        <text:list-item>
          <text:p text:style-name="P8">// SSD1306_SWITCHCAPVCC = generate display voltage from 3.3V internally</text:p>
        </text:list-item>
        <text:list-item>
          <text:p text:style-name="P6"><text:span text:style-name="T1">if</text:span><text:span text:style-name="T5">(</text:span>!<text:span text:style-name="T3">display</text:span>.<text:span text:style-name="T3">begin</text:span><text:span text:style-name="T5">(</text:span>SSD1306_SWITCHCAPVCC, SCREEN_ADDRESS<text:span text:style-name="T5">))</text:span> <text:span text:style-name="T5">{</text:span></text:p>
        </text:list-item>
        <text:list-item>
          <text:p text:style-name="P6"><text:span text:style-name="T3">Serial</text:span>.<text:span text:style-name="T3">println</text:span><text:span text:style-name="T5">(</text:span><text:span text:style-name="T3">F</text:span><text:span text:style-name="T5">(</text:span><text:span text:style-name="T2">"SSD1306 allocation failed"</text:span><text:span text:style-name="T5">))</text:span>;</text:p>
        </text:list-item>
        <text:list-item>
          <text:p text:style-name="P6"><text:span text:style-name="T1">for</text:span><text:span text:style-name="T5">(</text:span>;;<text:span text:style-name="T5">)</text:span>;<text:span text:style-name="T4"> // Don't proceed, loop forever</text:span>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8">// Show initial display buffer contents on the screen --</text:p>
        </text:list-item>
        <text:list-item>
          <text:p text:style-name="P8">// the library initializes this with an Adafruit splash screen.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text:span text:style-name="T4"> // Pause for 2 seconds</text:span></text:p>
        </text:list-item>
        <text:list-item>
          <text:p text:style-name="P16"/>
        </text:list-item>
        <text:list-item>
          <text:p text:style-name="P8">// Clear the buffer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8">// Draw a single pixel in white</text:p>
        </text:list-item>
        <text:list-item>
          <text:p text:style-name="P6"><text:span text:style-name="T3">display</text:span>.<text:span text:style-name="T3">drawPixel</text:span><text:span text:style-name="T5">(</text:span><text:span text:style-name="T2">10</text:span>, <text:span text:style-name="T2">10</text:span>, SSD1306_WHITE<text:span text:style-name="T5">)</text:span>;</text:p>
        </text:list-item>
        <text:list-item>
          <text:p text:style-name="P16"/>
        </text:list-item>
        <text:list-item>
          <text:p text:style-name="P8"><text:soft-page-break/>// Show the display buffer on the screen. You MUST call display() after</text:p>
        </text:list-item>
        <text:list-item>
          <text:p text:style-name="P8">// drawing commands to make them visible on screen!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8">// display.display() is NOT necessary after every single drawing command,</text:p>
        </text:list-item>
        <text:list-item>
          <text:p text:style-name="P8">// unless that's what you want...rather, you can batch up a bunch of</text:p>
        </text:list-item>
        <text:list-item>
          <text:p text:style-name="P8">// drawing operations and then update the screen all at once by calling</text:p>
        </text:list-item>
        <text:list-item>
          <text:p text:style-name="P8">// display.display(). These examples demonstrate both approaches...</text:p>
        </text:list-item>
        <text:list-item>
          <text:p text:style-name="P16"/>
        </text:list-item>
        <text:list-item>
          <text:p text:style-name="P8">// testMode();</text:p>
        </text:list-item>
        <text:list-item>
          <text:p text:style-name="P16"/>
        </text:list-item>
        <text:list-item>
          <text:p text:style-name="P8">// ************************************************************</text:p>
        </text:list-item>
        <text:list-item>
          <text:p text:style-name="P8">// *** Multibus Setup Codes</text:p>
        </text:list-item>
        <text:list-item>
          <text:p text:style-name="P8">// ************************************************************</text:p>
        </text:list-item>
        <text:list-item>
          <text:p text:style-name="P22"/>
        </text:list-item>
        <text:list-item>
          <text:p text:style-name="P6">index1=<text:span text:style-name="T2">0</text:span>;</text:p>
        </text:list-item>
        <text:list-item>
          <text:p text:style-name="P6">receivedone=<text:span text:style-name="T2">false</text:span>;</text:p>
        </text:list-item>
        <text:list-item>
          <text:p text:style-name="P22"/>
        </text:list-item>
        <text:list-item>
          <text:p text:style-name="P8"><text:soft-page-break/>// Start at top-left corner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3">display</text:span>.<text:span text:style-name="T3">setTextSize</text:span><text:span text:style-name="T5">(</text:span><text:span text:style-name="T2">1</text:span><text:span text:style-name="T5">)</text:span>;<text:span text:style-name="T4"> // Normal 1:1 pixel scale</text:span></text:p>
        </text:list-item>
        <text:list-item>
          <text:p text:style-name="P6"><text:span text:style-name="T3">display</text:span>.<text:span text:style-name="T3">setTextColor</text:span><text:span text:style-name="T5">(</text:span>SSD1306_WHITE<text:span text:style-name="T5">)</text:span>;<text:span text:style-name="T4"> // Draw white text</text:span></text:p>
        </text:list-item>
        <text:list-item>
          <text:p text:style-name="P6"><text:span text:style-name="T3">display</text:span>.<text:span text:style-name="T3">setCursor</text:span><text:span text:style-name="T5">(</text:span><text:span text:style-name="T2">0</text:span>,<text:span text:style-name="T2">0</text:span><text:span text:style-name="T5">)</text:span>; </text:p>
        </text:list-item>
        <text:list-item>
          <text:p text:style-name="P6">lineCount1=<text:span text:style-name="T2">0</text:span>;</text:p>
        </text:list-item>
        <text:list-item>
          <text:p text:style-name="P20"><text:line-break/></text:p>
        </text:list-item>
        <text:list-item>
          <text:p text:style-name="P8">//writeRegister0(1);</text:p>
        </text:list-item>
        <text:list-item>
          <text:p text:style-name="P8">//writeRegister1(5);</text:p>
        </text:list-item>
        <text:list-item>
          <text:p text:style-name="P8">//delay(1000);</text:p>
        </text:list-item>
        <text:list-item>
          <text:p text:style-name="P8">//writeRegister0(0)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ICACHE_RAM_ATTR <text:span text:style-name="T6">void</text:span> <text:span text:style-name="T3">testInt8</text:span><text:span text:style-name="T5">(){</text:span></text:p>
        </text:list-item>
        <text:list-item>
          <text:p text:style-name="P16"/>
        </text:list-item>
        <text:list-item>
          <text:p text:style-name="P6"><text:span text:style-name="T6">int</text:span> value = <text:span text:style-name="T2">0</text:span>;</text:p>
        </text:list-item>
        <text:list-item>
          <text:p text:style-name="P6"><text:span text:style-name="T3">noInterrupts</text:span><text:span text:style-name="T5">()</text:span>;</text:p>
        </text:list-item>
        <text:list-item>
          <text:p text:style-name="P6">button_time = <text:span text:style-name="T3">millis</text:span><text:span text:style-name="T5">()</text:span>;</text:p>
        </text:list-item>
        <text:list-item>
          <text:p text:style-name="P8">//check to see if increment() was called in the last 250 milliseconds</text:p>
        </text:list-item>
        <text:list-item>
          <text:p text:style-name="P6"><text:span text:style-name="T1">if</text:span> <text:span text:style-name="T5">(</text:span>button_time - last_button_time &gt; <text:span text:style-name="T2">250</text:span><text:span text:style-name="T5">){</text:span></text:p>
        </text:list-item>
        <text:list-item>
          <text:p text:style-name="P8">// writeRegister0(1); // added 9/23/2022 to select reg1</text:p>
        </text:list-item>
        <text:list-item>
          <text:p text:style-name="P6">value = <text:span text:style-name="T3">readRegister1</text:span><text:span text:style-name="T5">()</text:span>;</text:p>
        </text:list-item>
        <text:list-item>
          <text:p text:style-name="P6">ledToggle = <text:span text:style-name="T2">true</text:span>;</text:p>
        </text:list-item>
        <text:list-item>
          <text:p text:style-name="P6"><text:soft-page-break/>intValueRd = value;</text:p>
        </text:list-item>
        <text:list-item>
          <text:p text:style-name="P6"><text:span text:style-name="T3">Serial</text:span>.<text:span text:style-name="T3">print</text:span><text:span text:style-name="T5">(</text:span><text:span text:style-name="T2">"In Interupt r19- "</text:span><text:span text:style-name="T5">)</text:span>;</text:p>
        </text:list-item>
        <text:list-item>
          <text:p text:style-name="P6"><text:span text:style-name="T3">Serial</text:span>.<text:span text:style-name="T3">print</text:span><text:span text:style-name="T5">(</text:span><text:span text:style-name="T2">" value retrieved is "</text:span><text:span text:style-name="T5">)</text:span>;</text:p>
        </text:list-item>
        <text:list-item>
          <text:p text:style-name="P6"><text:span text:style-name="T3">Serial</text:span>.<text:span text:style-name="T3">println</text:span><text:span text:style-name="T5">(</text:span>value<text:span text:style-name="T5">)</text:span>;</text:p>
        </text:list-item>
        <text:list-item>
          <text:p text:style-name="P6"><text:span text:style-name="T3">Serial</text:span>.<text:span text:style-name="T3">println</text:span><text:span text:style-name="T5">()</text:span>;</text:p>
        </text:list-item>
        <text:list-item>
          <text:p text:style-name="P8">// writeRegister1(value); added 9/23/2022</text:p>
        </text:list-item>
        <text:list-item>
          <text:p text:style-name="P6">last_button_time = button_time;</text:p>
        </text:list-item>
        <text:list-item>
          <text:p text:style-name="P16"/>
        </text:list-item>
        <text:list-item>
          <text:p text:style-name="P12">}</text:p>
        </text:list-item>
        <text:list-item>
          <text:p text:style-name="P6"><text:span text:style-name="T3">interrupts</text:span><text:span text:style-name="T5">(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loop</text:span><text:span text:style-name="T5">()</text:span> <text:span text:style-name="T5">{</text:span></text:p>
        </text:list-item>
        <text:list-item>
          <text:p text:style-name="P6"><text:span text:style-name="T3">Serial</text:span>.<text:span text:style-name="T3">print</text:span><text:span text:style-name="T5">(</text:span><text:span text:style-name="T2">"in Slave Node 1 - r21 - "</text:span><text:span text:style-name="T5">)</text:span>;</text:p>
        </text:list-item>
        <text:list-item>
          <text:p text:style-name="P6"><text:span text:style-name="T3">Serial</text:span>.<text:span text:style-name="T3">println</text:span><text:span text:style-name="T5">(</text:span>j<text:span text:style-name="T5">)</text:span>;</text:p>
        </text:list-item>
        <text:list-item>
          <text:p text:style-name="P6">lineCount1=<text:span text:style-name="T2">0</text:span>;</text:p>
        </text:list-item>
        <text:list-item>
          <text:p text:style-name="P6"><text:span text:style-name="T3">display</text:span>.<text:span text:style-name="T3">clearDisplay</text:span><text:span text:style-name="T5">()</text:span>; </text:p>
        </text:list-item>
        <text:list-item>
          <text:p text:style-name="P6"><text:span text:style-name="T3">display</text:span>.<text:span text:style-name="T3">setCursor</text:span><text:span text:style-name="T5">(</text:span><text:span text:style-name="T2">0</text:span>,<text:span text:style-name="T2">0</text:span>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3">writeStr1</text:span><text:span text:style-name="T5">(</text:span><text:span text:style-name="T2">"Hello-Nd 3/22 "</text:span><text:span text:style-name="T5">)</text:span>;</text:p>
        </text:list-item>
        <text:list-item>
          <text:p text:style-name="P6"><text:span text:style-name="T3">writeInt1</text:span><text:span text:style-name="T5">(</text:span>j<text:span text:style-name="T5">)</text:span>;</text:p>
        </text:list-item>
        <text:list-item>
          <text:p text:style-name="P6"><text:span text:style-name="T3">writeLn1</text:span><text:span text:style-name="T5">(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 </text:p>
        </text:list-item>
        <text:list-item>
          <text:p text:style-name="P16"/>
        </text:list-item>
        <text:list-item>
          <text:p text:style-name="P6"><text:span text:style-name="T1">if</text:span> <text:span text:style-name="T5">(</text:span>j==<text:span text:style-name="T2">3</text:span><text:span text:style-name="T5">){</text:span></text:p>
        </text:list-item>
        <text:list-item>
          <text:p text:style-name="P6">lineCount1=<text:span text:style-name="T2">0</text:span>;</text:p>
        </text:list-item>
        <text:list-item>
          <text:p text:style-name="P6"><text:soft-page-break/><text:span text:style-name="T3">display</text:span>.<text:span text:style-name="T3">clearDisplay</text:span><text:span text:style-name="T5">()</text:span>; </text:p>
        </text:list-item>
        <text:list-item>
          <text:p text:style-name="P6"><text:span text:style-name="T3">display</text:span>.<text:span text:style-name="T3">setCursor</text:span><text:span text:style-name="T5">(</text:span><text:span text:style-name="T2">0</text:span>,<text:span text:style-name="T2">0</text:span>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3">writeStr1</text:span><text:span text:style-name="T5">(</text:span><text:span text:style-name="T2">"---Init Int"</text:span><text:span text:style-name="T5">)</text:span>;</text:p>
        </text:list-item>
        <text:list-item>
          <text:p text:style-name="P6"><text:span text:style-name="T3">writeLn1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6"><text:span text:style-name="T1">for</text:span> <text:span text:style-name="T5">(</text:span><text:span text:style-name="T6">int</text:span> k=<text:span text:style-name="T2">1</text:span>; k&lt;<text:span text:style-name="T2">5</text:span>;k++<text:span text:style-name="T5">){</text:span></text:p>
        </text:list-item>
        <text:list-item>
          <text:p text:style-name="P6"><text:span text:style-name="T3">writeInt1</text:span><text:span text:style-name="T5">(</text:span>k<text:span text:style-name="T5">)</text:span>;</text:p>
        </text:list-item>
        <text:list-item>
          <text:p text:style-name="P6"><text:span text:style-name="T3">writeStr1</text:span><text:span text:style-name="T5">(</text:span><text:span text:style-name="T2">" "</text:span><text:span text:style-name="T5">)</text:span>;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12">}</text:p>
        </text:list-item>
        <text:list-item>
          <text:p text:style-name="P6"><text:span text:style-name="T3">pinMode</text:span><text:span text:style-name="T5">(</text:span><text:span text:style-name="T2">15</text:span>,INPUT_PULLUP<text:span text:style-name="T5">)</text:span>;</text:p>
        </text:list-item>
        <text:list-item>
          <text:p text:style-name="P8">// use GPIO 15 -&gt; D8</text:p>
        </text:list-item>
        <text:list-item>
          <text:p text:style-name="P6"><text:span text:style-name="T3">attachInterrupt</text:span><text:span text:style-name="T5">(</text:span><text:span text:style-name="T3">digitalPinToInterrupt</text:span><text:span text:style-name="T5">(</text:span>D8<text:span text:style-name="T5">)</text:span>,testInt8,FALLING<text:span text:style-name="T5">)</text:span>;</text:p>
        </text:list-item>
        <text:list-item>
          <text:p text:style-name="P6">firstLoop=<text:span text:style-name="T2">false</text:span>;</text:p>
        </text:list-item>
        <text:list-item>
          <text:p text:style-name="P12">}</text:p>
        </text:list-item>
        <text:list-item>
          <text:p text:style-name="P6"><text:span text:style-name="T3">writeLn1</text:span><text:span text:style-name="T5">(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1">if</text:span> <text:span text:style-name="T5">(</text:span>ledToggle<text:span text:style-name="T5">)</text:span></text:p>
        </text:list-item>
        <text:list-item>
          <text:p text:style-name="P12">{</text:p>
        </text:list-item>
        <text:list-item>
          <text:p text:style-name="P6"><text:span text:style-name="T3">display</text:span>.<text:span text:style-name="T3">clearDisplay</text:span><text:span text:style-name="T5">()</text:span>; </text:p>
        </text:list-item>
        <text:list-item>
          <text:p text:style-name="P6"><text:span text:style-name="T3">display</text:span>.<text:span text:style-name="T3">setCursor</text:span><text:span text:style-name="T5">(</text:span><text:span text:style-name="T2">0</text:span>,<text:span text:style-name="T2">0</text:span>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writeStr1</text:span><text:span text:style-name="T5">(</text:span><text:span text:style-name="T2">"Process Int r19 "</text:span><text:span text:style-name="T5">)</text:span>;</text:p>
        </text:list-item>
        <text:list-item>
          <text:p text:style-name="P6"><text:span text:style-name="T3">writeLn1</text:span><text:span text:style-name="T5">()</text:span>; </text:p>
        </text:list-item>
        <text:list-item>
          <text:p text:style-name="P6"><text:span text:style-name="T3">writeStr1</text:span><text:span text:style-name="T5">(</text:span><text:span text:style-name="T2">"Value read-&gt;"</text:span><text:span text:style-name="T5">)</text:span>; </text:p>
        </text:list-item>
        <text:list-item>
          <text:p text:style-name="P6"><text:soft-page-break/><text:span text:style-name="T3">writeInt1</text:span><text:span text:style-name="T5">(</text:span>intValueRd<text:span text:style-name="T5">)</text:span>;</text:p>
        </text:list-item>
        <text:list-item>
          <text:p text:style-name="P6"><text:span text:style-name="T3">writeLn1</text:span><text:span text:style-name="T5">(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ledToggle=<text:span text:style-name="T2">false</text:span>; </text:p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 </text:p>
        </text:list-item>
        <text:list-item>
          <text:p text:style-name="P6"><text:span text:style-name="T5">}</text:span>;</text:p>
        </text:list-item>
        <text:list-item>
          <text:p text:style-name="P16"/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6">j++;</text:p>
        </text:list-item>
        <text:list-item>
          <text:p text:style-name="P6">NodeId= NodeId++;</text:p>
        </text:list-item>
        <text:list-item>
          <text:p text:style-name="P8">// i = i % 4; </text:p>
        </text:list-item>
        <text:list-item>
          <text:p text:style-name="P12">}</text:p>
        </text:list-item>
        <text:list-item>
          <text:p text:style-name="P22"/>
        </text:list-item>
        <text:list-item>
          <text:p text:style-name="P8">// **************************************************</text:p>
        </text:list-item>
        <text:list-item>
          <text:p text:style-name="P8">// *** Register Routines</text:p>
        </text:list-item>
        <text:list-item>
          <text:p text:style-name="P8">// **************************************************</text:p>
        </text:list-item>
        <text:list-item>
          <text:p text:style-name="P6"><text:span text:style-name="T6">void</text:span> <text:span text:style-name="T3">writeRegister0</text:span><text:span text:style-name="T5">(</text:span><text:span text:style-name="T6">int</text:span> <text:span text:style-name="T5">dataOut)</text:span></text:p>
        </text:list-item>
        <text:list-item>
          <text:p text:style-name="P12">{</text:p>
        </text:list-item>
        <text:list-item>
          <text:p text:style-name="P8">// Aug 31, 2022 - verified to work for register 0</text:p>
        </text:list-item>
        <text:list-item>
          <text:p text:style-name="P8">// for use with any SIPO register as 74595 and 74165 </text:p>
        </text:list-item>
        <text:list-item>
          <text:p text:style-name="P16"/>
        </text:list-item>
        <text:list-item>
          <text:p text:style-name="P8">//digitalWrite(latchPin,LOW); // OK - added 9/23/2022 to deselect reg1</text:p>
        </text:list-item>
        <text:list-item>
          <text:p text:style-name="P6"><text:span text:style-name="T3">digitalWrite</text:span><text:span text:style-name="T5">(</text:span>latchPinCSR,LOW<text:span text:style-name="T5">)</text:span>;</text:p>
        </text:list-item>
        <text:list-item>
          <text:p text:style-name="P6"><text:span text:style-name="T3">shiftOut</text:span><text:span text:style-name="T5">(</text:span>dataPinOut,clockPin2, MSBFIRST,dataOut<text:span text:style-name="T5">)</text:span>; </text:p>
        </text:list-item>
        <text:list-item>
          <text:p text:style-name="P6"><text:soft-page-break/><text:span text:style-name="T3">digitalWrite</text:span><text:span text:style-name="T5">(</text:span>latchPinCSR,HIGH<text:span text:style-name="T5">)</text:span>; </text:p>
        </text:list-item>
        <text:list-item>
          <text:p text:style-name="P8">//digitalWrite(latchPin,HIGH);</text:p>
        </text:list-item>
        <text:list-item>
          <text:p text:style-name="P16"/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writeRegister1</text:span><text:span text:style-name="T5">(</text:span><text:span text:style-name="T6">int</text:span> <text:span text:style-name="T5">dataOut)</text:span></text:p>
        </text:list-item>
        <text:list-item>
          <text:p text:style-name="P12">{</text:p>
        </text:list-item>
        <text:list-item>
          <text:p text:style-name="P8">// verified - Sept 3, 2022 - to work with 74595 chip </text:p>
        </text:list-item>
        <text:list-item>
          <text:p text:style-name="P8">// Serial.println("... in writeRegister1()");</text:p>
        </text:list-item>
        <text:list-item>
          <text:p text:style-name="P16"/>
        </text:list-item>
        <text:list-item>
          <text:p text:style-name="P6"><text:span text:style-name="T3">digitalWrite</text:span><text:span text:style-name="T5">(</text:span>latchPinCSR,LOW<text:span text:style-name="T5">)</text:span>; </text:p>
        </text:list-item>
        <text:list-item>
          <text:p text:style-name="P16"/>
        </text:list-item>
        <text:list-item>
          <text:p text:style-name="P8">// works Sept 3, 2022 </text:p>
        </text:list-item>
        <text:list-item>
          <text:p text:style-name="P6"><text:span text:style-name="T3">digitalWrite</text:span><text:span text:style-name="T5">(</text:span>latchPin,LOW<text:span text:style-name="T5">)</text:span>;</text:p>
        </text:list-item>
        <text:list-item>
          <text:p text:style-name="P6"><text:span text:style-name="T3">shiftOut</text:span><text:span text:style-name="T5">(</text:span>dataPinOut,clockPin, MSBFIRST,dataOut<text:span text:style-name="T5">)</text:span>; </text:p>
        </text:list-item>
        <text:list-item>
          <text:p text:style-name="P6"><text:span text:style-name="T3">digitalWrite</text:span><text:span text:style-name="T5">(</text:span>latchPin,HIGH<text:span text:style-name="T5">)</text:span>;</text:p>
        </text:list-item>
        <text:list-item>
          <text:p text:style-name="P16"/>
        </text:list-item>
        <text:list-item>
          <text:p text:style-name="P6"><text:span text:style-name="T3">digitalWrite</text:span><text:span text:style-name="T5">(</text:span>latchPinCSR,HIGH<text:span text:style-name="T5">)</text:span>; </text:p>
        </text:list-item>
        <text:list-item>
          <text:p text:style-name="P16"/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8">/*</text:p>
        </text:list-item>
        <text:list-item>
          <text:p text:style-name="P8">void writeRegister2(int dataOut)</text:p>
        </text:list-item>
        <text:list-item>
          <text:p text:style-name="P8">{</text:p>
        </text:list-item>
        <text:list-item>
          <text:p text:style-name="P8">// Sept 6, 2022 --- Need to test</text:p>
        </text:list-item>
        <text:list-item>
          <text:p text:style-name="P8">// Serial.println("... in writeRegister2()");</text:p>
        </text:list-item>
        <text:list-item>
          <text:p text:style-name="P16"/>
        </text:list-item>
        <text:list-item>
          <text:p text:style-name="P8">// works Sept 3, 2022</text:p>
        </text:list-item>
        <text:list-item>
          <text:p text:style-name="P8"><text:soft-page-break/>digitalWrite(latchPinReg2,LOW);</text:p>
        </text:list-item>
        <text:list-item>
          <text:p text:style-name="P8">shiftOut(dataPinOut,clockPin, MSBFIRST,dataOut); </text:p>
        </text:list-item>
        <text:list-item>
          <text:p text:style-name="P8">digitalWrite(latchPinReg2,HIGH);</text:p>
        </text:list-item>
        <text:list-item>
          <text:p text:style-name="P8">}</text:p>
        </text:list-item>
        <text:list-item>
          <text:p text:style-name="P16"/>
        </text:list-item>
        <text:list-item>
          <text:p text:style-name="P8">void writeRegister3(int dataOut)</text:p>
        </text:list-item>
        <text:list-item>
          <text:p text:style-name="P8">{</text:p>
        </text:list-item>
        <text:list-item>
          <text:p text:style-name="P8">// Sept 6, 2022 --- need to test</text:p>
        </text:list-item>
        <text:list-item>
          <text:p text:style-name="P8">// Serial.println("... in writeRegister2()");</text:p>
        </text:list-item>
        <text:list-item>
          <text:p text:style-name="P16"/>
        </text:list-item>
        <text:list-item>
          <text:p text:style-name="P8">// works Sept 3, 2022</text:p>
        </text:list-item>
        <text:list-item>
          <text:p text:style-name="P8">digitalWrite(latchPinReg3,LOW);</text:p>
        </text:list-item>
        <text:list-item>
          <text:p text:style-name="P8">shiftOut(dataPinOut,clockPin, MSBFIRST,dataOut); </text:p>
        </text:list-item>
        <text:list-item>
          <text:p text:style-name="P8">digitalWrite(latchPinReg3,HIGH);</text:p>
        </text:list-item>
        <text:list-item>
          <text:p text:style-name="P8">}</text:p>
        </text:list-item>
        <text:list-item>
          <text:p text:style-name="P8">*/</text:p>
        </text:list-item>
        <text:list-item>
          <text:p text:style-name="P16"/>
        </text:list-item>
        <text:list-item>
          <text:p text:style-name="P6"><text:span text:style-name="T6">void</text:span> <text:span text:style-name="T3">writeCtrlRegToBus</text:span><text:span text:style-name="T5">(</text:span><text:span text:style-name="T6">int</text:span> <text:span text:style-name="T5">dataOut)</text:span></text:p>
        </text:list-item>
        <text:list-item>
          <text:p text:style-name="P12">{</text:p>
        </text:list-item>
        <text:list-item>
          <text:p text:style-name="P8">//digitalWrite(busPin,LOW);</text:p>
        </text:list-item>
        <text:list-item>
          <text:p text:style-name="P6"><text:span text:style-name="T3">writeRegister0</text:span><text:span text:style-name="T5">(</text:span>dataOut<text:span text:style-name="T5">)</text:span>;</text:p>
        </text:list-item>
        <text:list-item>
          <text:p text:style-name="P8">//digitalWrite(busPin,HIGH); 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int</text:span> <text:span text:style-name="T3">readRegister0</text:span><text:span text:style-name="T5">()</text:span></text:p>
        </text:list-item>
        <text:list-item>
          <text:p text:style-name="P12">{</text:p>
        </text:list-item>
        <text:list-item>
          <text:p text:style-name="P8">// Aug 31, 2022 - verified to work for register 0</text:p>
        </text:list-item>
        <text:list-item>
          <text:p text:style-name="P8">// for special use with 74595 shift register SIPO </text:p>
        </text:list-item>
        <text:list-item>
          <text:p text:style-name="P6"><text:soft-page-break/><text:span text:style-name="T6">int</text:span> value = <text:span text:style-name="T2">0</text:span>;</text:p>
        </text:list-item>
        <text:list-item>
          <text:p text:style-name="P6"><text:span text:style-name="T6">int</text:span> bitOrder = MSBFIRST;</text:p>
        </text:list-item>
        <text:list-item>
          <text:p text:style-name="P16"/>
        </text:list-item>
        <text:list-item>
          <text:p text:style-name="P6"><text:span text:style-name="T3">digitalWrite</text:span><text:span text:style-name="T5">(</text:span>latchPin,LOW<text:span text:style-name="T5">)</text:span>;<text:span text:style-name="T4"> // OK -added 9/23/2022 to block access to reg 0 while rd reg 1</text:span></text:p>
        </text:list-item>
        <text:list-item>
          <text:p text:style-name="P16"/>
        </text:list-item>
        <text:list-item>
          <text:p text:style-name="P6"><text:span text:style-name="T1">for</text:span> <text:span text:style-name="T5">(</text:span><text:span text:style-name="T6">int</text:span> i = <text:span text:style-name="T2">0</text:span>; i &lt; <text:span text:style-name="T2">8</text:span>; ++i<text:span text:style-name="T5">)</text:span> <text:span text:style-name="T5">{</text:span></text:p>
        </text:list-item>
        <text:list-item>
          <text:p text:style-name="P6"><text:span text:style-name="T1">if</text:span> <text:span text:style-name="T5">(</text:span>bitOrder == LSBFIRST<text:span text:style-name="T5">)</text:span></text:p>
        </text:list-item>
        <text:list-item>
          <text:p text:style-name="P6">value |= <text:span text:style-name="T3">digitalRead</text:span><text:span text:style-name="T5">(</text:span>dataPinIn<text:span text:style-name="T5">)</text:span> &lt;&lt; i;</text:p>
        </text:list-item>
        <text:list-item>
          <text:p text:style-name="P14">else</text:p>
        </text:list-item>
        <text:list-item>
          <text:p text:style-name="P6">value |= <text:span text:style-name="T3">digitalRead</text:span><text:span text:style-name="T5">(</text:span>dataPinIn<text:span text:style-name="T5">)</text:span> &lt;&lt; <text:span text:style-name="T5">(</text:span><text:span text:style-name="T2">7</text:span> - i<text:span text:style-name="T5">)</text:span>;</text:p>
        </text:list-item>
        <text:list-item>
          <text:p text:style-name="P6"><text:span text:style-name="T3">digitalWrite</text:span><text:span text:style-name="T5">(</text:span>clockPin2, HIGH<text:span text:style-name="T5">)</text:span>;</text:p>
        </text:list-item>
        <text:list-item>
          <text:p text:style-name="P6"><text:span text:style-name="T3">digitalWrite</text:span><text:span text:style-name="T5">(</text:span>clockPin2, LOW<text:span text:style-name="T5">)</text:span>;</text:p>
        </text:list-item>
        <text:list-item>
          <text:p text:style-name="P6"><text:span text:style-name="T5">}</text:span> </text:p>
        </text:list-item>
        <text:list-item>
          <text:p text:style-name="P6"><text:span text:style-name="T3">digitalWrite</text:span><text:span text:style-name="T5">(</text:span>latchPin,HIGH<text:span text:style-name="T5">)</text:span>;</text:p>
        </text:list-item>
        <text:list-item>
          <text:p text:style-name="P6"><text:span text:style-name="T1">return</text:span><text:span text:style-name="T5">(</text:span>value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int</text:span> <text:span text:style-name="T3">readRegister1</text:span><text:span text:style-name="T5">()</text:span></text:p>
        </text:list-item>
        <text:list-item>
          <text:p text:style-name="P12">{</text:p>
        </text:list-item>
        <text:list-item>
          <text:p text:style-name="P8">// Sept 6, 2022 --- need to test</text:p>
        </text:list-item>
        <text:list-item>
          <text:p text:style-name="P8">// need decoder for more than one register 74153</text:p>
        </text:list-item>
        <text:list-item>
          <text:p text:style-name="P8">// because clk pin activates all at same time </text:p>
        </text:list-item>
        <text:list-item>
          <text:p text:style-name="P16"/>
        </text:list-item>
        <text:list-item>
          <text:p text:style-name="P6"><text:span text:style-name="T6">int</text:span> value = <text:span text:style-name="T2">0</text:span>;</text:p>
        </text:list-item>
        <text:list-item>
          <text:p text:style-name="P6"><text:span text:style-name="T6">int</text:span> bitOrder = MSBFIRST;</text:p>
        </text:list-item>
        <text:list-item>
          <text:p text:style-name="P16"/>
        </text:list-item>
        <text:list-item>
          <text:p text:style-name="P8">//Serial.println(" ... in readRegister1()");</text:p>
        </text:list-item>
        <text:list-item>
          <text:p text:style-name="P22"><text:soft-page-break/></text:p>
        </text:list-item>
        <text:list-item>
          <text:p text:style-name="P6"><text:span text:style-name="T3">digitalWrite</text:span><text:span text:style-name="T5">(</text:span>latchPinCSR,LOW<text:span text:style-name="T5">)</text:span>;<text:span text:style-name="T4"> // OK-added 9/23/2022 block reading register 0</text:span></text:p>
        </text:list-item>
        <text:list-item>
          <text:p text:style-name="P16"/>
        </text:list-item>
        <text:list-item>
          <text:p text:style-name="P6"><text:span text:style-name="T1">for</text:span> <text:span text:style-name="T5">(</text:span><text:span text:style-name="T6">int</text:span> i = <text:span text:style-name="T2">0</text:span>; i &lt; <text:span text:style-name="T2">8</text:span>; ++i<text:span text:style-name="T5">)</text:span> <text:span text:style-name="T5">{</text:span></text:p>
        </text:list-item>
        <text:list-item>
          <text:p text:style-name="P6"><text:span text:style-name="T1">if</text:span> <text:span text:style-name="T5">(</text:span>bitOrder == LSBFIRST<text:span text:style-name="T5">)</text:span></text:p>
        </text:list-item>
        <text:list-item>
          <text:p text:style-name="P6">value |= <text:span text:style-name="T3">digitalRead</text:span><text:span text:style-name="T5">(</text:span>dataPinIn<text:span text:style-name="T5">)</text:span> &lt;&lt; i;</text:p>
        </text:list-item>
        <text:list-item>
          <text:p text:style-name="P14">else</text:p>
        </text:list-item>
        <text:list-item>
          <text:p text:style-name="P6">value |= <text:span text:style-name="T3">digitalRead</text:span><text:span text:style-name="T5">(</text:span>dataPinIn<text:span text:style-name="T5">)</text:span> &lt;&lt; <text:span text:style-name="T5">(</text:span><text:span text:style-name="T2">7</text:span> - i<text:span text:style-name="T5">)</text:span>;</text:p>
        </text:list-item>
        <text:list-item>
          <text:p text:style-name="P16"/>
        </text:list-item>
        <text:list-item>
          <text:p text:style-name="P6"><text:span text:style-name="T3">digitalWrite</text:span><text:span text:style-name="T5">(</text:span>latchPin,LOW<text:span text:style-name="T5">)</text:span>;</text:p>
        </text:list-item>
        <text:list-item>
          <text:p text:style-name="P6"><text:span text:style-name="T3">digitalWrite</text:span><text:span text:style-name="T5">(</text:span>clockPin, HIGH<text:span text:style-name="T5">)</text:span>;</text:p>
        </text:list-item>
        <text:list-item>
          <text:p text:style-name="P6"><text:span text:style-name="T3">digitalWrite</text:span><text:span text:style-name="T5">(</text:span>clockPin, LOW<text:span text:style-name="T5">)</text:span>;</text:p>
        </text:list-item>
        <text:list-item>
          <text:p text:style-name="P6"><text:span text:style-name="T3">digitalWrite</text:span><text:span text:style-name="T5">(</text:span>latchPin,HIGH<text:span text:style-name="T5">)</text:span>; </text:p>
        </text:list-item>
        <text:list-item>
          <text:p text:style-name="P6"><text:span text:style-name="T5">}</text:span> </text:p>
        </text:list-item>
        <text:list-item>
          <text:p text:style-name="P16"/>
        </text:list-item>
        <text:list-item>
          <text:p text:style-name="P6"><text:span text:style-name="T3">writeRegister1</text:span><text:span text:style-name="T5">(</text:span>value<text:span text:style-name="T5">)</text:span>;<text:span text:style-name="T4"> // added 9/27/2022</text:span></text:p>
        </text:list-item>
        <text:list-item>
          <text:p text:style-name="P6"><text:span text:style-name="T3">digitalWrite</text:span><text:span text:style-name="T5">(</text:span>latchPinCSR,HIGH<text:span text:style-name="T5">)</text:span>;</text:p>
        </text:list-item>
        <text:list-item>
          <text:p text:style-name="P6"><text:span text:style-name="T1">return</text:span><text:span text:style-name="T5">(</text:span>value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int</text:span> <text:span text:style-name="T3">readRegister2</text:span><text:span text:style-name="T5">()</text:span></text:p>
        </text:list-item>
        <text:list-item>
          <text:p text:style-name="P12">{</text:p>
        </text:list-item>
        <text:list-item>
          <text:p text:style-name="P8">// Sept 6, 2022 --- Need to test</text:p>
        </text:list-item>
        <text:list-item>
          <text:p text:style-name="P8">// need decoder for more than one register 74153</text:p>
        </text:list-item>
        <text:list-item>
          <text:p text:style-name="P8">// because clk pin activates all at same time </text:p>
        </text:list-item>
        <text:list-item>
          <text:p text:style-name="P6"><text:span text:style-name="T6">int</text:span> value = <text:span text:style-name="T2">0</text:span>;</text:p>
        </text:list-item>
        <text:list-item>
          <text:p text:style-name="P6"><text:span text:style-name="T6">int</text:span> bitOrder = MSBFIRST;</text:p>
        </text:list-item>
        <text:list-item>
          <text:p text:style-name="P16"><text:soft-page-break/></text:p>
        </text:list-item>
        <text:list-item>
          <text:p text:style-name="P8">//Serial.println(" ... in readRegister2()");</text:p>
        </text:list-item>
        <text:list-item>
          <text:p text:style-name="P16"/>
        </text:list-item>
        <text:list-item>
          <text:p text:style-name="P6"><text:span text:style-name="T1">if</text:span> <text:span text:style-name="T5">(</text:span><text:span text:style-name="T2">2</text:span> &lt;= maxRegisters<text:span text:style-name="T5">)</text:span></text:p>
        </text:list-item>
        <text:list-item>
          <text:p text:style-name="P12">{</text:p>
        </text:list-item>
        <text:list-item>
          <text:p text:style-name="P16"/>
        </text:list-item>
        <text:list-item>
          <text:p text:style-name="P6"><text:span text:style-name="T1">for</text:span> <text:span text:style-name="T5">(</text:span><text:span text:style-name="T6">int</text:span> i = <text:span text:style-name="T2">0</text:span>; i &lt; <text:span text:style-name="T2">8</text:span>; ++i<text:span text:style-name="T5">)</text:span> <text:span text:style-name="T5">{</text:span></text:p>
        </text:list-item>
        <text:list-item>
          <text:p text:style-name="P6"><text:span text:style-name="T1">if</text:span> <text:span text:style-name="T5">(</text:span>bitOrder == LSBFIRST<text:span text:style-name="T5">)</text:span></text:p>
        </text:list-item>
        <text:list-item>
          <text:p text:style-name="P6">value |= <text:span text:style-name="T3">digitalRead</text:span><text:span text:style-name="T5">(</text:span>dataPinIn<text:span text:style-name="T5">)</text:span> &lt;&lt; i;</text:p>
        </text:list-item>
        <text:list-item>
          <text:p text:style-name="P14">else</text:p>
        </text:list-item>
        <text:list-item>
          <text:p text:style-name="P6">value |= <text:span text:style-name="T3">digitalRead</text:span><text:span text:style-name="T5">(</text:span>dataPinIn<text:span text:style-name="T5">)</text:span> &lt;&lt; <text:span text:style-name="T5">(</text:span><text:span text:style-name="T2">7</text:span> - i<text:span text:style-name="T5">)</text:span>;</text:p>
        </text:list-item>
        <text:list-item>
          <text:p text:style-name="P16"/>
        </text:list-item>
        <text:list-item>
          <text:p text:style-name="P6"><text:span text:style-name="T3">digitalWrite</text:span><text:span text:style-name="T5">(</text:span>clockPin, HIGH<text:span text:style-name="T5">)</text:span>;</text:p>
        </text:list-item>
        <text:list-item>
          <text:p text:style-name="P6"><text:span text:style-name="T3">digitalWrite</text:span><text:span text:style-name="T5">(</text:span>clockPin, LOW<text:span text:style-name="T5">)</text:span>;</text:p>
        </text:list-item>
        <text:list-item>
          <text:p text:style-name="P6"><text:span text:style-name="T5">}</text:span> </text:p>
        </text:list-item>
        <text:list-item>
          <text:p text:style-name="P12">}</text:p>
        </text:list-item>
        <text:list-item>
          <text:p text:style-name="P6"><text:span text:style-name="T1">else</text:span> value=<text:span text:style-name="T2">0</text:span>;</text:p>
        </text:list-item>
        <text:list-item>
          <text:p text:style-name="P16"/>
        </text:list-item>
        <text:list-item>
          <text:p text:style-name="P6"><text:span text:style-name="T1">return</text:span><text:span text:style-name="T5">(</text:span>value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int</text:span> <text:span text:style-name="T3">readRegister3</text:span><text:span text:style-name="T5">()</text:span></text:p>
        </text:list-item>
        <text:list-item>
          <text:p text:style-name="P12">{</text:p>
        </text:list-item>
        <text:list-item>
          <text:p text:style-name="P8">// Sept 6, 2022 --- Need to test</text:p>
        </text:list-item>
        <text:list-item>
          <text:p text:style-name="P8">// need decoder for more than one register 74153</text:p>
        </text:list-item>
        <text:list-item>
          <text:p text:style-name="P8">// because clk pin activates all at same time </text:p>
        </text:list-item>
        <text:list-item>
          <text:p text:style-name="P6"><text:span text:style-name="T6">int</text:span> value = <text:span text:style-name="T2">0</text:span>;</text:p>
        </text:list-item>
        <text:list-item>
          <text:p text:style-name="P6"><text:span text:style-name="T6">int</text:span> bitOrder = MSBFIRST;</text:p>
        </text:list-item>
        <text:list-item>
          <text:p text:style-name="P16"><text:soft-page-break/></text:p>
        </text:list-item>
        <text:list-item>
          <text:p text:style-name="P6"><text:span text:style-name="T1">if</text:span> <text:span text:style-name="T5">(</text:span><text:span text:style-name="T2">3</text:span> &lt;= maxRegisters<text:span text:style-name="T5">)</text:span></text:p>
        </text:list-item>
        <text:list-item>
          <text:p text:style-name="P12">{</text:p>
        </text:list-item>
        <text:list-item>
          <text:p text:style-name="P6"><text:span text:style-name="T1">for</text:span> <text:span text:style-name="T5">(</text:span><text:span text:style-name="T6">int</text:span> i = <text:span text:style-name="T2">0</text:span>; i &lt; <text:span text:style-name="T2">8</text:span>; ++i<text:span text:style-name="T5">)</text:span> <text:span text:style-name="T5">{</text:span></text:p>
        </text:list-item>
        <text:list-item>
          <text:p text:style-name="P6"><text:span text:style-name="T1">if</text:span> <text:span text:style-name="T5">(</text:span>bitOrder == LSBFIRST<text:span text:style-name="T5">)</text:span></text:p>
        </text:list-item>
        <text:list-item>
          <text:p text:style-name="P6">value |= <text:span text:style-name="T3">digitalRead</text:span><text:span text:style-name="T5">(</text:span>dataPinIn<text:span text:style-name="T5">)</text:span> &lt;&lt; i;</text:p>
        </text:list-item>
        <text:list-item>
          <text:p text:style-name="P14">else</text:p>
        </text:list-item>
        <text:list-item>
          <text:p text:style-name="P6">value |= <text:span text:style-name="T3">digitalRead</text:span><text:span text:style-name="T5">(</text:span>dataPinIn<text:span text:style-name="T5">)</text:span> &lt;&lt; <text:span text:style-name="T5">(</text:span><text:span text:style-name="T2">7</text:span> - i<text:span text:style-name="T5">)</text:span>;</text:p>
        </text:list-item>
        <text:list-item>
          <text:p text:style-name="P16"/>
        </text:list-item>
        <text:list-item>
          <text:p text:style-name="P8">//digitalWrite(latchPinReg3,LOW);</text:p>
        </text:list-item>
        <text:list-item>
          <text:p text:style-name="P6"><text:span text:style-name="T3">digitalWrite</text:span><text:span text:style-name="T5">(</text:span>clockPin, HIGH<text:span text:style-name="T5">)</text:span>;</text:p>
        </text:list-item>
        <text:list-item>
          <text:p text:style-name="P6"><text:span text:style-name="T3">digitalWrite</text:span><text:span text:style-name="T5">(</text:span>clockPin, LOW<text:span text:style-name="T5">)</text:span>;</text:p>
        </text:list-item>
        <text:list-item>
          <text:p text:style-name="P8">//digitalWrite(latchPinReg3,HIGH); </text:p>
        </text:list-item>
        <text:list-item>
          <text:p text:style-name="P6"><text:span text:style-name="T5">}</text:span> </text:p>
        </text:list-item>
        <text:list-item>
          <text:p text:style-name="P12">}</text:p>
        </text:list-item>
        <text:list-item>
          <text:p text:style-name="P6"><text:span text:style-name="T1">else</text:span> value=<text:span text:style-name="T2">0</text:span>;</text:p>
        </text:list-item>
        <text:list-item>
          <text:p text:style-name="P6"><text:span text:style-name="T1">return</text:span><text:span text:style-name="T5">(</text:span>value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8">// *****************************************************</text:p>
        </text:list-item>
        <text:list-item>
          <text:p text:style-name="P8">// *** I/O Routines</text:p>
        </text:list-item>
        <text:list-item>
          <text:p text:style-name="P8">// *****************************************************</text:p>
        </text:list-item>
        <text:list-item>
          <text:p text:style-name="P6"><text:span text:style-name="T6">void</text:span> <text:span text:style-name="T3">writeInt1</text:span><text:span text:style-name="T5">(</text:span> <text:span text:style-name="T6">int</text:span> <text:span text:style-name="T5">val){</text:span></text:p>
        </text:list-item>
        <text:list-item>
          <text:p text:style-name="P8">// Sept 1, 2022 - verified to work with formatting </text:p>
        </text:list-item>
        <text:list-item>
          <text:p text:style-name="P6"><text:span text:style-name="T3">display</text:span>.<text:span text:style-name="T3">print</text:span><text:span text:style-name="T5">(</text:span>val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12"><text:soft-page-break/>}</text:p>
        </text:list-item>
        <text:list-item>
          <text:p text:style-name="P16"/>
        </text:list-item>
        <text:list-item>
          <text:p text:style-name="P6"><text:span text:style-name="T6">void</text:span> <text:span text:style-name="T3">writeStr1</text:span><text:span text:style-name="T5">(</text:span> <text:span text:style-name="T6">char</text:span> <text:span text:style-name="T5">str1</text:span>[]<text:span text:style-name="T5">){</text:span></text:p>
        </text:list-item>
        <text:list-item>
          <text:p text:style-name="P8">// Sept 1, 2022 - verified to work with formatting </text:p>
        </text:list-item>
        <text:list-item>
          <text:p text:style-name="P6"><text:span text:style-name="T3">display</text:span>.<text:span text:style-name="T3">print</text:span><text:span text:style-name="T5">(</text:span>str1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writeLnStr1</text:span><text:span text:style-name="T5">(</text:span> <text:span text:style-name="T6">char</text:span> <text:span text:style-name="T5">str1</text:span>[]<text:span text:style-name="T5">){</text:span></text:p>
        </text:list-item>
        <text:list-item>
          <text:p text:style-name="P8">// Sept 1, 2022 - verified to work with formatting </text:p>
        </text:list-item>
        <text:list-item>
          <text:p text:style-name="P6"><text:span text:style-name="T3">display</text:span>.<text:span text:style-name="T3">println</text:span><text:span text:style-name="T5">(</text:span>str1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lineCount1++;</text:p>
        </text:list-item>
        <text:list-item>
          <text:p text:style-name="P6"><text:span text:style-name="T1">if</text:span> <text:span text:style-name="T5">(</text:span>lineCount1 &gt; <text:span text:style-name="T2">6</text:span><text:span text:style-name="T5">)</text:span></text:p>
        </text:list-item>
        <text:list-item>
          <text:p text:style-name="P12">{</text:p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 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6"><text:span text:style-name="T3">display</text:span>.<text:span text:style-name="T3">setCursor</text:span><text:span text:style-name="T5">(</text:span><text:span text:style-name="T2">0</text:span>,<text:span text:style-name="T2">0</text:span>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 </text:p>
        </text:list-item>
        <text:list-item>
          <text:p text:style-name="P6">lineCount1=<text:span text:style-name="T2">0</text:span>; </text:p>
        </text:list-item>
        <text:list-item>
          <text:p text:style-name="P12">}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6"><text:span text:style-name="T3">display</text:span>.<text:span text:style-name="T3">display</text:span><text:span text:style-name="T5">()</text:span>; 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writeLn1</text:span><text:span text:style-name="T5">()</text:span> <text:span text:style-name="T5">{</text:span></text:p>
        </text:list-item>
        <text:list-item>
          <text:p text:style-name="P8">// Sept 1, 2022 - verified to work with formatting </text:p>
        </text:list-item>
        <text:list-item>
          <text:p text:style-name="P6"><text:span text:style-name="T3">display</text:span>.<text:span text:style-name="T3">println</text:span><text:span text:style-name="T5">()</text:span>;</text:p>
        </text:list-item>
        <text:list-item>
          <text:p text:style-name="P6"><text:soft-page-break/><text:span text:style-name="T3">display</text:span>.<text:span text:style-name="T3">display</text:span><text:span text:style-name="T5">()</text:span>;</text:p>
        </text:list-item>
        <text:list-item>
          <text:p text:style-name="P6">lineCount1++;</text:p>
        </text:list-item>
        <text:list-item>
          <text:p text:style-name="P6"><text:span text:style-name="T1">if</text:span> <text:span text:style-name="T5">(</text:span>lineCount1 &gt; <text:span text:style-name="T2">6</text:span><text:span text:style-name="T5">)</text:span></text:p>
        </text:list-item>
        <text:list-item>
          <text:p text:style-name="P12">{</text:p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 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6"><text:span text:style-name="T3">display</text:span>.<text:span text:style-name="T3">setCursor</text:span><text:span text:style-name="T5">(</text:span><text:span text:style-name="T2">0</text:span>,<text:span text:style-name="T2">0</text:span>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 </text:p>
        </text:list-item>
        <text:list-item>
          <text:p text:style-name="P6">lineCount1=<text:span text:style-name="T2">0</text:span>; </text:p>
        </text:list-item>
        <text:list-item>
          <text:p text:style-name="P6"><text:span text:style-name="T5">}</text:span> </text:p>
        </text:list-item>
        <text:list-item>
          <text:p text:style-name="P12">}</text:p>
        </text:list-item>
        <text:list-item>
          <text:p text:style-name="P22"/>
        </text:list-item>
        <text:list-item>
          <text:p text:style-name="P8">// ****************************************************************</text:p>
        </text:list-item>
        <text:list-item>
          <text:p text:style-name="P8">// *** Test Routines</text:p>
        </text:list-item>
        <text:list-item>
          <text:p text:style-name="P8">// ****************************************************************</text:p>
        </text:list-item>
        <text:list-item>
          <text:p text:style-name="P6"><text:span text:style-name="T6">void</text:span> <text:span text:style-name="T3">testModule1</text:span><text:span text:style-name="T5">()</text:span></text:p>
        </text:list-item>
        <text:list-item>
          <text:p text:style-name="P12">{</text:p>
        </text:list-item>
        <text:list-item>
          <text:p text:style-name="P8">// verified to work Aug 28, 2022 </text:p>
        </text:list-item>
        <text:list-item>
          <text:p text:style-name="P8">/*</text:p>
        </text:list-item>
        <text:list-item>
          <text:p text:style-name="P8">for(int k=0; ((k &lt; sizeof buff) &amp;&amp; (buff[k]!=0)); k++ ){</text:p>
        </text:list-item>
        <text:list-item>
          <text:p text:style-name="P8">Serial.print("Sending char(");</text:p>
        </text:list-item>
        <text:list-item>
          <text:p text:style-name="P8">Serial.print((char)buff[k]);</text:p>
        </text:list-item>
        <text:list-item>
          <text:p text:style-name="P8">Serial.println(")");</text:p>
        </text:list-item>
        <text:list-item>
          <text:p text:style-name="P8"><text:soft-page-break/>display.setCursor(0,20); // Start at top-left corner</text:p>
        </text:list-item>
        <text:list-item>
          <text:p text:style-name="P8">display.print(F("Sending ch ("));</text:p>
        </text:list-item>
        <text:list-item>
          <text:p text:style-name="P8">display.print(buff[k]);</text:p>
        </text:list-item>
        <text:list-item>
          <text:p text:style-name="P8">display.print(") "); </text:p>
        </text:list-item>
        <text:list-item>
          <text:p text:style-name="P8">display.println(k); </text:p>
        </text:list-item>
        <text:list-item>
          <text:p text:style-name="P8">display.display();</text:p>
        </text:list-item>
        <text:list-item>
          <text:p text:style-name="P16"/>
        </text:list-item>
        <text:list-item>
          <text:p text:style-name="P8">digitalWrite(slaveLatch,LOW); // slave select ON</text:p>
        </text:list-item>
        <text:list-item>
          <text:p text:style-name="P8">digitalWrite(slaveLatch,HIGH); // slave select OFF</text:p>
        </text:list-item>
        <text:list-item>
          <text:p text:style-name="P8">delay(1000);</text:p>
        </text:list-item>
        <text:list-item>
          <text:p text:style-name="P8">}</text:p>
        </text:list-item>
        <text:list-item>
          <text:p text:style-name="P8">*/</text:p>
        </text:list-item>
        <text:list-item>
          <text:p text:style-name="P8">/* </text:p>
        </text:list-item>
        <text:list-item>
          <text:p text:style-name="P8">display.setTextColor(SSD1306_WHITE); // Draw white text</text:p>
        </text:list-item>
        <text:list-item>
          <text:p text:style-name="P8">display.setCursor(0,20); // Start at top-left corner</text:p>
        </text:list-item>
        <text:list-item>
          <text:p text:style-name="P8">display.print(buff);</text:p>
        </text:list-item>
        <text:list-item>
          <text:p text:style-name="P8">display.print(j);</text:p>
        </text:list-item>
        <text:list-item>
          <text:p text:style-name="P8">display.println(); </text:p>
        </text:list-item>
        <text:list-item>
          <text:p text:style-name="P8">display.display();</text:p>
        </text:list-item>
        <text:list-item>
          <text:p text:style-name="P8">*/</text:p>
        </text:list-item>
        <text:list-item>
          <text:p text:style-name="P8">/* </text:p>
        </text:list-item>
        <text:list-item>
          <text:p text:style-name="P8">if (receivedone)</text:p>
        </text:list-item>
        <text:list-item>
          <text:p text:style-name="P8">{</text:p>
        </text:list-item>
        <text:list-item>
          <text:p text:style-name="P8">buff[index1]= 0;</text:p>
        </text:list-item>
        <text:list-item>
          <text:p text:style-name="P8">display.setTextSize(1); // Normal 1:1 pixel scale</text:p>
        </text:list-item>
        <text:list-item>
          <text:p text:style-name="P8">display.setTextColor(SSD1306_WHITE); // Draw white text</text:p>
        </text:list-item>
        <text:list-item>
          <text:p text:style-name="P8"><text:soft-page-break/>display.setCursor(3,0); // Start at top-left corner</text:p>
        </text:list-item>
        <text:list-item>
          <text:p text:style-name="P8">display.print(F("Msg from Host! "));</text:p>
        </text:list-item>
        <text:list-item>
          <text:p text:style-name="P8">display.print(buff);</text:p>
        </text:list-item>
        <text:list-item>
          <text:p text:style-name="P8">display.println(); </text:p>
        </text:list-item>
        <text:list-item>
          <text:p text:style-name="P8">display.display();</text:p>
        </text:list-item>
        <text:list-item>
          <text:p text:style-name="P16"/>
        </text:list-item>
        <text:list-item>
          <text:p text:style-name="P8">index1=0;</text:p>
        </text:list-item>
        <text:list-item>
          <text:p text:style-name="P8">receivedone=false;</text:p>
        </text:list-item>
        <text:list-item>
          <text:p text:style-name="P8">} </text:p>
        </text:list-item>
        <text:list-item>
          <text:p text:style-name="P8">*/</text:p>
        </text:list-item>
        <text:list-item>
          <text:p text:style-name="P8">// *************************************************************</text:p>
        </text:list-item>
        <text:list-item>
          <text:p text:style-name="P8">// *** Device ID Register Code using 74HC595</text:p>
        </text:list-item>
        <text:list-item>
          <text:p text:style-name="P8">// *************************************************************</text:p>
        </text:list-item>
        <text:list-item>
          <text:p text:style-name="P16"/>
        </text:list-item>
        <text:list-item>
          <text:p text:style-name="P8">// Device ID Register Control Code for Master Node</text:p>
        </text:list-item>
        <text:list-item>
          <text:p text:style-name="P6"><text:span text:style-name="T1">for</text:span> <text:span text:style-name="T5">(</text:span><text:span text:style-name="T6">int</text:span> i=<text:span text:style-name="T2">0</text:span>; i&lt;<text:span text:style-name="T2">256</text:span>; i++<text:span text:style-name="T5">)</text:span> <text:span text:style-name="T5">{</text:span></text:p>
        </text:list-item>
        <text:list-item>
          <text:p text:style-name="P8">//display.setCursor(0,20);</text:p>
        </text:list-item>
        <text:list-item>
          <text:p text:style-name="P6"><text:span text:style-name="T3">display</text:span>.<text:span text:style-name="T3">print</text:span><text:span text:style-name="T5">(</text:span><text:span text:style-name="T2">"Writing ... "</text:span><text:span text:style-name="T5">)</text:span>;</text:p>
        </text:list-item>
        <text:list-item>
          <text:p text:style-name="P6"><text:span text:style-name="T3">display</text:span>.<text:span text:style-name="T3">println</text:span><text:span text:style-name="T5">(</text:span>i<text:span text:style-name="T5">)</text:span>;</text:p>
        </text:list-item>
        <text:list-item>
          <text:p text:style-name="P8">//display.println(); 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lineCount1++;</text:p>
        </text:list-item>
        <text:list-item>
          <text:p text:style-name="P6"><text:span text:style-name="T3">Serial</text:span>.<text:span text:style-name="T3">print</text:span><text:span text:style-name="T5">(</text:span><text:span text:style-name="T2">"Writing ..."</text:span><text:span text:style-name="T5">)</text:span>;</text:p>
        </text:list-item>
        <text:list-item>
          <text:p text:style-name="P6"><text:span text:style-name="T3">Serial</text:span>.<text:span text:style-name="T3">println</text:span><text:span text:style-name="T5">(</text:span>i<text:span text:style-name="T5">)</text:span>;</text:p>
        </text:list-item>
        <text:list-item>
          <text:p text:style-name="P6"><text:soft-page-break/><text:span text:style-name="T3">writeRegister0</text:span><text:span text:style-name="T5">(</text:span>i<text:span text:style-name="T5">)</text:span>;</text:p>
        </text:list-item>
        <text:list-item>
          <text:p text:style-name="P16"/>
        </text:list-item>
        <text:list-item>
          <text:p text:style-name="P6">lastValue1 = <text:span text:style-name="T3">readRegister0</text:span><text:span text:style-name="T5">()</text:span>;</text:p>
        </text:list-item>
        <text:list-item>
          <text:p text:style-name="P16"/>
        </text:list-item>
        <text:list-item>
          <text:p text:style-name="P8">//display.setCursor(0,30);</text:p>
        </text:list-item>
        <text:list-item>
          <text:p text:style-name="P6"><text:span text:style-name="T3">display</text:span>.<text:span text:style-name="T3">print</text:span><text:span text:style-name="T5">(</text:span><text:span text:style-name="T2">"Reading ... "</text:span><text:span text:style-name="T5">)</text:span>;</text:p>
        </text:list-item>
        <text:list-item>
          <text:p text:style-name="P6"><text:span text:style-name="T3">display</text:span>.<text:span text:style-name="T3">print</text:span><text:span text:style-name="T5">(</text:span>lastValue1<text:span text:style-name="T5">)</text:span>;</text:p>
        </text:list-item>
        <text:list-item>
          <text:p text:style-name="P6"><text:span text:style-name="T3">display</text:span>.<text:span text:style-name="T3">println</text:span><text:span text:style-name="T5">()</text:span>; 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lineCount1++; </text:p>
        </text:list-item>
        <text:list-item>
          <text:p text:style-name="P6"><text:span text:style-name="T3">Serial</text:span>.<text:span text:style-name="T3">print</text:span><text:span text:style-name="T5">(</text:span><text:span text:style-name="T2">"Reading LastValue ="</text:span><text:span text:style-name="T5">)</text:span>;</text:p>
        </text:list-item>
        <text:list-item>
          <text:p text:style-name="P6"><text:span text:style-name="T3">Serial</text:span>.<text:span text:style-name="T3">println</text:span><text:span text:style-name="T5">(</text:span>lastValue1<text:span text:style-name="T5">)</text:span>;</text:p>
        </text:list-item>
        <text:list-item>
          <text:p text:style-name="P6"><text:span text:style-name="T3">Serial</text:span>.<text:span text:style-name="T3">print</text:span><text:span text:style-name="T5">(</text:span><text:span text:style-name="T2">"LineCount1 is "</text:span><text:span text:style-name="T5">)</text:span>;</text:p>
        </text:list-item>
        <text:list-item>
          <text:p text:style-name="P6"><text:span text:style-name="T3">Serial</text:span>.<text:span text:style-name="T3">println</text:span><text:span text:style-name="T5">(</text:span>lineCount1<text:span text:style-name="T5">)</text:span>;</text:p>
        </text:list-item>
        <text:list-item>
          <text:p text:style-name="P6"><text:span text:style-name="T3">Serial</text:span>.<text:span text:style-name="T3">println</text:span><text:span text:style-name="T5">(</text:span><text:span text:style-name="T2">"\n"</text:span><text:span text:style-name="T5">)</text:span>;</text:p>
        </text:list-item>
        <text:list-item>
          <text:p text:style-name="P8">// if ((i % 4) == 0)</text:p>
        </text:list-item>
        <text:list-item>
          <text:p text:style-name="P8">// if ((lineCount1 &amp; 8) == 0) // display first two entries then clears</text:p>
        </text:list-item>
        <text:list-item>
          <text:p text:style-name="P6"><text:span text:style-name="T1">if</text:span> <text:span text:style-name="T5">(((</text:span>lineCount1 % <text:span text:style-name="T2">8</text:span><text:span text:style-name="T5">)</text:span> == <text:span text:style-name="T2">0</text:span><text:span text:style-name="T5">)</text:span> || <text:span text:style-name="T5">(</text:span>lineCount1 &gt; <text:span text:style-name="T2">8</text:span><text:span text:style-name="T5">))</text:span></text:p>
        </text:list-item>
        <text:list-item>
          <text:p text:style-name="P12">{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 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6"><text:span text:style-name="T3">display</text:span>.<text:span text:style-name="T3">setCursor</text:span><text:span text:style-name="T5">(</text:span><text:span text:style-name="T2">0</text:span>,<text:span text:style-name="T2">0</text:span>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 </text:p>
        </text:list-item>
        <text:list-item>
          <text:p text:style-name="P6">lineCount1=<text:span text:style-name="T2">0</text:span>; </text:p>
        </text:list-item>
        <text:list-item>
          <text:p text:style-name="P6"><text:span text:style-name="T5">}</text:span> 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 </text:p>
        </text:list-item>
        <text:list-item>
          <text:p text:style-name="P6"><text:span text:style-name="T5">}</text:span> </text:p>
        </text:list-item>
        <text:list-item>
          <text:p text:style-name="P12"><text:soft-page-break/>}</text:p>
        </text:list-item>
        <text:list-item>
          <text:p text:style-name="P16"/>
        </text:list-item>
        <text:list-item>
          <text:p text:style-name="P6"><text:span text:style-name="T6">void</text:span> <text:span text:style-name="T3">testModule2</text:span><text:span text:style-name="T5">()</text:span></text:p>
        </text:list-item>
        <text:list-item>
          <text:p text:style-name="P12">{</text:p>
        </text:list-item>
        <text:list-item>
          <text:p text:style-name="P8">// updated Sept 1, 2022 -- added test for mux in 8 to 12</text:p>
        </text:list-item>
        <text:list-item>
          <text:p text:style-name="P6"><text:span text:style-name="T6">int</text:span> lastValue1;</text:p>
        </text:list-item>
        <text:list-item>
          <text:p text:style-name="P16"/>
        </text:list-item>
        <text:list-item>
          <text:p text:style-name="P6"><text:span text:style-name="T3">writeStr1</text:span><text:span text:style-name="T5">(</text:span><text:span text:style-name="T2">"IN testModule2() "</text:span><text:span text:style-name="T5">)</text:span>;</text:p>
        </text:list-item>
        <text:list-item>
          <text:p text:style-name="P6"><text:span text:style-name="T3">writeLn1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 </text:p>
        </text:list-item>
        <text:list-item>
          <text:p text:style-name="P6"><text:span text:style-name="T1">for</text:span> <text:span text:style-name="T5">(</text:span><text:span text:style-name="T6">int</text:span> i=<text:span text:style-name="T2">0</text:span>; i&lt;<text:span text:style-name="T2">4</text:span>;i++<text:span text:style-name="T5">)</text:span></text:p>
        </text:list-item>
        <text:list-item>
          <text:p text:style-name="P6"><text:span text:style-name="T5">{</text:span> </text:p>
        </text:list-item>
        <text:list-item>
          <text:p text:style-name="P6"><text:span text:style-name="T3">writeRegister0</text:span><text:span text:style-name="T5">(</text:span>i<text:span text:style-name="T5">)</text:span>;</text:p>
        </text:list-item>
        <text:list-item>
          <text:p text:style-name="P16"/>
        </text:list-item>
        <text:list-item>
          <text:p text:style-name="P6"><text:span text:style-name="T3">writeStr1</text:span><text:span text:style-name="T5">(</text:span><text:span text:style-name="T2">"Writing ... "</text:span><text:span text:style-name="T5">)</text:span>;</text:p>
        </text:list-item>
        <text:list-item>
          <text:p text:style-name="P6"><text:span text:style-name="T3">writeInt1</text:span><text:span text:style-name="T5">(</text:span>i<text:span text:style-name="T5">)</text:span>;</text:p>
        </text:list-item>
        <text:list-item>
          <text:p text:style-name="P8">//display.println(); </text:p>
        </text:list-item>
        <text:list-item>
          <text:p text:style-name="P6"><text:span text:style-name="T3">writeLn1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3">Serial</text:span>.<text:span text:style-name="T3">print</text:span><text:span text:style-name="T5">(</text:span><text:span text:style-name="T2">"Writing ..."</text:span><text:span text:style-name="T5">)</text:span>;</text:p>
        </text:list-item>
        <text:list-item>
          <text:p text:style-name="P6"><text:span text:style-name="T3">Serial</text:span>.<text:span text:style-name="T3">print</text:span><text:span text:style-name="T5">(</text:span>i<text:span text:style-name="T5">)</text:span>;</text:p>
        </text:list-item>
        <text:list-item>
          <text:p text:style-name="P16"/>
        </text:list-item>
        <text:list-item>
          <text:p text:style-name="P6">lastValue1 = <text:span text:style-name="T3">readRegister0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3">writeStr1</text:span><text:span text:style-name="T5">(</text:span><text:span text:style-name="T2">"Reading ... "</text:span><text:span text:style-name="T5">)</text:span>;</text:p>
        </text:list-item>
        <text:list-item>
          <text:p text:style-name="P6"><text:span text:style-name="T3">writeInt1</text:span><text:span text:style-name="T5">(</text:span>lastValue1<text:span text:style-name="T5">)</text:span>;</text:p>
        </text:list-item>
        <text:list-item>
          <text:p text:style-name="P8">//display.println(); </text:p>
        </text:list-item>
        <text:list-item>
          <text:p text:style-name="P6"><text:soft-page-break/><text:span text:style-name="T3">writeLn1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3">Serial</text:span>.<text:span text:style-name="T3">print</text:span><text:span text:style-name="T5">(</text:span><text:span text:style-name="T2">" Reading ..."</text:span><text:span text:style-name="T5">)</text:span>;</text:p>
        </text:list-item>
        <text:list-item>
          <text:p text:style-name="P6"><text:span text:style-name="T3">Serial</text:span>.<text:span text:style-name="T3">print</text:span><text:span text:style-name="T5">(</text:span>lastValue1<text:span text:style-name="T5">)</text:span>;</text:p>
        </text:list-item>
        <text:list-item>
          <text:p text:style-name="P6"><text:span text:style-name="T3">Serial</text:span>.<text:span text:style-name="T3">print</text:span><text:span text:style-name="T5">(</text:span><text:span text:style-name="T2">" LineCount1 is "</text:span><text:span text:style-name="T5">)</text:span>;</text:p>
        </text:list-item>
        <text:list-item>
          <text:p text:style-name="P6"><text:span text:style-name="T3">Serial</text:span>.<text:span text:style-name="T3">println</text:span><text:span text:style-name="T5">(</text:span>lineCount1<text:span text:style-name="T5">)</text:span>;</text:p>
        </text:list-item>
        <text:list-item>
          <text:p text:style-name="P6"><text:span text:style-name="T3">Serial</text:span>.<text:span text:style-name="T3">println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 </text:p>
        </text:list-item>
        <text:list-item>
          <text:p text:style-name="P6"><text:span text:style-name="T5">}</text:span> </text:p>
        </text:list-item>
        <text:list-item>
          <text:p text:style-name="P8">/*</text:p>
        </text:list-item>
        <text:list-item>
          <text:p text:style-name="P8">for (int i=8; i&lt;12;i++)</text:p>
        </text:list-item>
        <text:list-item>
          <text:p text:style-name="P8">{ </text:p>
        </text:list-item>
        <text:list-item>
          <text:p text:style-name="P8">writeRegister0(i);</text:p>
        </text:list-item>
        <text:list-item>
          <text:p text:style-name="P16"/>
        </text:list-item>
        <text:list-item>
          <text:p text:style-name="P8">writeStr1("Writing ... ");</text:p>
        </text:list-item>
        <text:list-item>
          <text:p text:style-name="P8">writeInt1(i);</text:p>
        </text:list-item>
        <text:list-item>
          <text:p text:style-name="P8">//display.println(); </text:p>
        </text:list-item>
        <text:list-item>
          <text:p text:style-name="P8">writeLn1();</text:p>
        </text:list-item>
        <text:list-item>
          <text:p text:style-name="P16"/>
        </text:list-item>
        <text:list-item>
          <text:p text:style-name="P8">Serial.print("Writing ...");</text:p>
        </text:list-item>
        <text:list-item>
          <text:p text:style-name="P8">Serial.println(i);</text:p>
        </text:list-item>
        <text:list-item>
          <text:p text:style-name="P8">Serial.print("LineCount1 is ");</text:p>
        </text:list-item>
        <text:list-item>
          <text:p text:style-name="P8">Serial.println(lineCount1);</text:p>
        </text:list-item>
        <text:list-item>
          <text:p text:style-name="P8">Serial.println("\n");</text:p>
        </text:list-item>
        <text:list-item>
          <text:p text:style-name="P8">delay(1000); </text:p>
        </text:list-item>
        <text:list-item>
          <text:p text:style-name="P8">} </text:p>
        </text:list-item>
        <text:list-item>
          <text:p text:style-name="P8">*/</text:p>
        </text:list-item>
        <text:list-item>
          <text:p text:style-name="P12">}</text:p>
        </text:list-item>
        <text:list-item>
          <text:p text:style-name="P16"><text:soft-page-break/></text:p>
        </text:list-item>
        <text:list-item>
          <text:p text:style-name="P6"><text:span text:style-name="T6">void</text:span> <text:span text:style-name="T3">testModule3</text:span><text:span text:style-name="T5">()</text:span></text:p>
        </text:list-item>
        <text:list-item>
          <text:p text:style-name="P12">{</text:p>
        </text:list-item>
        <text:list-item>
          <text:p text:style-name="P8">// sept 6, 2022 --- verified to work</text:p>
        </text:list-item>
        <text:list-item>
          <text:p text:style-name="P8">// started Sept 3, 2022 -- added test for mux in 8 to 12</text:p>
        </text:list-item>
        <text:list-item>
          <text:p text:style-name="P6"><text:span text:style-name="T6">int</text:span> lastValue=<text:span text:style-name="T2">0</text:span>;</text:p>
        </text:list-item>
        <text:list-item>
          <text:p text:style-name="P16"/>
        </text:list-item>
        <text:list-item>
          <text:p text:style-name="P6"><text:span text:style-name="T3">writeStr1</text:span><text:span text:style-name="T5">(</text:span><text:span text:style-name="T2">"IN testModule3() "</text:span><text:span text:style-name="T5">)</text:span>;</text:p>
        </text:list-item>
        <text:list-item>
          <text:p text:style-name="P6"><text:span text:style-name="T3">writeLn1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 </text:p>
        </text:list-item>
        <text:list-item>
          <text:p text:style-name="P6"><text:span text:style-name="T1">for</text:span> <text:span text:style-name="T5">(</text:span><text:span text:style-name="T6">int</text:span> i=<text:span text:style-name="T2">0</text:span>; i&lt;<text:span text:style-name="T2">16</text:span>;i++<text:span text:style-name="T5">)</text:span></text:p>
        </text:list-item>
        <text:list-item>
          <text:p text:style-name="P6"><text:span text:style-name="T5">{</text:span> </text:p>
        </text:list-item>
        <text:list-item>
          <text:p text:style-name="P6"><text:span text:style-name="T3">writeRegister0</text:span><text:span text:style-name="T5">(</text:span><text:span text:style-name="T2">1</text:span><text:span text:style-name="T5">)</text:span>;<text:span text:style-name="T4"> // added Spet 13, 2022 -- cant work embedded in writeRegister0() </text:span></text:p>
        </text:list-item>
        <text:list-item>
          <text:p text:style-name="P6"><text:span text:style-name="T3">writeRegister1</text:span><text:span text:style-name="T5">(</text:span>i<text:span text:style-name="T5">)</text:span>;</text:p>
        </text:list-item>
        <text:list-item>
          <text:p text:style-name="P16"/>
        </text:list-item>
        <text:list-item>
          <text:p text:style-name="P6"><text:span text:style-name="T3">writeStr1</text:span><text:span text:style-name="T5">(</text:span><text:span text:style-name="T2">"Writing ... "</text:span><text:span text:style-name="T5">)</text:span>;</text:p>
        </text:list-item>
        <text:list-item>
          <text:p text:style-name="P6"><text:span text:style-name="T3">writeInt1</text:span><text:span text:style-name="T5">(</text:span>i<text:span text:style-name="T5">)</text:span>;</text:p>
        </text:list-item>
        <text:list-item>
          <text:p text:style-name="P8">//display.println(); </text:p>
        </text:list-item>
        <text:list-item>
          <text:p text:style-name="P6"><text:span text:style-name="T3">writeLn1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3">Serial</text:span>.<text:span text:style-name="T3">print</text:span><text:span text:style-name="T5">(</text:span><text:span text:style-name="T2">"Writing ..."</text:span><text:span text:style-name="T5">)</text:span>;</text:p>
        </text:list-item>
        <text:list-item>
          <text:p text:style-name="P6"><text:span text:style-name="T3">Serial</text:span>.<text:span text:style-name="T3">println</text:span><text:span text:style-name="T5">(</text:span>i<text:span text:style-name="T5">)</text:span>;</text:p>
        </text:list-item>
        <text:list-item>
          <text:p text:style-name="P6"><text:span text:style-name="T3">Serial</text:span>.<text:span text:style-name="T3">print</text:span><text:span text:style-name="T5">(</text:span><text:span text:style-name="T2">"LineCount1 is "</text:span><text:span text:style-name="T5">)</text:span>;</text:p>
        </text:list-item>
        <text:list-item>
          <text:p text:style-name="P6"><text:span text:style-name="T3">Serial</text:span>.<text:span text:style-name="T3">println</text:span><text:span text:style-name="T5">(</text:span>lineCount1<text:span text:style-name="T5">)</text:span>;</text:p>
        </text:list-item>
        <text:list-item>
          <text:p text:style-name="P6"><text:span text:style-name="T3">Serial</text:span>.<text:span text:style-name="T3">println</text:span><text:span text:style-name="T5">(</text:span><text:span text:style-name="T2">"\n"</text:span><text:span text:style-name="T5">)</text:span>;</text:p>
        </text:list-item>
        <text:list-item>
          <text:p text:style-name="P6">lastValue1 = <text:span text:style-name="T3">readRegister1</text:span><text:span text:style-name="T5">()</text:span>;</text:p>
        </text:list-item>
        <text:list-item>
          <text:p text:style-name="P16"><text:soft-page-break/></text:p>
        </text:list-item>
        <text:list-item>
          <text:p text:style-name="P6"><text:span text:style-name="T3">Serial</text:span>.<text:span text:style-name="T3">print</text:span><text:span text:style-name="T5">(</text:span><text:span text:style-name="T2">"Reading ..."</text:span><text:span text:style-name="T5">)</text:span>;</text:p>
        </text:list-item>
        <text:list-item>
          <text:p text:style-name="P6"><text:span text:style-name="T3">Serial</text:span>.<text:span text:style-name="T3">println</text:span><text:span text:style-name="T5">(</text:span>lastValue1<text:span text:style-name="T5">)</text:span>;</text:p>
        </text:list-item>
        <text:list-item>
          <text:p text:style-name="P6"><text:span text:style-name="T3">Serial</text:span>.<text:span text:style-name="T3">println</text:span><text:span text:style-name="T5">()</text:span>;</text:p>
        </text:list-item>
        <text:list-item>
          <text:p text:style-name="P8">//display.setCursor(0,30);</text:p>
        </text:list-item>
        <text:list-item>
          <text:p text:style-name="P6"><text:span text:style-name="T3">writeStr1</text:span><text:span text:style-name="T5">(</text:span><text:span text:style-name="T2">"Reading ... "</text:span><text:span text:style-name="T5">)</text:span>;</text:p>
        </text:list-item>
        <text:list-item>
          <text:p text:style-name="P6"><text:span text:style-name="T3">writeInt1</text:span><text:span text:style-name="T5">(</text:span>lastValue1<text:span text:style-name="T5">)</text:span>;</text:p>
        </text:list-item>
        <text:list-item>
          <text:p text:style-name="P6"><text:span text:style-name="T3">writeLn1</text:span><text:span text:style-name="T5">()</text:span>; 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3">writeRegister1</text:span><text:span text:style-name="T5">(</text:span>i<text:span text:style-name="T5">)</text:span>; 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 </text:p>
        </text:list-item>
        <text:list-item>
          <text:p text:style-name="P6"><text:span text:style-name="T5">}</text:span> 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testModule5</text:span><text:span text:style-name="T5">(</text:span><text:span text:style-name="T6">int</text:span> <text:span text:style-name="T5">regNum)</text:span></text:p>
        </text:list-item>
        <text:list-item>
          <text:p text:style-name="P12">{</text:p>
        </text:list-item>
        <text:list-item>
          <text:p text:style-name="P16"/>
        </text:list-item>
        <text:list-item>
          <text:p text:style-name="P8">// started Sept 3, 2022 -- added test for mux in 8 to 12</text:p>
        </text:list-item>
        <text:list-item>
          <text:p text:style-name="P6"><text:span text:style-name="T6">int</text:span> lastValue=<text:span text:style-name="T2">0</text:span>;</text:p>
        </text:list-item>
        <text:list-item>
          <text:p text:style-name="P6"><text:span text:style-name="T6">int</text:span> busStatus = <text:span text:style-name="T2">1</text:span>;</text:p>
        </text:list-item>
        <text:list-item>
          <text:p text:style-name="P16"/>
        </text:list-item>
        <text:list-item>
          <text:p text:style-name="P6"><text:span text:style-name="T3">writeStr1</text:span><text:span text:style-name="T5">(</text:span><text:span text:style-name="T2">"IN testModule5()-r12 "</text:span><text:span text:style-name="T5">)</text:span>;</text:p>
        </text:list-item>
        <text:list-item>
          <text:p text:style-name="P6"><text:span text:style-name="T3">writeLn1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 </text:p>
        </text:list-item>
        <text:list-item>
          <text:p text:style-name="P16"/>
        </text:list-item>
        <text:list-item>
          <text:p text:style-name="P6">busStatus=<text:span text:style-name="T3">digitalRead</text:span><text:span text:style-name="T5">(</text:span>busPin<text:span text:style-name="T5">)</text:span>;</text:p>
        </text:list-item>
        <text:list-item>
          <text:p text:style-name="P6"><text:soft-page-break/><text:span text:style-name="T1">while</text:span> <text:span text:style-name="T5">(</text:span>busStatus !=<text:span text:style-name="T2">0</text:span><text:span text:style-name="T5">){</text:span></text:p>
        </text:list-item>
        <text:list-item>
          <text:p text:style-name="P6"><text:span text:style-name="T3">writeStr1</text:span><text:span text:style-name="T5">(</text:span><text:span text:style-name="T2">" ... Bus Busy, Waiting"</text:span><text:span text:style-name="T5">)</text:span>;</text:p>
        </text:list-item>
        <text:list-item>
          <text:p text:style-name="P6"><text:span text:style-name="T3">writeLn1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6">busStatus = <text:span text:style-name="T3">digitalRead</text:span><text:span text:style-name="T5">(</text:span>busPin<text:span text:style-name="T5">)</text:span>; </text:p>
        </text:list-item>
        <text:list-item>
          <text:p text:style-name="P6"><text:span text:style-name="T5">}</text:span> </text:p>
        </text:list-item>
        <text:list-item>
          <text:p text:style-name="P6"><text:span text:style-name="T3">writeStr1</text:span><text:span text:style-name="T5">(</text:span><text:span text:style-name="T2">" ... Bus Ready"</text:span><text:span text:style-name="T5">)</text:span>;</text:p>
        </text:list-item>
        <text:list-item>
          <text:p text:style-name="P6"><text:span text:style-name="T3">writeLn1</text:span><text:span text:style-name="T5">()</text:span>;</text:p>
        </text:list-item>
        <text:list-item>
          <text:p text:style-name="P6"><text:span text:style-name="T1">for</text:span> <text:span text:style-name="T5">(</text:span><text:span text:style-name="T6">int</text:span> i=<text:span text:style-name="T2">0</text:span>; i&lt;<text:span text:style-name="T2">16</text:span>;i++<text:span text:style-name="T5">)</text:span></text:p>
        </text:list-item>
        <text:list-item>
          <text:p text:style-name="P6"><text:span text:style-name="T5">{</text:span> </text:p>
        </text:list-item>
        <text:list-item>
          <text:p text:style-name="P6"><text:span text:style-name="T1">switch</text:span><text:span text:style-name="T5">(</text:span>regNum<text:span text:style-name="T5">){</text:span></text:p>
        </text:list-item>
        <text:list-item>
          <text:p text:style-name="P6"><text:span text:style-name="T1">case</text:span> <text:span text:style-name="T2">0</text:span>: <text:span text:style-name="T3">writeRegister0</text:span><text:span text:style-name="T5">(</text:span>i<text:span text:style-name="T5">)</text:span>;</text:p>
        </text:list-item>
        <text:list-item>
          <text:p text:style-name="P6"><text:span text:style-name="T1">break</text:span>;</text:p>
        </text:list-item>
        <text:list-item>
          <text:p text:style-name="P6"><text:span text:style-name="T1">case</text:span> <text:span text:style-name="T2">1</text:span>: </text:p>
        </text:list-item>
        <text:list-item>
          <text:p text:style-name="P6"><text:span text:style-name="T3">writeRegister0</text:span><text:span text:style-name="T5">(</text:span><text:span text:style-name="T2">1</text:span><text:span text:style-name="T5">)</text:span>;</text:p>
        </text:list-item>
        <text:list-item>
          <text:p text:style-name="P6"><text:span text:style-name="T3">writeRegister1</text:span><text:span text:style-name="T5">(</text:span>i<text:span text:style-name="T5">)</text:span>;</text:p>
        </text:list-item>
        <text:list-item>
          <text:p text:style-name="P6"><text:span text:style-name="T1">break</text:span>;</text:p>
        </text:list-item>
        <text:list-item>
          <text:p text:style-name="P8">/* </text:p>
        </text:list-item>
        <text:list-item>
          <text:p text:style-name="P8">case 2: </text:p>
        </text:list-item>
        <text:list-item>
          <text:p text:style-name="P8">writeRegister0(2);</text:p>
        </text:list-item>
        <text:list-item>
          <text:p text:style-name="P8">writeRegister2(i);</text:p>
        </text:list-item>
        <text:list-item>
          <text:p text:style-name="P8">break;</text:p>
        </text:list-item>
        <text:list-item>
          <text:p text:style-name="P8">case 3: </text:p>
        </text:list-item>
        <text:list-item>
          <text:p text:style-name="P8">writeRegister0(3);</text:p>
        </text:list-item>
        <text:list-item>
          <text:p text:style-name="P8">writeRegister3(i);</text:p>
        </text:list-item>
        <text:list-item>
          <text:p text:style-name="P8">break; </text:p>
        </text:list-item>
        <text:list-item>
          <text:p text:style-name="P8">*/</text:p>
        </text:list-item>
        <text:list-item>
          <text:p text:style-name="P6"><text:span text:style-name="T1">default</text:span>: </text:p>
        </text:list-item>
        <text:list-item>
          <text:p text:style-name="P6"><text:soft-page-break/><text:span text:style-name="T3">writeStr1</text:span><text:span text:style-name="T5">(</text:span><text:span text:style-name="T2">" ... INV reg "</text:span><text:span text:style-name="T5">)</text:span>;</text:p>
        </text:list-item>
        <text:list-item>
          <text:p text:style-name="P6"><text:span text:style-name="T3">writeRegister0</text:span><text:span text:style-name="T5">(</text:span>regNum<text:span text:style-name="T5">)</text:span>;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6"><text:span text:style-name="T3">writeInt1</text:span><text:span text:style-name="T5">(</text:span>regNum<text:span text:style-name="T5">)</text:span>;</text:p>
        </text:list-item>
        <text:list-item>
          <text:p text:style-name="P6"><text:span text:style-name="T3">writeLn1</text:span><text:span text:style-name="T5">()</text:span>; </text:p>
        </text:list-item>
        <text:list-item>
          <text:p text:style-name="P6"><text:span text:style-name="T1">break</text:span>; </text:p>
        </text:list-item>
        <text:list-item>
          <text:p text:style-name="P12">}</text:p>
        </text:list-item>
        <text:list-item>
          <text:p text:style-name="P8">//writeRegister0(0);</text:p>
        </text:list-item>
        <text:list-item>
          <text:p text:style-name="P8">//delay(1000);</text:p>
        </text:list-item>
        <text:list-item>
          <text:p text:style-name="P16"/>
        </text:list-item>
        <text:list-item>
          <text:p text:style-name="P6"><text:span text:style-name="T3">writeStr1</text:span><text:span text:style-name="T5">(</text:span><text:span text:style-name="T2">"Wr Reg "</text:span><text:span text:style-name="T5">)</text:span>;</text:p>
        </text:list-item>
        <text:list-item>
          <text:p text:style-name="P6"><text:span text:style-name="T3">writeInt1</text:span><text:span text:style-name="T5">(</text:span>regNum<text:span text:style-name="T5">)</text:span>;</text:p>
        </text:list-item>
        <text:list-item>
          <text:p text:style-name="P6"><text:span text:style-name="T3">writeStr1</text:span><text:span text:style-name="T5">(</text:span><text:span text:style-name="T2">" -&gt;"</text:span><text:span text:style-name="T5">)</text:span>;</text:p>
        </text:list-item>
        <text:list-item>
          <text:p text:style-name="P6"><text:span text:style-name="T3">writeInt1</text:span><text:span text:style-name="T5">(</text:span>i<text:span text:style-name="T5">)</text:span>;</text:p>
        </text:list-item>
        <text:list-item>
          <text:p text:style-name="P8">//display.println(); </text:p>
        </text:list-item>
        <text:list-item>
          <text:p text:style-name="P6"><text:span text:style-name="T3">writeLn1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3">Serial</text:span>.<text:span text:style-name="T3">print</text:span><text:span text:style-name="T5">(</text:span><text:span text:style-name="T2">"Writing Reg "</text:span><text:span text:style-name="T5">)</text:span>;</text:p>
        </text:list-item>
        <text:list-item>
          <text:p text:style-name="P6"><text:span text:style-name="T3">Serial</text:span>.<text:span text:style-name="T3">print</text:span><text:span text:style-name="T5">(</text:span>regNum<text:span text:style-name="T5">)</text:span>;</text:p>
        </text:list-item>
        <text:list-item>
          <text:p text:style-name="P6"><text:span text:style-name="T3">Serial</text:span>.<text:span text:style-name="T3">print</text:span><text:span text:style-name="T5">(</text:span><text:span text:style-name="T2">"..."</text:span><text:span text:style-name="T5">)</text:span>;</text:p>
        </text:list-item>
        <text:list-item>
          <text:p text:style-name="P6"><text:span text:style-name="T3">Serial</text:span>.<text:span text:style-name="T3">print</text:span><text:span text:style-name="T5">(</text:span>i<text:span text:style-name="T5">)</text:span>;</text:p>
        </text:list-item>
        <text:list-item>
          <text:p text:style-name="P6"><text:span text:style-name="T3">Serial</text:span>.<text:span text:style-name="T3">print</text:span><text:span text:style-name="T5">(</text:span><text:span text:style-name="T2">" LineCount1 is "</text:span><text:span text:style-name="T5">)</text:span>;</text:p>
        </text:list-item>
        <text:list-item>
          <text:p text:style-name="P6"><text:span text:style-name="T3">Serial</text:span>.<text:span text:style-name="T3">print</text:span><text:span text:style-name="T5">(</text:span>lineCount1<text:span text:style-name="T5">)</text:span>;</text:p>
        </text:list-item>
        <text:list-item>
          <text:p text:style-name="P6"><text:span text:style-name="T3">Serial</text:span>.<text:span text:style-name="T3">print</text:span><text:span text:style-name="T5">(</text:span><text:span text:style-name="T2">" Register-&gt;"</text:span><text:span text:style-name="T5">)</text:span>;</text:p>
        </text:list-item>
        <text:list-item>
          <text:p text:style-name="P6"><text:span text:style-name="T3">Serial</text:span>.<text:span text:style-name="T3">print</text:span><text:span text:style-name="T5">(</text:span>regNum<text:span text:style-name="T5">)</text:span>;</text:p>
        </text:list-item>
        <text:list-item>
          <text:p text:style-name="P6"><text:span text:style-name="T1">switch</text:span><text:span text:style-name="T5">(</text:span>regNum<text:span text:style-name="T5">){</text:span></text:p>
        </text:list-item>
        <text:list-item>
          <text:p text:style-name="P6"><text:span text:style-name="T1">case</text:span> <text:span text:style-name="T2">0</text:span>: lastValue1=<text:span text:style-name="T3">readRegister0</text:span><text:span text:style-name="T5">()</text:span>;</text:p>
        </text:list-item>
        <text:list-item>
          <text:p text:style-name="P6"><text:span text:style-name="T1">break</text:span>;</text:p>
        </text:list-item>
        <text:list-item>
          <text:p text:style-name="P6"><text:soft-page-break/><text:span text:style-name="T1">case</text:span> <text:span text:style-name="T2">1</text:span>: </text:p>
        </text:list-item>
        <text:list-item>
          <text:p text:style-name="P8">//writeRegister0(1);</text:p>
        </text:list-item>
        <text:list-item>
          <text:p text:style-name="P6">lastValue1=<text:span text:style-name="T3">readRegister1</text:span><text:span text:style-name="T5">()</text:span>;</text:p>
        </text:list-item>
        <text:list-item>
          <text:p text:style-name="P6"><text:span text:style-name="T1">break</text:span>;</text:p>
        </text:list-item>
        <text:list-item>
          <text:p text:style-name="P8">/*</text:p>
        </text:list-item>
        <text:list-item>
          <text:p text:style-name="P8">case 2: lastValue1=readRegister2();</text:p>
        </text:list-item>
        <text:list-item>
          <text:p text:style-name="P8">break;</text:p>
        </text:list-item>
        <text:list-item>
          <text:p text:style-name="P8">case 3: lastValue1=readRegister3();</text:p>
        </text:list-item>
        <text:list-item>
          <text:p text:style-name="P8">break; </text:p>
        </text:list-item>
        <text:list-item>
          <text:p text:style-name="P8">*/</text:p>
        </text:list-item>
        <text:list-item>
          <text:p text:style-name="P6"><text:span text:style-name="T1">default</text:span>: </text:p>
        </text:list-item>
        <text:list-item>
          <text:p text:style-name="P6"><text:span text:style-name="T3">writeStr1</text:span><text:span text:style-name="T5">(</text:span><text:span text:style-name="T2">" ... INV reg "</text:span><text:span text:style-name="T5">)</text:span>;</text:p>
        </text:list-item>
        <text:list-item>
          <text:p text:style-name="P6"><text:span text:style-name="T3">writeRegister0</text:span><text:span text:style-name="T5">(</text:span>regNum<text:span text:style-name="T5">)</text:span>;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6"><text:span text:style-name="T3">writeInt1</text:span><text:span text:style-name="T5">(</text:span>regNum<text:span text:style-name="T5">)</text:span>;</text:p>
        </text:list-item>
        <text:list-item>
          <text:p text:style-name="P6"><text:span text:style-name="T3">writeLn1</text:span><text:span text:style-name="T5">()</text:span>; </text:p>
        </text:list-item>
        <text:list-item>
          <text:p text:style-name="P6">lastValue1 =<text:span text:style-name="T2">0</text:span>;</text:p>
        </text:list-item>
        <text:list-item>
          <text:p text:style-name="P6"><text:span text:style-name="T1">break</text:span>; </text:p>
        </text:list-item>
        <text:list-item>
          <text:p text:style-name="P6"><text:span text:style-name="T5">}</text:span> </text:p>
        </text:list-item>
        <text:list-item>
          <text:p text:style-name="P8">//writeRegister0(0);</text:p>
        </text:list-item>
        <text:list-item>
          <text:p text:style-name="P8">//delay(1000);</text:p>
        </text:list-item>
        <text:list-item>
          <text:p text:style-name="P8">// lastValue1=readRegister1();</text:p>
        </text:list-item>
        <text:list-item>
          <text:p text:style-name="P16"/>
        </text:list-item>
        <text:list-item>
          <text:p text:style-name="P6"><text:span text:style-name="T3">Serial</text:span>.<text:span text:style-name="T3">print</text:span><text:span text:style-name="T5">(</text:span><text:span text:style-name="T2">" Reading ..."</text:span><text:span text:style-name="T5">)</text:span>;</text:p>
        </text:list-item>
        <text:list-item>
          <text:p text:style-name="P6"><text:span text:style-name="T3">Serial</text:span>.<text:span text:style-name="T3">println</text:span><text:span text:style-name="T5">(</text:span>lastValue1<text:span text:style-name="T5">)</text:span>;</text:p>
        </text:list-item>
        <text:list-item>
          <text:p text:style-name="P6"><text:span text:style-name="T3">Serial</text:span>.<text:span text:style-name="T3">println</text:span><text:span text:style-name="T5">()</text:span>;</text:p>
        </text:list-item>
        <text:list-item>
          <text:p text:style-name="P8">//display.setCursor(0,30);</text:p>
        </text:list-item>
        <text:list-item>
          <text:p text:style-name="P6"><text:span text:style-name="T3">writeStr1</text:span><text:span text:style-name="T5">(</text:span><text:span text:style-name="T2">"Reading ... "</text:span><text:span text:style-name="T5">)</text:span>;</text:p>
        </text:list-item>
        <text:list-item>
          <text:p text:style-name="P6"><text:soft-page-break/><text:span text:style-name="T3">writeInt1</text:span><text:span text:style-name="T5">(</text:span>lastValue1<text:span text:style-name="T5">)</text:span>;</text:p>
        </text:list-item>
        <text:list-item>
          <text:p text:style-name="P6"><text:span text:style-name="T3">writeLn1</text:span><text:span text:style-name="T5">()</text:span>; </text:p>
        </text:list-item>
        <text:list-item>
          <text:p text:style-name="P6"><text:span text:style-name="T3">display</text:span>.<text:span text:style-name="T3">display</text:span><text:span text:style-name="T5">()</text:span>; </text:p>
        </text:list-item>
        <text:list-item>
          <text:p text:style-name="P22"/>
        </text:list-item>
        <text:list-item>
          <text:p text:style-name="P6"><text:span text:style-name="T1">switch</text:span><text:span text:style-name="T5">(</text:span>regNum<text:span text:style-name="T5">){</text:span></text:p>
        </text:list-item>
        <text:list-item>
          <text:p text:style-name="P6"><text:span text:style-name="T1">case</text:span> <text:span text:style-name="T2">0</text:span>: <text:span text:style-name="T3">writeRegister0</text:span><text:span text:style-name="T5">(</text:span>i<text:span text:style-name="T5">)</text:span>;</text:p>
        </text:list-item>
        <text:list-item>
          <text:p text:style-name="P6"><text:span text:style-name="T1">break</text:span>;</text:p>
        </text:list-item>
        <text:list-item>
          <text:p text:style-name="P6"><text:span text:style-name="T1">case</text:span> <text:span text:style-name="T2">1</text:span>: </text:p>
        </text:list-item>
        <text:list-item>
          <text:p text:style-name="P6"><text:span text:style-name="T3">writeRegister0</text:span><text:span text:style-name="T5">(</text:span><text:span text:style-name="T2">1</text:span><text:span text:style-name="T5">)</text:span>;</text:p>
        </text:list-item>
        <text:list-item>
          <text:p text:style-name="P6"><text:span text:style-name="T3">writeRegister1</text:span><text:span text:style-name="T5">(</text:span>i<text:span text:style-name="T5">)</text:span>;</text:p>
        </text:list-item>
        <text:list-item>
          <text:p text:style-name="P6"><text:span text:style-name="T1">break</text:span>;</text:p>
        </text:list-item>
        <text:list-item>
          <text:p text:style-name="P8">/*</text:p>
        </text:list-item>
        <text:list-item>
          <text:p text:style-name="P8">case 2: writeRegister2(i);</text:p>
        </text:list-item>
        <text:list-item>
          <text:p text:style-name="P8">break;</text:p>
        </text:list-item>
        <text:list-item>
          <text:p text:style-name="P8">case 3: writeRegister3(i);</text:p>
        </text:list-item>
        <text:list-item>
          <text:p text:style-name="P8">break; </text:p>
        </text:list-item>
        <text:list-item>
          <text:p text:style-name="P8">*/</text:p>
        </text:list-item>
        <text:list-item>
          <text:p text:style-name="P6"><text:span text:style-name="T1">default</text:span>: </text:p>
        </text:list-item>
        <text:list-item>
          <text:p text:style-name="P6"><text:span text:style-name="T3">writeStr1</text:span><text:span text:style-name="T5">(</text:span><text:span text:style-name="T2">" ... INV reg "</text:span><text:span text:style-name="T5">)</text:span>;</text:p>
        </text:list-item>
        <text:list-item>
          <text:p text:style-name="P6"><text:span text:style-name="T3">writeRegister0</text:span><text:span text:style-name="T5">(</text:span>regNum<text:span text:style-name="T5">)</text:span>;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6"><text:span text:style-name="T3">writeInt1</text:span><text:span text:style-name="T5">(</text:span>regNum<text:span text:style-name="T5">)</text:span>;</text:p>
        </text:list-item>
        <text:list-item>
          <text:p text:style-name="P6"><text:span text:style-name="T3">writeLn1</text:span><text:span text:style-name="T5">()</text:span>; </text:p>
        </text:list-item>
        <text:list-item>
          <text:p text:style-name="P6"><text:span text:style-name="T1">break</text:span>;</text:p>
        </text:list-item>
        <text:list-item>
          <text:p text:style-name="P6"><text:span text:style-name="T5">}</text:span> </text:p>
        </text:list-item>
        <text:list-item>
          <text:p text:style-name="P8">//writeRegister0(0);</text:p>
        </text:list-item>
        <text:list-item>
          <text:p text:style-name="P8">//delay(1000); </text:p>
        </text:list-item>
        <text:list-item>
          <text:p text:style-name="P6"><text:span text:style-name="T5">}</text:span> </text:p>
        </text:list-item>
        <text:list-item>
          <text:p text:style-name="P12"><text:soft-page-break/>}</text:p>
        </text:list-item>
        <text:list-item>
          <text:p text:style-name="P16"/>
        </text:list-item>
        <text:list-item>
          <text:p text:style-name="P8">/*</text:p>
        </text:list-item>
        <text:list-item>
          <text:p text:style-name="P8">void testModule4()</text:p>
        </text:list-item>
        <text:list-item>
          <text:p text:style-name="P8">{</text:p>
        </text:list-item>
        <text:list-item>
          <text:p text:style-name="P8">// Sept6, 2022 --- test module 4 verified to work</text:p>
        </text:list-item>
        <text:list-item>
          <text:p text:style-name="P16"/>
        </text:list-item>
        <text:list-item>
          <text:p text:style-name="P8">Serial.println("Hello from testModule4()");</text:p>
        </text:list-item>
        <text:list-item>
          <text:p text:style-name="P8">digitalWrite(latchPinReg2,HIGH);</text:p>
        </text:list-item>
        <text:list-item>
          <text:p text:style-name="P8">digitalWrite(latchPinReg3,LOW);</text:p>
        </text:list-item>
        <text:list-item>
          <text:p text:style-name="P8">delay(1000);</text:p>
        </text:list-item>
        <text:list-item>
          <text:p text:style-name="P8">digitalWrite(latchPinReg2,LOW);</text:p>
        </text:list-item>
        <text:list-item>
          <text:p text:style-name="P8">digitalWrite(latchPinReg3,HIGH);</text:p>
        </text:list-item>
        <text:list-item>
          <text:p text:style-name="P8">delay(1000);</text:p>
        </text:list-item>
        <text:list-item>
          <text:p text:style-name="P8">}</text:p>
        </text:list-item>
        <text:list-item>
          <text:p text:style-name="P16"/>
        </text:list-item>
        <text:list-item>
          <text:p text:style-name="P8">*/</text:p>
        </text:list-item>
        <text:list-item>
          <text:p text:style-name="P16"/>
        </text:list-item>
        <text:list-item>
          <text:p text:style-name="P6"><text:span text:style-name="T6">void</text:span> <text:span text:style-name="T3">testdrawline</text:span><text:span text:style-name="T5">()</text:span> <text:span text:style-name="T5">{</text:span></text:p>
        </text:list-item>
        <text:list-item>
          <text:p text:style-name="P6"><text:span text:style-name="T6">int16_t</text:span> i;</text:p>
        </text:list-item>
        <text:list-item>
          <text:p text:style-name="P16"/>
        </text:list-item>
        <text:list-item>
          <text:p text:style-name="P6"><text:span text:style-name="T3">display</text:span>.<text:span text:style-name="T3">clearDisplay</text:span><text:span text:style-name="T5">()</text:span>;<text:span text:style-name="T4"> // Clear display buffer</text:span></text:p>
        </text:list-item>
        <text:list-item>
          <text:p text:style-name="P16"/>
        </text:list-item>
        <text:list-item>
          <text:p text:style-name="P6"><text:span text:style-name="T1">for</text:span><text:span text:style-name="T5">(</text:span>i=<text:span text:style-name="T2">0</text:span>; i&lt;<text:span text:style-name="T3">display</text:span>.<text:span text:style-name="T3">width</text:span><text:span text:style-name="T5">()</text:span>; i+=<text:span text:style-name="T2">4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drawLine</text:span><text:span text:style-name="T5">(</text:span><text:span text:style-name="T2">0</text:span>, <text:span text:style-name="T2">0</text:span>, i, <text:span text:style-name="T3">display</text:span>.<text:span text:style-name="T3">height</text:span><text:span text:style-name="T5">()</text:span>-<text:span text:style-name="T2">1</text:span>, SSD1306_WHITE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text:span text:style-name="T4"> // Update screen with each newly-drawn line</text:span></text:p>
        </text:list-item>
        <text:list-item>
          <text:p text:style-name="P6"><text:soft-page-break/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2">}</text:p>
        </text:list-item>
        <text:list-item>
          <text:p text:style-name="P6"><text:span text:style-name="T1">for</text:span><text:span text:style-name="T5">(</text:span>i=<text:span text:style-name="T2">0</text:span>; i&lt;<text:span text:style-name="T3">display</text:span>.<text:span text:style-name="T3">height</text:span><text:span text:style-name="T5">()</text:span>; i+=<text:span text:style-name="T2">4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drawLine</text:span><text:span text:style-name="T5">(</text:span><text:span text:style-name="T2">0</text:span>, <text:span text:style-name="T2">0</text:span>, <text:span text:style-name="T3">display</text:span>.<text:span text:style-name="T3">width</text:span><text:span text:style-name="T5">()</text:span>-<text:span text:style-name="T2">1</text:span>, i, SSD1306_WHITE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2">}</text:p>
        </text:list-item>
        <text:list-item>
          <text:p text:style-name="P6"><text:span text:style-name="T3">delay</text:span><text:span text:style-name="T5">(</text:span><text:span text:style-name="T2">250</text:span><text:span text:style-name="T5">)</text:span>;</text:p>
        </text:list-item>
        <text:list-item>
          <text:p text:style-name="P16"/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1">for</text:span><text:span text:style-name="T5">(</text:span>i=<text:span text:style-name="T2">0</text:span>; i&lt;<text:span text:style-name="T3">display</text:span>.<text:span text:style-name="T3">width</text:span><text:span text:style-name="T5">()</text:span>; i+=<text:span text:style-name="T2">4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drawLine</text:span><text:span text:style-name="T5">(</text:span><text:span text:style-name="T2">0</text:span>, <text:span text:style-name="T3">display</text:span>.<text:span text:style-name="T3">height</text:span><text:span text:style-name="T5">()</text:span>-<text:span text:style-name="T2">1</text:span>, i, <text:span text:style-name="T2">0</text:span>, SSD1306_WHITE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2">}</text:p>
        </text:list-item>
        <text:list-item>
          <text:p text:style-name="P6"><text:span text:style-name="T1">for</text:span><text:span text:style-name="T5">(</text:span>i=<text:span text:style-name="T3">display</text:span>.<text:span text:style-name="T3">height</text:span><text:span text:style-name="T5">()</text:span>-<text:span text:style-name="T2">1</text:span>; i&gt;=<text:span text:style-name="T2">0</text:span>; i-=<text:span text:style-name="T2">4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drawLine</text:span><text:span text:style-name="T5">(</text:span><text:span text:style-name="T2">0</text:span>, <text:span text:style-name="T3">display</text:span>.<text:span text:style-name="T3">height</text:span><text:span text:style-name="T5">()</text:span>-<text:span text:style-name="T2">1</text:span>, <text:span text:style-name="T3">display</text:span>.<text:span text:style-name="T3">width</text:span><text:span text:style-name="T5">()</text:span>-<text:span text:style-name="T2">1</text:span>, i, SSD1306_WHITE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2">}</text:p>
        </text:list-item>
        <text:list-item>
          <text:p text:style-name="P6"><text:span text:style-name="T3">delay</text:span><text:span text:style-name="T5">(</text:span><text:span text:style-name="T2">250</text:span><text:span text:style-name="T5">)</text:span>;</text:p>
        </text:list-item>
        <text:list-item>
          <text:p text:style-name="P16"/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6"><text:soft-page-break/><text:span text:style-name="T1">for</text:span><text:span text:style-name="T5">(</text:span>i=<text:span text:style-name="T3">display</text:span>.<text:span text:style-name="T3">width</text:span><text:span text:style-name="T5">()</text:span>-<text:span text:style-name="T2">1</text:span>; i&gt;=<text:span text:style-name="T2">0</text:span>; i-=<text:span text:style-name="T2">4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drawLine</text:span><text:span text:style-name="T5">(</text:span><text:span text:style-name="T3">display</text:span>.<text:span text:style-name="T3">width</text:span><text:span text:style-name="T5">()</text:span>-<text:span text:style-name="T2">1</text:span>, <text:span text:style-name="T3">display</text:span>.<text:span text:style-name="T3">height</text:span><text:span text:style-name="T5">()</text:span>-<text:span text:style-name="T2">1</text:span>, i, <text:span text:style-name="T2">0</text:span>, SSD1306_WHITE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2">}</text:p>
        </text:list-item>
        <text:list-item>
          <text:p text:style-name="P6"><text:span text:style-name="T1">for</text:span><text:span text:style-name="T5">(</text:span>i=<text:span text:style-name="T3">display</text:span>.<text:span text:style-name="T3">height</text:span><text:span text:style-name="T5">()</text:span>-<text:span text:style-name="T2">1</text:span>; i&gt;=<text:span text:style-name="T2">0</text:span>; i-=<text:span text:style-name="T2">4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drawLine</text:span><text:span text:style-name="T5">(</text:span><text:span text:style-name="T3">display</text:span>.<text:span text:style-name="T3">width</text:span><text:span text:style-name="T5">()</text:span>-<text:span text:style-name="T2">1</text:span>, <text:span text:style-name="T3">display</text:span>.<text:span text:style-name="T3">height</text:span><text:span text:style-name="T5">()</text:span>-<text:span text:style-name="T2">1</text:span>, <text:span text:style-name="T2">0</text:span>, i, SSD1306_WHITE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2">}</text:p>
        </text:list-item>
        <text:list-item>
          <text:p text:style-name="P6"><text:span text:style-name="T3">delay</text:span><text:span text:style-name="T5">(</text:span><text:span text:style-name="T2">250</text:span><text:span text:style-name="T5">)</text:span>;</text:p>
        </text:list-item>
        <text:list-item>
          <text:p text:style-name="P16"/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1">for</text:span><text:span text:style-name="T5">(</text:span>i=<text:span text:style-name="T2">0</text:span>; i&lt;<text:span text:style-name="T3">display</text:span>.<text:span text:style-name="T3">height</text:span><text:span text:style-name="T5">()</text:span>; i+=<text:span text:style-name="T2">4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drawLine</text:span><text:span text:style-name="T5">(</text:span><text:span text:style-name="T3">display</text:span>.<text:span text:style-name="T3">width</text:span><text:span text:style-name="T5">()</text:span>-<text:span text:style-name="T2">1</text:span>, <text:span text:style-name="T2">0</text:span>, <text:span text:style-name="T2">0</text:span>, i, SSD1306_WHITE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2">}</text:p>
        </text:list-item>
        <text:list-item>
          <text:p text:style-name="P6"><text:span text:style-name="T1">for</text:span><text:span text:style-name="T5">(</text:span>i=<text:span text:style-name="T2">0</text:span>; i&lt;<text:span text:style-name="T3">display</text:span>.<text:span text:style-name="T3">width</text:span><text:span text:style-name="T5">()</text:span>; i+=<text:span text:style-name="T2">4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drawLine</text:span><text:span text:style-name="T5">(</text:span><text:span text:style-name="T3">display</text:span>.<text:span text:style-name="T3">width</text:span><text:span text:style-name="T5">()</text:span>-<text:span text:style-name="T2">1</text:span>, <text:span text:style-name="T2">0</text:span>, i, <text:span text:style-name="T3">display</text:span>.<text:span text:style-name="T3">height</text:span><text:span text:style-name="T5">()</text:span>-<text:span text:style-name="T2">1</text:span>, SSD1306_WHITE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2">}</text:p>
        </text:list-item>
        <text:list-item>
          <text:p text:style-name="P16"><text:soft-page-break/></text:p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text:span text:style-name="T4"> // Pause for 2 seconds</text:span>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testdrawrect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1">for</text:span><text:span text:style-name="T5">(</text:span><text:span text:style-name="T6">int16_t</text:span> i=<text:span text:style-name="T2">0</text:span>; i&lt;<text:span text:style-name="T3">display</text:span>.<text:span text:style-name="T3">height</text:span><text:span text:style-name="T5">()</text:span>/<text:span text:style-name="T2">2</text:span>; i+=<text:span text:style-name="T2">2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drawRect</text:span><text:span text:style-name="T5">(</text:span>i, i, <text:span text:style-name="T3">display</text:span>.<text:span text:style-name="T3">width</text:span><text:span text:style-name="T5">()</text:span>-<text:span text:style-name="T2">2</text:span>*i, <text:span text:style-name="T3">display</text:span>.<text:span text:style-name="T3">height</text:span><text:span text:style-name="T5">()</text:span>-<text:span text:style-name="T2">2</text:span>*i, SSD1306_WHITE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text:span text:style-name="T4"> // Update screen with each newly-drawn rectangle</text:span></text:p>
        </text:list-item>
        <text:list-item>
          <text:p text:style-name="P6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testfillrect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1">for</text:span><text:span text:style-name="T5">(</text:span><text:span text:style-name="T6">int16_t</text:span> i=<text:span text:style-name="T2">0</text:span>; i&lt;<text:span text:style-name="T3">display</text:span>.<text:span text:style-name="T3">height</text:span><text:span text:style-name="T5">()</text:span>/<text:span text:style-name="T2">2</text:span>; i+=<text:span text:style-name="T2">3</text:span><text:span text:style-name="T5">)</text:span> <text:span text:style-name="T5">{</text:span></text:p>
        </text:list-item>
        <text:list-item>
          <text:p text:style-name="P8">// The INVERSE color is used so rectangles alternate white/black</text:p>
        </text:list-item>
        <text:list-item>
          <text:p text:style-name="P6"><text:span text:style-name="T3">display</text:span>.<text:span text:style-name="T3">fillRect</text:span><text:span text:style-name="T5">(</text:span>i, i, <text:span text:style-name="T3">display</text:span>.<text:span text:style-name="T3">width</text:span><text:span text:style-name="T5">()</text:span>-i*<text:span text:style-name="T2">2</text:span>, <text:span text:style-name="T3">display</text:span>.<text:span text:style-name="T3">height</text:span><text:span text:style-name="T5">()</text:span>-i*<text:span text:style-name="T2">2</text:span>, SSD1306_INVERSE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text:span text:style-name="T4"> // Update screen with each newly-drawn rectangle</text:span></text:p>
        </text:list-item>
        <text:list-item>
          <text:p text:style-name="P6"><text:soft-page-break/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testdrawcircle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1">for</text:span><text:span text:style-name="T5">(</text:span><text:span text:style-name="T6">int16_t</text:span> i=<text:span text:style-name="T2">0</text:span>; i&lt;<text:span text:style-name="T3">max</text:span><text:span text:style-name="T5">(</text:span><text:span text:style-name="T3">display</text:span>.<text:span text:style-name="T3">width</text:span><text:span text:style-name="T5">()</text:span>,<text:span text:style-name="T3">display</text:span>.<text:span text:style-name="T3">height</text:span><text:span text:style-name="T5">())</text:span>/<text:span text:style-name="T2">2</text:span>; i+=<text:span text:style-name="T2">2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drawCircle</text:span><text:span text:style-name="T5">(</text:span><text:span text:style-name="T3">display</text:span>.<text:span text:style-name="T3">width</text:span><text:span text:style-name="T5">()</text:span>/<text:span text:style-name="T2">2</text:span>, <text:span text:style-name="T3">display</text:span>.<text:span text:style-name="T3">height</text:span><text:span text:style-name="T5">()</text:span>/<text:span text:style-name="T2">2</text:span>, i, SSD1306_WHITE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testfillcircle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1">for</text:span><text:span text:style-name="T5">(</text:span><text:span text:style-name="T6">int16_t</text:span> i=<text:span text:style-name="T3">max</text:span><text:span text:style-name="T5">(</text:span><text:span text:style-name="T3">display</text:span>.<text:span text:style-name="T3">width</text:span><text:span text:style-name="T5">()</text:span>,<text:span text:style-name="T3">display</text:span>.<text:span text:style-name="T3">height</text:span><text:span text:style-name="T5">())</text:span>/<text:span text:style-name="T2">2</text:span>; i&gt;<text:span text:style-name="T2">0</text:span>; i-=<text:span text:style-name="T2">3</text:span><text:span text:style-name="T5">)</text:span> <text:span text:style-name="T5">{</text:span></text:p>
        </text:list-item>
        <text:list-item>
          <text:p text:style-name="P8">// The INVERSE color is used so circles alternate white/black</text:p>
        </text:list-item>
        <text:list-item>
          <text:p text:style-name="P6"><text:soft-page-break/><text:span text:style-name="T3">display</text:span>.<text:span text:style-name="T3">fillCircle</text:span><text:span text:style-name="T5">(</text:span><text:span text:style-name="T3">display</text:span>.<text:span text:style-name="T3">width</text:span><text:span text:style-name="T5">()</text:span> / <text:span text:style-name="T2">2</text:span>, <text:span text:style-name="T3">display</text:span>.<text:span text:style-name="T3">height</text:span><text:span text:style-name="T5">()</text:span> / <text:span text:style-name="T2">2</text:span>, i, SSD1306_INVERSE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text:span text:style-name="T4"> // Update screen with each newly-drawn circle</text:span></text:p>
        </text:list-item>
        <text:list-item>
          <text:p text:style-name="P6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testdrawroundrect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1">for</text:span><text:span text:style-name="T5">(</text:span><text:span text:style-name="T6">int16_t</text:span> i=<text:span text:style-name="T2">0</text:span>; i&lt;<text:span text:style-name="T3">display</text:span>.<text:span text:style-name="T3">height</text:span><text:span text:style-name="T5">()</text:span>/<text:span text:style-name="T2">2</text:span>-<text:span text:style-name="T2">2</text:span>; i+=<text:span text:style-name="T2">2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drawRoundRect</text:span><text:span text:style-name="T5">(</text:span>i, i, <text:span text:style-name="T3">display</text:span>.<text:span text:style-name="T3">width</text:span><text:span text:style-name="T5">()</text:span>-<text:span text:style-name="T2">2</text:span>*i, <text:span text:style-name="T3">display</text:span>.<text:span text:style-name="T3">height</text:span><text:span text:style-name="T5">()</text:span>-<text:span text:style-name="T2">2</text:span>*i,</text:p>
        </text:list-item>
        <text:list-item>
          <text:p text:style-name="P6"><text:span text:style-name="T3">display</text:span>.<text:span text:style-name="T3">height</text:span><text:span text:style-name="T5">()</text:span>/<text:span text:style-name="T2">4</text:span>, SSD1306_WHITE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testfillroundrect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1">for</text:span><text:span text:style-name="T5">(</text:span><text:span text:style-name="T6">int16_t</text:span> i=<text:span text:style-name="T2">0</text:span>; i&lt;<text:span text:style-name="T3">display</text:span>.<text:span text:style-name="T3">height</text:span><text:span text:style-name="T5">()</text:span>/<text:span text:style-name="T2">2</text:span>-<text:span text:style-name="T2">2</text:span>; i+=<text:span text:style-name="T2">2</text:span><text:span text:style-name="T5">)</text:span> <text:span text:style-name="T5">{</text:span></text:p>
        </text:list-item>
        <text:list-item>
          <text:p text:style-name="P8"><text:soft-page-break/>// The INVERSE color is used so round-rects alternate white/black</text:p>
        </text:list-item>
        <text:list-item>
          <text:p text:style-name="P6"><text:span text:style-name="T3">display</text:span>.<text:span text:style-name="T3">fillRoundRect</text:span><text:span text:style-name="T5">(</text:span>i, i, <text:span text:style-name="T3">display</text:span>.<text:span text:style-name="T3">width</text:span><text:span text:style-name="T5">()</text:span>-<text:span text:style-name="T2">2</text:span>*i, <text:span text:style-name="T3">display</text:span>.<text:span text:style-name="T3">height</text:span><text:span text:style-name="T5">()</text:span>-<text:span text:style-name="T2">2</text:span>*i,</text:p>
        </text:list-item>
        <text:list-item>
          <text:p text:style-name="P6"><text:span text:style-name="T3">display</text:span>.<text:span text:style-name="T3">height</text:span><text:span text:style-name="T5">()</text:span>/<text:span text:style-name="T2">4</text:span>, SSD1306_INVERSE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testdrawtriangle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1">for</text:span><text:span text:style-name="T5">(</text:span><text:span text:style-name="T6">int16_t</text:span> i=<text:span text:style-name="T2">0</text:span>; i&lt;<text:span text:style-name="T3">max</text:span><text:span text:style-name="T5">(</text:span><text:span text:style-name="T3">display</text:span>.<text:span text:style-name="T3">width</text:span><text:span text:style-name="T5">()</text:span>,<text:span text:style-name="T3">display</text:span>.<text:span text:style-name="T3">height</text:span><text:span text:style-name="T5">())</text:span>/<text:span text:style-name="T2">2</text:span>; i+=<text:span text:style-name="T2">5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drawTriangle</text:span><text:span text:style-name="T5">(</text:span></text:p>
        </text:list-item>
        <text:list-item>
          <text:p text:style-name="P6"><text:span text:style-name="T3">display</text:span>.<text:span text:style-name="T3">width</text:span><text:span text:style-name="T5">()</text:span>/<text:span text:style-name="T2">2</text:span> , <text:span text:style-name="T3">display</text:span>.<text:span text:style-name="T3">height</text:span><text:span text:style-name="T5">()</text:span>/<text:span text:style-name="T2">2</text:span>-i,</text:p>
        </text:list-item>
        <text:list-item>
          <text:p text:style-name="P6"><text:span text:style-name="T3">display</text:span>.<text:span text:style-name="T3">width</text:span><text:span text:style-name="T5">()</text:span>/<text:span text:style-name="T2">2</text:span>-i, <text:span text:style-name="T3">display</text:span>.<text:span text:style-name="T3">height</text:span><text:span text:style-name="T5">()</text:span>/<text:span text:style-name="T2">2</text:span>+i,</text:p>
        </text:list-item>
        <text:list-item>
          <text:p text:style-name="P6"><text:span text:style-name="T3">display</text:span>.<text:span text:style-name="T3">width</text:span><text:span text:style-name="T5">()</text:span>/<text:span text:style-name="T2">2</text:span>+i, <text:span text:style-name="T3">display</text:span>.<text:span text:style-name="T3">height</text:span><text:span text:style-name="T5">()</text:span>/<text:span text:style-name="T2">2</text:span>+i, SSD1306_WHITE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2">}</text:p>
        </text:list-item>
        <text:list-item>
          <text:p text:style-name="P16"><text:soft-page-break/></text:p>
        </text:list-item>
        <text:list-item>
          <text:p text:style-name="P6"><text:span text:style-name="T6">void</text:span> <text:span text:style-name="T3">testfilltriangle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1">for</text:span><text:span text:style-name="T5">(</text:span><text:span text:style-name="T6">int16_t</text:span> i=<text:span text:style-name="T3">max</text:span><text:span text:style-name="T5">(</text:span><text:span text:style-name="T3">display</text:span>.<text:span text:style-name="T3">width</text:span><text:span text:style-name="T5">()</text:span>,<text:span text:style-name="T3">display</text:span>.<text:span text:style-name="T3">height</text:span><text:span text:style-name="T5">())</text:span>/<text:span text:style-name="T2">2</text:span>; i&gt;<text:span text:style-name="T2">0</text:span>; i-=<text:span text:style-name="T2">5</text:span><text:span text:style-name="T5">)</text:span> <text:span text:style-name="T5">{</text:span></text:p>
        </text:list-item>
        <text:list-item>
          <text:p text:style-name="P8">// The INVERSE color is used so triangles alternate white/black</text:p>
        </text:list-item>
        <text:list-item>
          <text:p text:style-name="P6"><text:span text:style-name="T3">display</text:span>.<text:span text:style-name="T3">fillTriangle</text:span><text:span text:style-name="T5">(</text:span></text:p>
        </text:list-item>
        <text:list-item>
          <text:p text:style-name="P6"><text:span text:style-name="T3">display</text:span>.<text:span text:style-name="T3">width</text:span><text:span text:style-name="T5">()</text:span>/<text:span text:style-name="T2">2</text:span> , <text:span text:style-name="T3">display</text:span>.<text:span text:style-name="T3">height</text:span><text:span text:style-name="T5">()</text:span>/<text:span text:style-name="T2">2</text:span>-i,</text:p>
        </text:list-item>
        <text:list-item>
          <text:p text:style-name="P6"><text:span text:style-name="T3">display</text:span>.<text:span text:style-name="T3">width</text:span><text:span text:style-name="T5">()</text:span>/<text:span text:style-name="T2">2</text:span>-i, <text:span text:style-name="T3">display</text:span>.<text:span text:style-name="T3">height</text:span><text:span text:style-name="T5">()</text:span>/<text:span text:style-name="T2">2</text:span>+i,</text:p>
        </text:list-item>
        <text:list-item>
          <text:p text:style-name="P6"><text:span text:style-name="T3">display</text:span>.<text:span text:style-name="T3">width</text:span><text:span text:style-name="T5">()</text:span>/<text:span text:style-name="T2">2</text:span>+i, <text:span text:style-name="T3">display</text:span>.<text:span text:style-name="T3">height</text:span><text:span text:style-name="T5">()</text:span>/<text:span text:style-name="T2">2</text:span>+i, SSD1306_INVERSE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testdrawchar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3">display</text:span>.<text:span text:style-name="T3">setTextSize</text:span><text:span text:style-name="T5">(</text:span><text:span text:style-name="T2">1</text:span><text:span text:style-name="T5">)</text:span>;<text:span text:style-name="T4"> // Normal 1:1 pixel scale</text:span></text:p>
        </text:list-item>
        <text:list-item>
          <text:p text:style-name="P6"><text:span text:style-name="T3">display</text:span>.<text:span text:style-name="T3">setTextColor</text:span><text:span text:style-name="T5">(</text:span>SSD1306_WHITE<text:span text:style-name="T5">)</text:span>;<text:span text:style-name="T4"> // Draw white text</text:span></text:p>
        </text:list-item>
        <text:list-item>
          <text:p text:style-name="P6"><text:span text:style-name="T3">display</text:span>.<text:span text:style-name="T3">setCursor</text:span><text:span text:style-name="T5">(</text:span><text:span text:style-name="T2">0</text:span>, <text:span text:style-name="T2">0</text:span><text:span text:style-name="T5">)</text:span>;<text:span text:style-name="T4"> // Start at top-left corner</text:span></text:p>
        </text:list-item>
        <text:list-item>
          <text:p text:style-name="P6"><text:soft-page-break/><text:span text:style-name="T3">display</text:span>.<text:span text:style-name="T3">cp437</text:span><text:span text:style-name="T5">(</text:span><text:span text:style-name="T2">true</text:span><text:span text:style-name="T5">)</text:span>;<text:span text:style-name="T4"> // Use full 256 char 'Code Page 437' font</text:span></text:p>
        </text:list-item>
        <text:list-item>
          <text:p text:style-name="P16"/>
        </text:list-item>
        <text:list-item>
          <text:p text:style-name="P8">// Not all the characters will fit on the display. This is normal.</text:p>
        </text:list-item>
        <text:list-item>
          <text:p text:style-name="P8">// Library will draw what it can and the rest will be clipped.</text:p>
        </text:list-item>
        <text:list-item>
          <text:p text:style-name="P6"><text:span text:style-name="T1">for</text:span><text:span text:style-name="T5">(</text:span><text:span text:style-name="T6">int16_t</text:span> i=<text:span text:style-name="T2">0</text:span>; i&lt;<text:span text:style-name="T2">256</text:span>; i++<text:span text:style-name="T5">)</text:span> <text:span text:style-name="T5">{</text:span></text:p>
        </text:list-item>
        <text:list-item>
          <text:p text:style-name="P6"><text:span text:style-name="T1">if</text:span><text:span text:style-name="T5">(</text:span>i == '<text:span text:style-name="T2">\n</text:span>'<text:span text:style-name="T5">)</text:span> <text:span text:style-name="T3">display</text:span>.<text:span text:style-name="T3">write</text:span><text:span text:style-name="T5">(</text:span>' '<text:span text:style-name="T5">)</text:span>;</text:p>
        </text:list-item>
        <text:list-item>
          <text:p text:style-name="P6"><text:span text:style-name="T1">else</text:span> <text:span text:style-name="T3">display</text:span>.<text:span text:style-name="T3">write</text:span><text:span text:style-name="T5">(</text:span>i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testdrawstyles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3">display</text:span>.<text:span text:style-name="T3">setTextSize</text:span><text:span text:style-name="T5">(</text:span><text:span text:style-name="T2">1</text:span><text:span text:style-name="T5">)</text:span>;<text:span text:style-name="T4"> // Normal 1:1 pixel scale</text:span></text:p>
        </text:list-item>
        <text:list-item>
          <text:p text:style-name="P6"><text:span text:style-name="T3">display</text:span>.<text:span text:style-name="T3">setTextColor</text:span><text:span text:style-name="T5">(</text:span>SSD1306_WHITE<text:span text:style-name="T5">)</text:span>;<text:span text:style-name="T4"> // Draw white text</text:span></text:p>
        </text:list-item>
        <text:list-item>
          <text:p text:style-name="P6"><text:span text:style-name="T3">display</text:span>.<text:span text:style-name="T3">setCursor</text:span><text:span text:style-name="T5">(</text:span><text:span text:style-name="T2">0</text:span>,<text:span text:style-name="T2">0</text:span><text:span text:style-name="T5">)</text:span>;<text:span text:style-name="T4"> // Start at top-left corner</text:span></text:p>
        </text:list-item>
        <text:list-item>
          <text:p text:style-name="P6"><text:span text:style-name="T3">display</text:span>.<text:span text:style-name="T3">println</text:span><text:span text:style-name="T5">(</text:span><text:span text:style-name="T3">F</text:span><text:span text:style-name="T5">(</text:span><text:span text:style-name="T2">"Hello, world!"</text:span><text:span text:style-name="T5">))</text:span>;</text:p>
        </text:list-item>
        <text:list-item>
          <text:p text:style-name="P16"/>
        </text:list-item>
        <text:list-item>
          <text:p text:style-name="P6"><text:span text:style-name="T3">display</text:span>.<text:span text:style-name="T3">setTextColor</text:span><text:span text:style-name="T5">(</text:span>SSD1306_BLACK, SSD1306_WHITE<text:span text:style-name="T5">)</text:span>;<text:span text:style-name="T4"> // Draw 'inverse' text</text:span></text:p>
        </text:list-item>
        <text:list-item>
          <text:p text:style-name="P6"><text:span text:style-name="T3">display</text:span>.<text:span text:style-name="T3">println</text:span><text:span text:style-name="T5">(</text:span><text:span text:style-name="T2">3.141592</text:span><text:span text:style-name="T5">)</text:span>;</text:p>
        </text:list-item>
        <text:list-item>
          <text:p text:style-name="P16"><text:soft-page-break/></text:p>
        </text:list-item>
        <text:list-item>
          <text:p text:style-name="P6"><text:span text:style-name="T3">display</text:span>.<text:span text:style-name="T3">setTextSize</text:span><text:span text:style-name="T5">(</text:span><text:span text:style-name="T2">2</text:span><text:span text:style-name="T5">)</text:span>;<text:span text:style-name="T4"> // Draw 2X-scale text</text:span></text:p>
        </text:list-item>
        <text:list-item>
          <text:p text:style-name="P6"><text:span text:style-name="T3">display</text:span>.<text:span text:style-name="T3">setTextColor</text:span><text:span text:style-name="T5">(</text:span>SSD1306_WHITE<text:span text:style-name="T5">)</text:span>;</text:p>
        </text:list-item>
        <text:list-item>
          <text:p text:style-name="P6"><text:span text:style-name="T3">display</text:span>.<text:span text:style-name="T3">print</text:span><text:span text:style-name="T5">(</text:span><text:span text:style-name="T3">F</text:span><text:span text:style-name="T5">(</text:span><text:span text:style-name="T2">"0x"</text:span><text:span text:style-name="T5">))</text:span>; <text:span text:style-name="T3">display</text:span>.<text:span text:style-name="T3">println</text:span><text:span text:style-name="T5">(</text:span>0x<text:span text:style-name="T2">DEADBEEF</text:span>, HEX<text:span text:style-name="T5">)</text:span>;</text:p>
        </text:list-item>
        <text:list-item>
          <text:p text:style-name="P16"/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testscrolltext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3">display</text:span>.<text:span text:style-name="T3">setTextSize</text:span><text:span text:style-name="T5">(</text:span><text:span text:style-name="T2">2</text:span><text:span text:style-name="T5">)</text:span>;<text:span text:style-name="T4"> // Draw 2X-scale text</text:span></text:p>
        </text:list-item>
        <text:list-item>
          <text:p text:style-name="P6"><text:span text:style-name="T3">display</text:span>.<text:span text:style-name="T3">setTextColor</text:span><text:span text:style-name="T5">(</text:span>SSD1306_WHITE<text:span text:style-name="T5">)</text:span>;</text:p>
        </text:list-item>
        <text:list-item>
          <text:p text:style-name="P6"><text:span text:style-name="T3">display</text:span>.<text:span text:style-name="T3">setCursor</text:span><text:span text:style-name="T5">(</text:span><text:span text:style-name="T2">10</text:span>, <text:span text:style-name="T2">0</text:span><text:span text:style-name="T5">)</text:span>;</text:p>
        </text:list-item>
        <text:list-item>
          <text:p text:style-name="P6"><text:span text:style-name="T3">display</text:span>.<text:span text:style-name="T3">println</text:span><text:span text:style-name="T5">(</text:span><text:span text:style-name="T3">F</text:span><text:span text:style-name="T5">(</text:span><text:span text:style-name="T2">"scroll"</text:span><text:span text:style-name="T5">))</text:span>;</text:p>
        </text:list-item>
        <text:list-item>
          <text:p text:style-name="P6"><text:span text:style-name="T3">display</text:span>.<text:span text:style-name="T3">display</text:span><text:span text:style-name="T5">()</text:span>;<text:span text:style-name="T4"> // Show initial text</text:span></text:p>
        </text:list-item>
        <text:list-item>
          <text:p text:style-name="P6"><text:span text:style-name="T3">delay</text:span><text:span text:style-name="T5">(</text:span><text:span text:style-name="T2">100</text:span><text:span text:style-name="T5">)</text:span>;</text:p>
        </text:list-item>
        <text:list-item>
          <text:p text:style-name="P16"/>
        </text:list-item>
        <text:list-item>
          <text:p text:style-name="P8">// Scroll in various directions, pausing in-between:</text:p>
        </text:list-item>
        <text:list-item>
          <text:p text:style-name="P6"><text:span text:style-name="T3">display</text:span>.<text:span text:style-name="T3">startscrollright</text:span><text:span text:style-name="T5">(</text:span>0x<text:span text:style-name="T2">00</text:span>, 0x<text:span text:style-name="T2">0F</text:span><text:span text:style-name="T5">)</text:span>;</text:p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6"><text:span text:style-name="T3">display</text:span>.<text:span text:style-name="T3">stopscroll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6"><text:span text:style-name="T3">display</text:span>.<text:span text:style-name="T3">startscrollleft</text:span><text:span text:style-name="T5">(</text:span>0x<text:span text:style-name="T2">00</text:span>, 0x<text:span text:style-name="T2">0F</text:span><text:span text:style-name="T5">)</text:span>;</text:p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6"><text:span text:style-name="T3">display</text:span>.<text:span text:style-name="T3">stopscroll</text:span><text:span text:style-name="T5">()</text:span>;</text:p>
        </text:list-item>
        <text:list-item>
          <text:p text:style-name="P6"><text:soft-page-break/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6"><text:span text:style-name="T3">display</text:span>.<text:span text:style-name="T3">startscrolldiagright</text:span><text:span text:style-name="T5">(</text:span>0x<text:span text:style-name="T2">00</text:span>, 0x<text:span text:style-name="T2">07</text:span><text:span text:style-name="T5">)</text:span>;</text:p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6"><text:span text:style-name="T3">display</text:span>.<text:span text:style-name="T3">startscrolldiagleft</text:span><text:span text:style-name="T5">(</text:span>0x<text:span text:style-name="T2">00</text:span>, 0x<text:span text:style-name="T2">07</text:span><text:span text:style-name="T5">)</text:span>;</text:p>
        </text:list-item>
        <text:list-item>
          <text:p text:style-name="P6"><text:span text:style-name="T3">delay</text:span><text:span text:style-name="T5">(</text:span><text:span text:style-name="T2">2000</text:span><text:span text:style-name="T5">)</text:span>;</text:p>
        </text:list-item>
        <text:list-item>
          <text:p text:style-name="P6"><text:span text:style-name="T3">display</text:span>.<text:span text:style-name="T3">stopscroll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6">void</text:span> <text:span text:style-name="T3">testdrawbitmap</text:span><text:span text:style-name="T5">(</text:span><text:span text:style-name="T6">void</text:span><text:span text:style-name="T5">)</text:span> <text:span text:style-name="T5">{</text:span></text:p>
        </text:list-item>
        <text:list-item>
          <text:p text:style-name="P6"><text:span text:style-name="T3">display</text:span>.<text:span text:style-name="T3">clearDisplay</text:span><text:span text:style-name="T5">()</text:span>;</text:p>
        </text:list-item>
        <text:list-item>
          <text:p text:style-name="P16"/>
        </text:list-item>
        <text:list-item>
          <text:p text:style-name="P6"><text:span text:style-name="T3">display</text:span>.<text:span text:style-name="T3">drawBitmap</text:span><text:span text:style-name="T5">(</text:span></text:p>
        </text:list-item>
        <text:list-item>
          <text:p text:style-name="P6"><text:span text:style-name="T5">(</text:span><text:span text:style-name="T3">display</text:span>.<text:span text:style-name="T3">width</text:span><text:span text:style-name="T5">()</text:span> - LOGO_WIDTH <text:span text:style-name="T5">)</text:span> / <text:span text:style-name="T2">2</text:span>,</text:p>
        </text:list-item>
        <text:list-item>
          <text:p text:style-name="P6"><text:span text:style-name="T5">(</text:span><text:span text:style-name="T3">display</text:span>.<text:span text:style-name="T3">height</text:span><text:span text:style-name="T5">()</text:span> - LOGO_HEIGHT<text:span text:style-name="T5">)</text:span> / <text:span text:style-name="T2">2</text:span>,</text:p>
        </text:list-item>
        <text:list-item>
          <text:p text:style-name="P6">logo_bmp, LOGO_WIDTH, LOGO_HEIGHT, <text:span text:style-name="T2">1</text:span><text:span text:style-name="T5">)</text:span>;</text:p>
        </text:list-item>
        <text:list-item>
          <text:p text:style-name="P6"><text:span text:style-name="T3">display</text:span>.<text:span text:style-name="T3">display</text:span><text:span text:style-name="T5">()</text:span>;</text:p>
        </text:list-item>
        <text:list-item>
          <text:p text:style-name="P6"><text:span text:style-name="T3">delay</text:span><text:span text:style-name="T5">(</text:span><text:span text:style-name="T2">1000</text:span>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1">#define</text:span> <text:span text:style-name="T3">XPOS</text:span> <text:span text:style-name="T2">0</text:span><text:span text:style-name="T4"> // Indexes into the 'icons' array in function below</text:span></text:p>
        </text:list-item>
        <text:list-item>
          <text:p text:style-name="P6"><text:span text:style-name="T1">#define</text:span> <text:span text:style-name="T3">YPOS</text:span> <text:span text:style-name="T2">1</text:span></text:p>
        </text:list-item>
        <text:list-item>
          <text:p text:style-name="P6"><text:span text:style-name="T1">#define</text:span> <text:span text:style-name="T3">DELTAY</text:span> <text:span text:style-name="T2">2</text:span></text:p>
        </text:list-item>
        <text:list-item>
          <text:p text:style-name="P16"/>
        </text:list-item>
        <text:list-item>
          <text:p text:style-name="P6"><text:span text:style-name="T6">void</text:span> <text:span text:style-name="T3">testanimate</text:span><text:span text:style-name="T5">(</text:span><text:span text:style-name="T6">const</text:span> <text:span text:style-name="T6">uint8_t</text:span> <text:span text:style-name="T6">*</text:span><text:span text:style-name="T5">bitmap</text:span>, <text:span text:style-name="T6">uint8_t</text:span> <text:span text:style-name="T5">w</text:span>, <text:span text:style-name="T6">uint8_t</text:span> <text:span text:style-name="T5">h)</text:span> <text:span text:style-name="T5">{</text:span></text:p>
        </text:list-item>
        <text:list-item>
          <text:p text:style-name="P6"><text:span text:style-name="T6">int8_t</text:span> f, <text:span text:style-name="T3">icons</text:span>[NUMFLAKES][<text:span text:style-name="T2">3</text:span>];</text:p>
        </text:list-item>
        <text:list-item>
          <text:p text:style-name="P16"><text:soft-page-break/></text:p>
        </text:list-item>
        <text:list-item>
          <text:p text:style-name="P8">// Initialize 'snowflake' positions</text:p>
        </text:list-item>
        <text:list-item>
          <text:p text:style-name="P6"><text:span text:style-name="T1">for</text:span><text:span text:style-name="T5">(</text:span>f=<text:span text:style-name="T2">0</text:span>; f&lt; NUMFLAKES; f++<text:span text:style-name="T5">)</text:span> <text:span text:style-name="T5">{</text:span></text:p>
        </text:list-item>
        <text:list-item>
          <text:p text:style-name="P6"><text:span text:style-name="T3">icons</text:span>[f][XPOS] = <text:span text:style-name="T3">random</text:span><text:span text:style-name="T5">(</text:span><text:span text:style-name="T2">1</text:span> - LOGO_WIDTH, <text:span text:style-name="T3">display</text:span>.<text:span text:style-name="T3">width</text:span><text:span text:style-name="T5">())</text:span>;</text:p>
        </text:list-item>
        <text:list-item>
          <text:p text:style-name="P6"><text:span text:style-name="T3">icons</text:span>[f][YPOS] = -LOGO_HEIGHT;</text:p>
        </text:list-item>
        <text:list-item>
          <text:p text:style-name="P6"><text:span text:style-name="T3">icons</text:span>[f][DELTAY] = <text:span text:style-name="T3">random</text:span><text:span text:style-name="T5">(</text:span><text:span text:style-name="T2">1</text:span>, <text:span text:style-name="T2">6</text:span><text:span text:style-name="T5">)</text:span>;</text:p>
        </text:list-item>
        <text:list-item>
          <text:p text:style-name="P6"><text:span text:style-name="T3">Serial</text:span>.<text:span text:style-name="T3">print</text:span><text:span text:style-name="T5">(</text:span><text:span text:style-name="T3">F</text:span><text:span text:style-name="T5">(</text:span><text:span text:style-name="T2">"x: "</text:span><text:span text:style-name="T5">))</text:span>;</text:p>
        </text:list-item>
        <text:list-item>
          <text:p text:style-name="P6"><text:span text:style-name="T3">Serial</text:span>.<text:span text:style-name="T3">print</text:span><text:span text:style-name="T5">(</text:span><text:span text:style-name="T3">icons</text:span>[f][XPOS], DEC<text:span text:style-name="T5">)</text:span>;</text:p>
        </text:list-item>
        <text:list-item>
          <text:p text:style-name="P6"><text:span text:style-name="T3">Serial</text:span>.<text:span text:style-name="T3">print</text:span><text:span text:style-name="T5">(</text:span><text:span text:style-name="T3">F</text:span><text:span text:style-name="T5">(</text:span><text:span text:style-name="T2">" y: "</text:span><text:span text:style-name="T5">))</text:span>;</text:p>
        </text:list-item>
        <text:list-item>
          <text:p text:style-name="P6"><text:span text:style-name="T3">Serial</text:span>.<text:span text:style-name="T3">print</text:span><text:span text:style-name="T5">(</text:span><text:span text:style-name="T3">icons</text:span>[f][YPOS], DEC<text:span text:style-name="T5">)</text:span>;</text:p>
        </text:list-item>
        <text:list-item>
          <text:p text:style-name="P6"><text:span text:style-name="T3">Serial</text:span>.<text:span text:style-name="T3">print</text:span><text:span text:style-name="T5">(</text:span><text:span text:style-name="T3">F</text:span><text:span text:style-name="T5">(</text:span><text:span text:style-name="T2">" dy: "</text:span><text:span text:style-name="T5">))</text:span>;</text:p>
        </text:list-item>
        <text:list-item>
          <text:p text:style-name="P6"><text:span text:style-name="T3">Serial</text:span>.<text:span text:style-name="T3">println</text:span><text:span text:style-name="T5">(</text:span><text:span text:style-name="T3">icons</text:span>[f][DELTAY], DEC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1">for</text:span><text:span text:style-name="T5">(</text:span><text:span text:style-name="T6">int</text:span> i=<text:span text:style-name="T2">1</text:span>;i&lt;<text:span text:style-name="T2">3</text:span>;i++<text:span text:style-name="T5">)</text:span> <text:span text:style-name="T5">{</text:span><text:span text:style-name="T4"> // changed to loop 2 times from Loop forever...</text:span></text:p>
        </text:list-item>
        <text:list-item>
          <text:p text:style-name="P6"><text:span text:style-name="T3">display</text:span>.<text:span text:style-name="T3">clearDisplay</text:span><text:span text:style-name="T5">()</text:span>;<text:span text:style-name="T4"> // Clear the display buffer</text:span></text:p>
        </text:list-item>
        <text:list-item>
          <text:p text:style-name="P16"/>
        </text:list-item>
        <text:list-item>
          <text:p text:style-name="P8">// Draw each snowflake:</text:p>
        </text:list-item>
        <text:list-item>
          <text:p text:style-name="P6"><text:span text:style-name="T1">for</text:span><text:span text:style-name="T5">(</text:span>f=<text:span text:style-name="T2">0</text:span>; f&lt; NUMFLAKES; f++<text:span text:style-name="T5">)</text:span> <text:span text:style-name="T5">{</text:span></text:p>
        </text:list-item>
        <text:list-item>
          <text:p text:style-name="P6"><text:span text:style-name="T3">display</text:span>.<text:span text:style-name="T3">drawBitmap</text:span><text:span text:style-name="T5">(</text:span><text:span text:style-name="T3">icons</text:span>[f][XPOS], <text:span text:style-name="T3">icons</text:span>[f][YPOS], bitmap, w, h, SSD1306_WHITE<text:span text:style-name="T5">)</text:span>;</text:p>
        </text:list-item>
        <text:list-item>
          <text:p text:style-name="P12">}</text:p>
        </text:list-item>
        <text:list-item>
          <text:p text:style-name="P16"/>
        </text:list-item>
        <text:list-item>
          <text:p text:style-name="P6"><text:span text:style-name="T3">display</text:span>.<text:span text:style-name="T3">display</text:span><text:span text:style-name="T5">()</text:span>;<text:span text:style-name="T4"> // Show the display buffer on the screen</text:span></text:p>
        </text:list-item>
        <text:list-item>
          <text:p text:style-name="P6"><text:span text:style-name="T3">delay</text:span><text:span text:style-name="T5">(</text:span><text:span text:style-name="T2">200</text:span><text:span text:style-name="T5">)</text:span>;<text:span text:style-name="T4"> // Pause for 1/10 second</text:span></text:p>
        </text:list-item>
        <text:list-item>
          <text:p text:style-name="P16"><text:soft-page-break/></text:p>
        </text:list-item>
        <text:list-item>
          <text:p text:style-name="P8">// Then update coordinates of each flake...</text:p>
        </text:list-item>
        <text:list-item>
          <text:p text:style-name="P6"><text:span text:style-name="T1">for</text:span><text:span text:style-name="T5">(</text:span>f=<text:span text:style-name="T2">0</text:span>; f&lt; NUMFLAKES; f++<text:span text:style-name="T5">)</text:span> <text:span text:style-name="T5">{</text:span></text:p>
        </text:list-item>
        <text:list-item>
          <text:p text:style-name="P6"><text:span text:style-name="T3">icons</text:span>[f][YPOS] += <text:span text:style-name="T3">icons</text:span>[f][DELTAY];</text:p>
        </text:list-item>
        <text:list-item>
          <text:p text:style-name="P8">// If snowflake is off the bottom of the screen...</text:p>
        </text:list-item>
        <text:list-item>
          <text:p text:style-name="P6"><text:span text:style-name="T1">if</text:span> <text:span text:style-name="T5">(</text:span><text:span text:style-name="T3">icons</text:span>[f][YPOS] &gt;= <text:span text:style-name="T3">display</text:span>.<text:span text:style-name="T3">height</text:span><text:span text:style-name="T5">())</text:span> <text:span text:style-name="T5">{</text:span></text:p>
        </text:list-item>
        <text:list-item>
          <text:p text:style-name="P8">// Reinitialize to a random position, just off the top</text:p>
        </text:list-item>
        <text:list-item>
          <text:p text:style-name="P6"><text:span text:style-name="T3">icons</text:span>[f][XPOS] = <text:span text:style-name="T3">random</text:span><text:span text:style-name="T5">(</text:span><text:span text:style-name="T2">1</text:span> - LOGO_WIDTH, <text:span text:style-name="T3">display</text:span>.<text:span text:style-name="T3">width</text:span><text:span text:style-name="T5">())</text:span>;</text:p>
        </text:list-item>
        <text:list-item>
          <text:p text:style-name="P6"><text:span text:style-name="T3">icons</text:span>[f][YPOS] = -LOGO_HEIGHT;</text:p>
        </text:list-item>
        <text:list-item>
          <text:p text:style-name="P6"><text:span text:style-name="T3">icons</text:span>[f][DELTAY] = <text:span text:style-name="T3">random</text:span><text:span text:style-name="T5">(</text:span><text:span text:style-name="T2">1</text:span>, <text:span text:style-name="T2">6</text:span><text:span text:style-name="T5">)</text:span>;</text:p>
        </text:list-item>
        <text:list-item>
          <text:p text:style-name="P12">}</text:p>
        </text:list-item>
        <text:list-item>
          <text:p text:style-name="P12">}</text:p>
        </text:list-item>
        <text:list-item>
          <text:p text:style-name="P12">}</text:p>
        </text:list-item>
        <text:list-item>
          <text:p text:style-name="P12">}</text:p>
        </text:list-item>
        <text:list-item>
          <text:p text:style-name="P6"/>
        </text:list-item>
      </text:list>
      <text:p text:style-name="P4"/>
      <text:p text:style-name="P4"/>
      <text:p text:style-name="P4"/>
      <text:p text:style-name="P18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d8856" officeooo:paragraph-rsid="000d885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K-EDGE 1 Project <text:s text:c="4"/>© 2022 Diana Kanecki, DM (ABD), MBA, ACS, Bio. Sci. <text:s text:c="2"/>Page <text:page-number text:select-page="current">109</text:page-number><text:s/>of <text:page-count>109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04:11:06.081087715</meta:creation-date>
    <dc:date>2022-11-27T04:22:31.337783391</dc:date>
    <meta:editing-duration>PT50S</meta:editing-duration>
    <meta:editing-cycles>1</meta:editing-cycles>
    <meta:document-statistic meta:table-count="0" meta:image-count="0" meta:object-count="0" meta:page-count="109" meta:paragraph-count="2508" meta:word-count="9903" meta:character-count="71288" meta:non-whitespace-character-count="65771"/>
    <meta:generator>LibreOffice/6.4.7.2$Linux_X86_64 LibreOffice_project/40$Build-2</meta:generator>
  </office:meta>
</office:document-meta>
</file>